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style:font-face style:name="apple-system" svg:font-family="apple-system, BlinkMacSystemFont, 'Segoe UI', Helvetica, Arial, sans-serif, 'Apple Color Emoji', 'Segoe UI Emoji'"/>
    <style:font-face style:name="courier" svg:font-family="courier"/>
    <style:font-face style:name="sans-serif" svg:font-family="sans-serif, arial"/>
  </office:font-face-decls>
  <office:automatic-styles>
    <style:style style:name="P1" style:family="paragraph" style:parent-style-name="Heading_20_1">
      <style:text-properties fo:font-variant="normal" fo:text-transform="none" fo:color="#000000" loext:opacity="100%" style:font-name="Liberation Sans" fo:font-size="14pt" fo:letter-spacing="normal" fo:font-style="normal" fo:font-weight="bold" officeooo:paragraph-rsid="0011419a" style:font-size-asian="14pt" style:font-weight-asian="bold" style:font-size-complex="14pt" style:font-weight-complex="bold"/>
    </style:style>
    <style:style style:name="P2" style:family="paragraph" style:parent-style-name="Heading_20_2">
      <style:text-properties fo:color="#000000" loext:opacity="100%" style:font-name="Liberation Sans" fo:font-size="14pt" style:font-size-asian="14pt" style:font-size-complex="14pt"/>
    </style:style>
    <style:style style:name="P3" style:family="paragraph" style:parent-style-name="Heading_20_3">
      <style:text-properties fo:color="#000000" loext:opacity="100%" style:font-name="Liberation Sans" fo:font-size="14pt" fo:font-weight="normal" style:font-size-asian="14pt" style:font-weight-asian="normal" style:font-size-complex="14pt" style:font-weight-complex="normal"/>
    </style:style>
    <style:style style:name="P4" style:family="paragraph" style:parent-style-name="Heading_20_3">
      <style:text-properties fo:color="#000000" loext:opacity="100%" style:font-name="Liberation Sans" fo:font-size="14pt" style:font-size-asian="14pt" style:font-size-complex="14pt"/>
    </style:style>
    <style:style style:name="P5" style:family="paragraph" style:parent-style-name="Heading_20_4">
      <style:text-properties fo:color="#000000" loext:opacity="100%" style:font-name="Liberation Sans" fo:font-size="14pt" style:font-size-asian="14pt" style:font-size-complex="14pt"/>
    </style:style>
    <style:style style:name="P6" style:family="paragraph" style:parent-style-name="Heading_20_4">
      <style:text-properties fo:color="#000000" loext:opacity="100%" style:font-name="Liberation Sans" fo:font-size="14pt" officeooo:paragraph-rsid="001db8ff" style:font-size-asian="14pt" style:font-size-complex="14pt"/>
    </style:style>
    <style:style style:name="P7" style:family="paragraph" style:parent-style-name="Heading_20_4">
      <style:text-properties fo:color="#000000" loext:opacity="100%" style:font-name="Liberation Sans" fo:font-size="14pt" officeooo:paragraph-rsid="0026197b" style:font-size-asian="14pt" style:font-size-complex="14pt"/>
    </style:style>
    <style:style style:name="P8" style:family="paragraph" style:parent-style-name="Heading_20_4">
      <style:text-properties fo:color="#000000" loext:opacity="100%" style:font-name="Liberation Sans" fo:font-size="14pt" officeooo:paragraph-rsid="002a93d5" style:font-size-asian="14pt" style:font-size-complex="14pt"/>
    </style:style>
    <style:style style:name="P9" style:family="paragraph" style:parent-style-name="Heading_20_4">
      <style:text-properties fo:color="#000000" loext:opacity="100%" style:font-name="Liberation Sans" fo:font-size="14pt" fo:font-weight="normal" officeooo:rsid="001e9c1f" officeooo:paragraph-rsid="001e9c1f" style:font-size-asian="14pt" style:font-weight-asian="normal" style:font-size-complex="14pt" style:font-weight-complex="normal"/>
    </style:style>
    <style:style style:name="P10" style:family="paragraph" style:parent-style-name="Preformatted_20_Text">
      <style:paragraph-properties fo:margin-left="0cm" fo:margin-right="0cm" fo:text-indent="0cm" style:auto-text-indent="false" style:writing-mode="lr-tb"/>
    </style:style>
    <style:style style:name="P11"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2" style:family="paragraph" style:parent-style-name="Preformatted_20_Text">
      <style:text-properties fo:font-variant="normal" fo:text-transform="none" fo:color="#000000" loext:opacity="100%" style:font-name="Liberation Sans" fo:font-size="14pt" fo:letter-spacing="normal" fo:font-style="normal" fo:font-weight="normal" officeooo:paragraph-rsid="001a7140" style:font-size-asian="14pt" style:font-size-complex="14pt"/>
    </style:style>
    <style:style style:name="P13" style:family="paragraph" style:parent-style-name="Preformatted_20_Text">
      <style:paragraph-properties fo:margin-top="0cm" fo:margin-bottom="0cm" style:contextual-spacing="false" fo:orphans="2" fo:widows="2" fo:text-indent="0cm" style:auto-text-indent="false"/>
      <style:text-properties fo:font-variant="normal" fo:text-transform="none" fo:color="#000000" loext:opacity="100%" style:font-name="Liberation Sans" fo:font-size="14pt" fo:letter-spacing="normal" fo:font-style="normal" fo:font-weight="normal" style:font-size-asian="14pt" style:font-size-complex="14pt"/>
    </style:style>
    <style:style style:name="P14" style:family="paragraph" style:parent-style-name="Preformatted_20_Text">
      <style:paragraph-properties fo:orphans="2" fo:widows="2" fo:text-indent="0cm" style:auto-text-indent="false"/>
      <style:text-properties fo:font-variant="normal" fo:text-transform="none" fo:color="#000000" loext:opacity="100%" style:font-name="Liberation Sans" fo:font-size="14pt" fo:letter-spacing="normal" style:font-size-asian="14pt" style:font-size-complex="14pt"/>
    </style:style>
    <style:style style:name="P15" style:family="paragraph" style:parent-style-name="Preformatted_20_Text">
      <style:paragraph-properties fo:margin-top="0cm" fo:margin-bottom="0.499cm" style:contextual-spacing="false" style:writing-mode="lr-tb"/>
    </style:style>
    <style:style style:name="P16" style:family="paragraph" style:parent-style-name="Preformatted_20_Text">
      <style:paragraph-properties style:writing-mode="lr-tb"/>
    </style:style>
    <style:style style:name="P17" style:family="paragraph" style:parent-style-name="Preformatted_20_Text">
      <style:paragraph-properties fo:margin-top="0cm" fo:margin-bottom="0cm" style:contextual-spacing="false" fo:orphans="2" fo:widows="2" fo:text-indent="0cm" style:auto-text-indent="false"/>
    </style:style>
    <style:style style:name="P18" style:family="paragraph" style:parent-style-name="Preformatted_20_Text" style:list-style-name="L35">
      <style:paragraph-properties fo:margin-left="0cm" fo:margin-right="0cm" fo:margin-top="0cm" fo:margin-bottom="0.499cm" style:contextual-spacing="false" fo:text-indent="0cm" style:auto-text-indent="false" style:writing-mode="lr-tb"/>
    </style:style>
    <style:style style:name="P19" style:family="paragraph" style:parent-style-name="Preformatted_20_Text">
      <style:paragraph-properties fo:margin-top="0cm" fo:margin-bottom="0.499cm" style:contextual-spacing="false" style:writing-mode="lr-tb"/>
      <style:text-properties officeooo:paragraph-rsid="001c52de"/>
    </style:style>
    <style:style style:name="P20" style:family="paragraph" style:parent-style-name="Preformatted_20_Text" style:list-style-name="L39">
      <style:paragraph-properties fo:margin-top="0cm" fo:margin-bottom="0.499cm" style:contextual-spacing="false" style:writing-mode="lr-tb"/>
    </style:style>
    <style:style style:name="P21" style:family="paragraph" style:parent-style-name="Preformatted_20_Text" style:list-style-name="L39">
      <style:paragraph-properties fo:margin-left="0cm" fo:margin-right="0cm" fo:margin-top="0cm" fo:margin-bottom="0.499cm" style:contextual-spacing="false" fo:text-indent="0cm" style:auto-text-indent="false" style:writing-mode="lr-tb"/>
    </style:style>
    <style:style style:name="P22" style:family="paragraph" style:parent-style-name="Preformatted_20_Text" style:list-style-name="L39">
      <style:paragraph-properties fo:margin-left="0cm" fo:margin-right="0cm" fo:text-indent="0cm" style:auto-text-indent="false" style:writing-mode="lr-tb"/>
    </style:style>
    <style:style style:name="P23" style:family="paragraph" style:parent-style-name="Preformatted_20_Text" style:list-style-name="L41">
      <style:paragraph-properties fo:margin-left="0cm" fo:margin-right="0cm" fo:margin-top="0cm" fo:margin-bottom="0.499cm" style:contextual-spacing="false" fo:text-indent="0cm" style:auto-text-indent="false" style:writing-mode="lr-tb"/>
    </style:style>
    <style:style style:name="P24" style:family="paragraph" style:parent-style-name="Preformatted_20_Text" style:list-style-name="L43">
      <style:paragraph-properties fo:margin-left="0cm" fo:margin-right="0cm" fo:margin-top="0cm" fo:margin-bottom="0.499cm" style:contextual-spacing="false" fo:text-indent="0cm" style:auto-text-indent="false" style:writing-mode="lr-tb"/>
    </style:style>
    <style:style style:name="P25" style:family="paragraph" style:parent-style-name="Preformatted_20_Text">
      <style:text-properties fo:color="#000000" loext:opacity="100%" style:font-name="Liberation Sans" fo:font-size="14pt" fo:font-style="normal" style:font-size-asian="14pt" style:font-style-asian="normal" style:font-size-complex="14pt" style:font-style-complex="normal"/>
    </style:style>
    <style:style style:name="P26" style:family="paragraph" style:parent-style-name="Preformatted_20_Text">
      <style:text-properties fo:color="#000000" loext:opacity="100%" style:font-name="Liberation Sans" fo:font-size="14pt" style:font-size-asian="14pt" style:font-size-complex="14pt"/>
    </style:style>
    <style:style style:name="P27" style:family="paragraph" style:parent-style-name="Preformatted_20_Text">
      <style:paragraph-properties fo:margin-top="0cm" fo:margin-bottom="0.499cm" style:contextual-spacing="false" fo:orphans="2" fo:widows="2" fo:text-indent="0cm" style:auto-text-indent="false"/>
      <style:text-properties fo:color="#000000" loext:opacity="100%" style:font-name="Liberation Sans" fo:font-size="14pt" style:font-size-asian="14pt" style:font-size-complex="14pt"/>
    </style:style>
    <style:style style:name="P28" style:family="paragraph" style:parent-style-name="Preformatted_20_Text" style:list-style-name="L35">
      <style:text-properties fo:color="#000000" loext:opacity="100%" style:font-name="Liberation Sans" fo:font-size="14pt" style:font-size-asian="14pt" style:font-size-complex="14pt"/>
    </style:style>
    <style:style style:name="P29" style:family="paragraph" style:parent-style-name="Preformatted_20_Text">
      <style:paragraph-properties fo:margin-top="0cm" fo:margin-bottom="0.499cm" style:contextual-spacing="false" style:writing-mode="lr-tb"/>
      <style:text-properties fo:color="#000000" loext:opacity="100%" style:font-name="Liberation Sans" fo:font-size="14pt" officeooo:paragraph-rsid="001c52de" style:font-size-asian="14pt" style:font-size-complex="14pt"/>
    </style:style>
    <style:style style:name="P30" style:family="paragraph" style:parent-style-name="Preformatted_20_Text" style:list-style-name="L39">
      <style:text-properties fo:color="#000000" loext:opacity="100%" style:font-name="Liberation Sans" fo:font-size="14pt" style:font-size-asian="14pt" style:font-size-complex="14pt"/>
    </style:style>
    <style:style style:name="P31" style:family="paragraph" style:parent-style-name="Preformatted_20_Text" style:list-style-name="L43">
      <style:text-properties fo:color="#000000" loext:opacity="100%" style:font-name="Liberation Sans" fo:font-size="14pt" style:font-size-asian="14pt" style:font-size-complex="14pt"/>
    </style:style>
    <style:style style:name="P32" style:family="paragraph" style:parent-style-name="Preformatted_20_Text">
      <style:text-properties fo:color="#000000" loext:opacity="100%" style:font-name="Liberation Sans" fo:font-size="14pt" officeooo:rsid="0029bd0b" officeooo:paragraph-rsid="0029bd0b" style:font-size-asian="14pt" style:font-size-complex="14pt"/>
    </style:style>
    <style:style style:name="P33" style:family="paragraph" style:parent-style-name="Preformatted_20_Text">
      <style:text-properties fo:color="#000000" loext:opacity="100%" style:font-name="Liberation Sans" fo:font-size="14pt" fo:font-weight="normal" style:font-size-asian="14pt" style:font-weight-asian="normal" style:font-size-complex="14pt" style:font-weight-complex="normal"/>
    </style:style>
    <style:style style:name="P34" style:family="paragraph" style:parent-style-name="Standard">
      <style:text-properties officeooo:paragraph-rsid="000c6290"/>
    </style:style>
    <style:style style:name="P35" style:family="paragraph" style:parent-style-name="Standard">
      <style:text-properties officeooo:paragraph-rsid="000d6938"/>
    </style:style>
    <style:style style:name="P36" style:family="paragraph" style:parent-style-name="Standard">
      <style:text-properties fo:font-variant="normal" fo:text-transform="none" fo:color="#000000" loext:opacity="100%" style:font-name="Liberation Sans" fo:font-size="14pt" fo:letter-spacing="normal" fo:font-style="normal" fo:font-weight="normal" officeooo:rsid="000d6938" officeooo:paragraph-rsid="000d6938" style:font-size-asian="14pt" style:font-size-complex="14pt"/>
    </style:style>
    <style:style style:name="P37" style:family="paragraph" style:parent-style-name="Standard">
      <style:text-properties fo:font-variant="normal" fo:text-transform="none" fo:color="#000000" loext:opacity="100%" style:font-name="Liberation Sans" fo:font-size="14pt" fo:letter-spacing="normal" fo:font-style="normal" fo:font-weight="normal" officeooo:rsid="000f44ac" officeooo:paragraph-rsid="000f44ac" style:font-size-asian="14pt" style:font-size-complex="14pt"/>
    </style:style>
    <style:style style:name="P38" style:family="paragraph" style:parent-style-name="Standard">
      <style:text-properties fo:font-variant="normal" fo:text-transform="none" fo:color="#000000" loext:opacity="100%" style:font-name="Liberation Sans" fo:font-size="14pt" fo:letter-spacing="normal" fo:font-style="normal" fo:font-weight="bold" officeooo:rsid="000f44ac" officeooo:paragraph-rsid="000f44ac" style:font-size-asian="14pt" style:font-weight-asian="bold" style:font-size-complex="14pt" style:font-weight-complex="bold"/>
    </style:style>
    <style:style style:name="P39" style:family="paragraph" style:parent-style-name="Standard">
      <style:text-properties fo:color="#000000" loext:opacity="100%" style:font-name="Liberation Sans" fo:font-size="14pt" officeooo:rsid="000c6290" officeooo:paragraph-rsid="000c6290" style:font-size-asian="14pt" style:font-size-complex="14pt"/>
    </style:style>
    <style:style style:name="P40" style:family="paragraph" style:parent-style-name="Standard">
      <style:text-properties fo:color="#000000" loext:opacity="100%" style:font-name="Liberation Sans" fo:font-size="14pt" officeooo:paragraph-rsid="000c6290" style:font-size-asian="14pt" style:font-size-complex="14pt"/>
    </style:style>
    <style:style style:name="P41" style:family="paragraph" style:parent-style-name="Standard" style:list-style-name="L20">
      <style:text-properties fo:color="#000000" loext:opacity="100%" style:font-name="Liberation Sans" fo:font-size="14pt" officeooo:paragraph-rsid="000c6290" style:font-size-asian="14pt" style:font-size-complex="14pt"/>
    </style:style>
    <style:style style:name="P42" style:family="paragraph" style:parent-style-name="Standard" style:list-style-name="L20">
      <style:text-properties fo:color="#000000" loext:opacity="100%" style:font-name="Liberation Sans" fo:font-size="14pt" officeooo:paragraph-rsid="000d6938" style:font-size-asian="14pt" style:font-size-complex="14pt"/>
    </style:style>
    <style:style style:name="P43" style:family="paragraph" style:parent-style-name="Standard">
      <style:text-properties fo:color="#000000" loext:opacity="100%" style:font-name="Liberation Sans" fo:font-size="14pt" officeooo:rsid="000d6938" officeooo:paragraph-rsid="000d6938" style:font-size-asian="14pt" style:font-size-complex="14pt"/>
    </style:style>
    <style:style style:name="P44" style:family="paragraph" style:parent-style-name="Standard">
      <style:text-properties fo:color="#000000" loext:opacity="100%" style:font-name="Liberation Sans" fo:font-size="14pt" fo:font-weight="bold" officeooo:paragraph-rsid="000d6938" style:font-size-asian="14pt" style:font-weight-asian="bold" style:font-size-complex="14pt" style:font-weight-complex="bold"/>
    </style:style>
    <style:style style:name="P45" style:family="paragraph" style:parent-style-name="Standard">
      <style:text-properties fo:color="#000000" loext:opacity="100%" style:font-name="Liberation Sans" fo:font-size="14pt" fo:font-weight="bold" officeooo:rsid="000d6938" officeooo:paragraph-rsid="000d6938" style:font-size-asian="14pt" style:font-weight-asian="bold" style:font-size-complex="14pt" style:font-weight-complex="bold"/>
    </style:style>
    <style:style style:name="P46" style:family="paragraph" style:parent-style-name="Standard">
      <style:text-properties fo:color="#000000" loext:opacity="100%" style:font-name="Liberation Sans" fo:font-size="14pt" fo:font-weight="bold" style:font-size-asian="14pt" style:font-weight-asian="bold" style:font-size-complex="14pt" style:font-weight-complex="bold"/>
    </style:style>
    <style:style style:name="P47" style:family="paragraph" style:parent-style-name="Standard">
      <style:paragraph-properties fo:text-align="center" style:justify-single-word="false">
        <style:tab-stops>
          <style:tab-stop style:position="16.113cm" style:type="right"/>
        </style:tab-stops>
      </style:paragraph-properties>
      <style:text-properties officeooo:paragraph-rsid="002a93d5"/>
    </style:style>
    <style:style style:name="P48" style:family="paragraph" style:parent-style-name="Standard">
      <style:paragraph-properties fo:text-align="center" style:justify-single-word="false">
        <style:tab-stops/>
      </style:paragraph-properties>
      <style:text-properties officeooo:paragraph-rsid="002a93d5"/>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fo:font-style="normal" fo:font-weight="bold" officeooo:paragraph-rsid="0011419a"/>
    </style:style>
    <style:style style:name="P51" style:family="paragraph" style:parent-style-name="Text_20_body">
      <style:text-properties fo:font-style="normal" officeooo:rsid="00132ee7" officeooo:paragraph-rsid="00132ee7" style:font-style-asian="normal" style:font-style-complex="normal"/>
    </style:style>
    <style:style style:name="P52" style:family="paragraph" style:parent-style-name="Text_20_body">
      <style:text-properties fo:font-weight="bold" officeooo:rsid="00190bc9" officeooo:paragraph-rsid="00190bc9" style:font-weight-asian="bold" style:font-weight-complex="bold"/>
    </style:style>
    <style:style style:name="P53" style:family="paragraph" style:parent-style-name="Text_20_body">
      <style:paragraph-properties fo:margin-top="0cm" fo:margin-bottom="0cm" style:contextual-spacing="false"/>
      <style:text-properties fo:font-weight="bold" officeooo:rsid="001e9c1f" officeooo:paragraph-rsid="001e9c1f" style:font-weight-asian="bold" style:font-weight-complex="bold"/>
    </style:style>
    <style:style style:name="P54" style:family="paragraph" style:parent-style-name="Text_20_body">
      <style:paragraph-properties fo:margin-top="0cm" fo:margin-bottom="0cm" style:contextual-spacing="false"/>
      <style:text-properties fo:font-weight="bold" officeooo:rsid="001e9c1f" officeooo:paragraph-rsid="00219933" style:font-weight-asian="bold" style:font-weight-complex="bold"/>
    </style:style>
    <style:style style:name="P55" style:family="paragraph" style:parent-style-name="Text_20_body">
      <style:paragraph-properties fo:margin-top="0cm" fo:margin-bottom="0cm" style:contextual-spacing="false"/>
      <style:text-properties fo:font-weight="bold" officeooo:rsid="001e9c1f" officeooo:paragraph-rsid="0024276a" style:font-weight-asian="bold" style:font-weight-complex="bold"/>
    </style:style>
    <style:style style:name="P56" style:family="paragraph" style:parent-style-name="Text_20_body" style:list-style-name="L57">
      <style:paragraph-properties fo:margin-top="0cm" fo:margin-bottom="0cm" style:contextual-spacing="false"/>
      <style:text-properties fo:font-weight="bold" officeooo:rsid="001e9c1f" officeooo:paragraph-rsid="0024276a" style:font-weight-asian="bold" style:font-weight-complex="bold"/>
    </style:style>
    <style:style style:name="P57" style:family="paragraph" style:parent-style-name="Text_20_body">
      <style:paragraph-properties fo:margin-top="0cm" fo:margin-bottom="0cm" style:contextual-spacing="false"/>
      <style:text-properties fo:font-weight="bold" officeooo:rsid="0028577c" officeooo:paragraph-rsid="0028577c" style:font-weight-asian="bold" style:font-weight-complex="bold"/>
    </style:style>
    <style:style style:name="P58" style:family="paragraph" style:parent-style-name="Text_20_body">
      <style:paragraph-properties fo:margin-top="0cm" fo:margin-bottom="0cm" style:contextual-spacing="false"/>
      <style:text-properties fo:font-weight="bold" officeooo:rsid="0028577c" officeooo:paragraph-rsid="0029bd0b" style:font-weight-asian="bold" style:font-weight-complex="bold"/>
    </style:style>
    <style:style style:name="P59" style:family="paragraph" style:parent-style-name="Text_20_body" style:list-style-name="L17"/>
    <style:style style:name="P60" style:family="paragraph" style:parent-style-name="Text_20_body" style:list-style-name="L17">
      <style:paragraph-properties fo:margin-top="0cm" fo:margin-bottom="0cm" style:contextual-spacing="false"/>
    </style:style>
    <style:style style:name="P61" style:family="paragraph" style:parent-style-name="Text_20_body" style:list-style-name="L18"/>
    <style:style style:name="P62" style:family="paragraph" style:parent-style-name="Text_20_body" style:list-style-name="L18">
      <style:paragraph-properties fo:margin-top="0cm" fo:margin-bottom="0cm" style:contextual-spacing="false"/>
    </style:style>
    <style:style style:name="P63" style:family="paragraph" style:parent-style-name="Text_20_body">
      <style:text-properties fo:font-variant="normal" fo:text-transform="none" fo:color="#000000" loext:opacity="100%" style:font-name="Liberation Sans" fo:font-size="14pt" fo:letter-spacing="normal" fo:font-style="normal" fo:font-weight="bold" officeooo:paragraph-rsid="0011419a" style:font-size-asian="14pt" style:font-weight-asian="bold" style:font-size-complex="14pt" style:font-weight-complex="bold"/>
    </style:style>
    <style:style style:name="P64" style:family="paragraph" style:parent-style-name="Text_20_body">
      <style:text-properties officeooo:paragraph-rsid="000f44ac"/>
    </style:style>
    <style:style style:name="P65" style:family="paragraph" style:parent-style-name="Text_20_body">
      <style:text-properties fo:font-weight="normal" officeooo:paragraph-rsid="0011419a" style:font-weight-asian="normal" style:font-weight-complex="normal"/>
    </style:style>
    <style:style style:name="P66" style:family="paragraph" style:parent-style-name="Text_20_body">
      <style:paragraph-properties fo:margin-top="0cm" fo:margin-bottom="0cm" style:contextual-spacing="false"/>
      <style:text-properties fo:font-weight="normal" officeooo:rsid="001e9c1f" officeooo:paragraph-rsid="00201805" style:font-weight-asian="normal" style:font-weight-complex="normal"/>
    </style:style>
    <style:style style:name="P67" style:family="paragraph" style:parent-style-name="Text_20_body">
      <style:paragraph-properties fo:margin-top="0cm" fo:margin-bottom="0cm" style:contextual-spacing="false"/>
      <style:text-properties fo:font-weight="normal" officeooo:paragraph-rsid="00219933" style:font-weight-asian="normal" style:font-weight-complex="normal"/>
    </style:style>
    <style:style style:name="P68" style:family="paragraph" style:parent-style-name="Text_20_body">
      <style:paragraph-properties fo:margin-top="0cm" fo:margin-bottom="0cm" style:contextual-spacing="false"/>
      <style:text-properties fo:font-weight="normal" officeooo:rsid="0026197b" officeooo:paragraph-rsid="0026197b" style:font-weight-asian="normal" style:font-weight-complex="normal"/>
    </style:style>
    <style:style style:name="P69" style:family="paragraph" style:parent-style-name="Text_20_body">
      <style:paragraph-properties fo:margin-top="0cm" fo:margin-bottom="0cm" style:contextual-spacing="false"/>
      <style:text-properties fo:font-weight="normal" officeooo:rsid="0028577c" officeooo:paragraph-rsid="0028577c" style:font-weight-asian="normal" style:font-weight-complex="normal"/>
    </style:style>
    <style:style style:name="P70" style:family="paragraph" style:parent-style-name="Text_20_body" style:list-style-name="L21"/>
    <style:style style:name="P71" style:family="paragraph" style:parent-style-name="Text_20_body" style:list-style-name="L21">
      <style:paragraph-properties fo:margin-top="0cm" fo:margin-bottom="0cm" style:contextual-spacing="false"/>
    </style:style>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paragraph-properties fo:margin-top="0cm" fo:margin-bottom="0cm" style:contextual-spacing="false"/>
    </style:style>
    <style:style style:name="P75" style:family="paragraph" style:parent-style-name="Text_20_body" style:list-style-name="L25"/>
    <style:style style:name="P76" style:family="paragraph" style:parent-style-name="Text_20_body" style:list-style-name="L25">
      <style:paragraph-properties fo:margin-top="0cm" fo:margin-bottom="0cm" style:contextual-spacing="false"/>
    </style:style>
    <style:style style:name="P77" style:family="paragraph" style:parent-style-name="Text_20_body" style:list-style-name="L30"/>
    <style:style style:name="P78" style:family="paragraph" style:parent-style-name="Text_20_body" style:list-style-name="L30">
      <style:paragraph-properties fo:margin-top="0cm" fo:margin-bottom="0cm" style:contextual-spacing="false"/>
    </style:style>
    <style:style style:name="P79" style:family="paragraph" style:parent-style-name="Text_20_body" style:list-style-name="L30">
      <style:paragraph-properties fo:margin-top="0cm" fo:margin-bottom="0cm" style:contextual-spacing="false" style:writing-mode="lr-tb"/>
    </style:style>
    <style:style style:name="P80" style:family="paragraph" style:parent-style-name="Text_20_body">
      <style:text-properties officeooo:paragraph-rsid="00132ee7"/>
    </style:style>
    <style:style style:name="P81" style:family="paragraph" style:parent-style-name="Text_20_body">
      <style:text-properties officeooo:paragraph-rsid="0013d568"/>
    </style:style>
    <style:style style:name="P82" style:family="paragraph" style:parent-style-name="Text_20_body">
      <style:text-properties officeooo:paragraph-rsid="00152402"/>
    </style:style>
    <style:style style:name="P83" style:family="paragraph" style:parent-style-name="Text_20_body">
      <style:text-properties officeooo:rsid="00190bc9" officeooo:paragraph-rsid="00190bc9"/>
    </style:style>
    <style:style style:name="P84" style:family="paragraph" style:parent-style-name="Text_20_body" style:list-style-name="L32"/>
    <style:style style:name="P85" style:family="paragraph" style:parent-style-name="Text_20_body" style:list-style-name="L32">
      <style:paragraph-properties fo:margin-top="0cm" fo:margin-bottom="0cm" style:contextual-spacing="false"/>
    </style:style>
    <style:style style:name="P86" style:family="paragraph" style:parent-style-name="Text_20_body" style:list-style-name="L33"/>
    <style:style style:name="P87" style:family="paragraph" style:parent-style-name="Text_20_body" style:list-style-name="L35"/>
    <style:style style:name="P88" style:family="paragraph" style:parent-style-name="Text_20_body" style:list-style-name="L37"/>
    <style:style style:name="P89" style:family="paragraph" style:parent-style-name="Text_20_body" style:list-style-name="L37">
      <style:paragraph-properties fo:margin-top="0cm" fo:margin-bottom="0cm" style:contextual-spacing="false"/>
    </style:style>
    <style:style style:name="P90" style:family="paragraph" style:parent-style-name="Text_20_body" style:list-style-name="L38"/>
    <style:style style:name="P91" style:family="paragraph" style:parent-style-name="Text_20_body" style:list-style-name="L38">
      <style:paragraph-properties fo:margin-top="0cm" fo:margin-bottom="0cm" style:contextual-spacing="false"/>
    </style:style>
    <style:style style:name="P92" style:family="paragraph" style:parent-style-name="Text_20_body" style:list-style-name="L39"/>
    <style:style style:name="P93" style:family="paragraph" style:parent-style-name="Text_20_body" style:list-style-name="L39">
      <style:paragraph-properties fo:margin-top="0cm" fo:margin-bottom="0cm" style:contextual-spacing="false"/>
    </style:style>
    <style:style style:name="P94" style:family="paragraph" style:parent-style-name="Text_20_body" style:list-style-name="L39">
      <style:text-properties officeooo:paragraph-rsid="002a93d5"/>
    </style:style>
    <style:style style:name="P95" style:family="paragraph" style:parent-style-name="Text_20_body" style:list-style-name="L42"/>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5">
      <style:paragraph-properties fo:margin-top="0cm" fo:margin-bottom="0cm" style:contextual-spacing="false"/>
    </style:style>
    <style:style style:name="P99" style:family="paragraph" style:parent-style-name="Text_20_body" style:list-style-name="L46">
      <style:paragraph-properties fo:margin-top="0cm" fo:margin-bottom="0cm" style:contextual-spacing="false"/>
    </style:style>
    <style:style style:name="P100" style:family="paragraph" style:parent-style-name="Text_20_body">
      <style:paragraph-properties fo:margin-top="0cm" fo:margin-bottom="0cm" style:contextual-spacing="false"/>
      <style:text-properties officeooo:paragraph-rsid="001e9c1f"/>
    </style:style>
    <style:style style:name="P101" style:family="paragraph" style:parent-style-name="Text_20_body" style:list-style-name="L49"/>
    <style:style style:name="P102" style:family="paragraph" style:parent-style-name="Text_20_body" style:list-style-name="L51"/>
    <style:style style:name="P103" style:family="paragraph" style:parent-style-name="Text_20_body" style:list-style-name="L53">
      <style:paragraph-properties fo:margin-top="0cm" fo:margin-bottom="0cm" style:contextual-spacing="false"/>
      <style:text-properties officeooo:paragraph-rsid="001e9c1f"/>
    </style:style>
    <style:style style:name="P104"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105" style:family="paragraph" style:parent-style-name="Text_20_body">
      <style:paragraph-properties fo:margin-top="0cm" fo:margin-bottom="0cm" style:contextual-spacing="false"/>
      <style:text-properties officeooo:paragraph-rsid="00225c08"/>
    </style:style>
    <style:style style:name="P106" style:family="paragraph" style:parent-style-name="Text_20_body" style:list-style-name="L54"/>
    <style:style style:name="P107" style:family="paragraph" style:parent-style-name="Text_20_body" style:list-style-name="L54">
      <style:paragraph-properties fo:margin-top="0cm" fo:margin-bottom="0cm" style:contextual-spacing="false"/>
    </style:style>
    <style:style style:name="P108" style:family="paragraph" style:parent-style-name="Text_20_body" style:list-style-name="L56"/>
    <style:style style:name="P109" style:family="paragraph" style:parent-style-name="Text_20_body" style:list-style-name="L58"/>
    <style:style style:name="P110" style:family="paragraph" style:parent-style-name="Text_20_body" style:list-style-name="L58">
      <style:paragraph-properties fo:margin-top="0cm" fo:margin-bottom="0cm" style:contextual-spacing="false"/>
    </style:style>
    <style:style style:name="P111" style:family="paragraph" style:parent-style-name="Text_20_body" style:list-style-name="L59"/>
    <style:style style:name="P112" style:family="paragraph" style:parent-style-name="Text_20_body" style:list-style-name="L59">
      <style:paragraph-properties fo:margin-top="0cm" fo:margin-bottom="0cm" style:contextual-spacing="false"/>
    </style:style>
    <style:style style:name="P113" style:family="paragraph" style:parent-style-name="Text_20_body" style:list-style-name="L60"/>
    <style:style style:name="P114" style:family="paragraph" style:parent-style-name="Text_20_body" style:list-style-name="L60">
      <style:paragraph-properties fo:margin-top="0cm" fo:margin-bottom="0cm" style:contextual-spacing="false"/>
    </style:style>
    <style:style style:name="P115" style:family="paragraph" style:parent-style-name="Text_20_body" style:list-style-name="L61"/>
    <style:style style:name="P116" style:family="paragraph" style:parent-style-name="Text_20_body" style:list-style-name="L61">
      <style:paragraph-properties fo:margin-top="0cm" fo:margin-bottom="0cm" style:contextual-spacing="false"/>
    </style:style>
    <style:style style:name="P117" style:family="paragraph" style:parent-style-name="Text_20_body" style:list-style-name="L62"/>
    <style:style style:name="P118" style:family="paragraph" style:parent-style-name="Text_20_body" style:list-style-name="L64">
      <style:paragraph-properties fo:margin-top="0cm" fo:margin-bottom="0cm" style:contextual-spacing="false"/>
    </style:style>
    <style:style style:name="P119" style:family="paragraph" style:parent-style-name="Text_20_body" style:list-style-name="L65">
      <style:paragraph-properties fo:margin-top="0cm" fo:margin-bottom="0cm" style:contextual-spacing="false"/>
    </style:style>
    <style:style style:name="P120" style:family="paragraph" style:parent-style-name="Text_20_body" style:list-style-name="L66">
      <style:paragraph-properties fo:margin-top="0cm" fo:margin-bottom="0cm" style:contextual-spacing="false"/>
    </style:style>
    <style:style style:name="P121" style:family="paragraph" style:parent-style-name="Text_20_body" style:list-style-name="L67">
      <style:paragraph-properties fo:margin-top="0cm" fo:margin-bottom="0cm" style:contextual-spacing="false"/>
    </style:style>
    <style:style style:name="P122" style:family="paragraph" style:parent-style-name="Text_20_body" style:list-style-name="L68"/>
    <style:style style:name="P123" style:family="paragraph" style:parent-style-name="Text_20_body" style:list-style-name="L69"/>
    <style:style style:name="P124" style:family="paragraph" style:parent-style-name="Text_20_body" style:list-style-name="L69">
      <style:paragraph-properties fo:margin-top="0cm" fo:margin-bottom="0cm" style:contextual-spacing="false"/>
    </style:style>
    <style:style style:name="P125" style:family="paragraph" style:parent-style-name="Text_20_body" style:list-style-name="L70"/>
    <style:style style:name="P126" style:family="paragraph" style:parent-style-name="Text_20_body" style:list-style-name="L70">
      <style:paragraph-properties fo:margin-top="0cm" fo:margin-bottom="0cm" style:contextual-spacing="false"/>
    </style:style>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3">
      <style:paragraph-properties fo:margin-top="0cm" fo:margin-bottom="0cm" style:contextual-spacing="false"/>
    </style:style>
    <style:style style:name="P131" style:family="paragraph" style:parent-style-name="Text_20_body">
      <style:paragraph-properties fo:margin-top="0cm" fo:margin-bottom="0cm" style:contextual-spacing="false"/>
      <style:text-properties fo:color="#000000" loext:opacity="100%" style:font-name="Liberation Sans" fo:font-size="14pt" fo:font-weight="normal" officeooo:rsid="0028577c" officeooo:paragraph-rsid="0028577c" style:font-size-asian="14pt" style:font-weight-asian="normal" style:font-size-complex="14pt" style:font-weight-complex="normal"/>
    </style:style>
    <style:style style:name="P132" style:family="paragraph" style:parent-style-name="Text_20_body">
      <style:paragraph-properties fo:margin-top="0cm" fo:margin-bottom="0cm" style:contextual-spacing="false"/>
      <style:text-properties fo:color="#000000" loext:opacity="100%" style:font-name="Liberation Sans" fo:font-size="14pt" fo:font-weight="normal" officeooo:rsid="0028577c" officeooo:paragraph-rsid="0029bd0b" style:font-size-asian="14pt" style:font-weight-asian="normal" style:font-size-complex="14pt" style:font-weight-complex="normal"/>
    </style:style>
    <style:style style:name="P133" style:family="paragraph" style:parent-style-name="Text_20_body" style:list-style-name="L23">
      <style:paragraph-properties fo:margin-top="0cm" fo:margin-bottom="0cm" style:contextual-spacing="false"/>
      <style:text-properties fo:color="#000000" loext:opacity="100%" style:font-name="Liberation Sans" fo:font-size="14pt" fo:font-weight="normal" style:font-size-asian="14pt" style:font-weight-asian="normal" style:font-size-complex="14pt" style:font-weight-complex="normal"/>
    </style:style>
    <style:style style:name="P134" style:family="paragraph" style:parent-style-name="Text_20_body">
      <style:text-properties fo:color="#000000" loext:opacity="100%" style:font-name="Liberation Sans" fo:font-size="14pt" fo:font-weight="normal" officeooo:rsid="00190bc9" officeooo:paragraph-rsid="00190bc9" style:font-size-asian="14pt" style:font-weight-asian="normal" style:font-size-complex="14pt" style:font-weight-complex="normal"/>
    </style:style>
    <style:style style:name="P135" style:family="paragraph" style:parent-style-name="Text_20_body">
      <style:text-properties fo:color="#000000" loext:opacity="100%" style:font-name="Liberation Sans" fo:font-size="14pt" fo:font-weight="normal" officeooo:rsid="00190bc9" officeooo:paragraph-rsid="001db8ff" style:font-size-asian="14pt" style:font-weight-asian="normal" style:font-size-complex="14pt" style:font-weight-complex="normal"/>
    </style:style>
    <style:style style:name="P136" style:family="paragraph" style:parent-style-name="Text_20_body">
      <style:paragraph-properties fo:margin-top="0cm" fo:margin-bottom="0cm" style:contextual-spacing="false"/>
      <style:text-properties fo:color="#000000" loext:opacity="100%" style:font-name="Liberation Sans" fo:font-size="14pt" fo:font-weight="normal" officeooo:paragraph-rsid="00219933" style:font-size-asian="14pt" style:font-weight-asian="normal" style:font-size-complex="14pt" style:font-weight-complex="normal"/>
    </style:style>
    <style:style style:name="P137" style:family="paragraph" style:parent-style-name="Text_20_body">
      <style:paragraph-properties fo:margin-top="0cm" fo:margin-bottom="0cm" style:contextual-spacing="false"/>
      <style:text-properties fo:color="#000000" loext:opacity="100%" style:font-name="Liberation Sans" fo:font-size="14pt" fo:font-weight="normal" officeooo:rsid="001e9c1f" officeooo:paragraph-rsid="001e9c1f" style:font-size-asian="14pt" style:font-weight-asian="normal" style:font-size-complex="14pt" style:font-weight-complex="normal"/>
    </style:style>
    <style:style style:name="P138" style:family="paragraph" style:parent-style-name="Text_20_body">
      <style:paragraph-properties fo:margin-top="0cm" fo:margin-bottom="0cm" style:contextual-spacing="false"/>
      <style:text-properties fo:color="#000000" loext:opacity="100%" style:font-name="Liberation Sans" fo:font-size="14pt" fo:font-weight="normal" officeooo:rsid="001e9c1f" officeooo:paragraph-rsid="0024276a" style:font-size-asian="14pt" style:font-weight-asian="normal" style:font-size-complex="14pt" style:font-weight-complex="normal"/>
    </style:style>
    <style:style style:name="P139" style:family="paragraph" style:parent-style-name="Text_20_body">
      <style:paragraph-properties fo:margin-top="0cm" fo:margin-bottom="0cm" style:contextual-spacing="false"/>
      <style:text-properties fo:color="#000000" loext:opacity="100%" style:font-name="Liberation Sans" fo:font-size="14pt" fo:font-weight="normal" officeooo:rsid="001e9c1f" officeooo:paragraph-rsid="00201805" style:font-size-asian="14pt" style:font-weight-asian="normal" style:font-size-complex="14pt" style:font-weight-complex="normal"/>
    </style:style>
    <style:style style:name="P140" style:family="paragraph" style:parent-style-name="Text_20_body">
      <style:paragraph-properties fo:margin-top="0cm" fo:margin-bottom="0cm" style:contextual-spacing="false"/>
      <style:text-properties fo:color="#000000" loext:opacity="100%" style:font-name="Liberation Sans" fo:font-size="14pt" fo:font-weight="normal" officeooo:rsid="001e9c1f" officeooo:paragraph-rsid="0028577c" style:font-size-asian="14pt" style:font-weight-asian="normal" style:font-size-complex="14pt" style:font-weight-complex="normal"/>
    </style:style>
    <style:style style:name="P141" style:family="paragraph" style:parent-style-name="Text_20_body">
      <style:paragraph-properties fo:margin-top="0cm" fo:margin-bottom="0cm" style:contextual-spacing="false"/>
      <style:text-properties fo:color="#000000" loext:opacity="100%" style:font-name="Liberation Sans" fo:font-size="14pt" fo:font-weight="normal" officeooo:rsid="0026197b" officeooo:paragraph-rsid="0026197b" style:font-size-asian="14pt" style:font-weight-asian="normal" style:font-size-complex="14pt" style:font-weight-complex="normal"/>
    </style:style>
    <style:style style:name="P142" style:family="paragraph" style:parent-style-name="Text_20_body">
      <style:text-properties fo:color="#000000" loext:opacity="100%" style:font-name="Liberation Sans" fo:font-size="14pt" style:font-size-asian="14pt" style:font-size-complex="14pt"/>
    </style:style>
    <style:style style:name="P143" style:family="paragraph" style:parent-style-name="Text_20_body">
      <style:text-properties fo:color="#000000" loext:opacity="100%" style:font-name="Liberation Sans" fo:font-size="14pt" officeooo:rsid="000f44ac" officeooo:paragraph-rsid="000f44ac" style:font-size-asian="14pt" style:font-size-complex="14pt"/>
    </style:style>
    <style:style style:name="P144" style:family="paragraph" style:parent-style-name="Text_20_body" style:list-style-name="L18">
      <style:paragraph-properties fo:margin-top="0cm" fo:margin-bottom="0cm" style:contextual-spacing="false"/>
      <style:text-properties fo:color="#000000" loext:opacity="100%" style:font-name="Liberation Sans" fo:font-size="14pt" style:font-size-asian="14pt" style:font-size-complex="14pt"/>
    </style:style>
    <style:style style:name="P145" style:family="paragraph" style:parent-style-name="Text_20_body" style:list-style-name="L22">
      <style:paragraph-properties fo:margin-top="0cm" fo:margin-bottom="0cm" style:contextual-spacing="false"/>
      <style:text-properties fo:color="#000000" loext:opacity="100%" style:font-name="Liberation Sans" fo:font-size="14pt" style:font-size-asian="14pt" style:font-size-complex="14pt"/>
    </style:style>
    <style:style style:name="P146" style:family="paragraph" style:parent-style-name="Text_20_body">
      <style:text-properties fo:color="#000000" loext:opacity="100%" style:font-name="Liberation Sans" fo:font-size="14pt" officeooo:paragraph-rsid="0013d568" style:font-size-asian="14pt" style:font-size-complex="14pt"/>
    </style:style>
    <style:style style:name="P147" style:family="paragraph" style:parent-style-name="Text_20_body">
      <style:text-properties fo:color="#000000" loext:opacity="100%" style:font-name="Liberation Sans" fo:font-size="14pt" officeooo:paragraph-rsid="00152402" style:font-size-asian="14pt" style:font-size-complex="14pt"/>
    </style:style>
    <style:style style:name="P148" style:family="paragraph" style:parent-style-name="Text_20_body">
      <style:text-properties fo:color="#000000" loext:opacity="100%" style:font-name="Liberation Sans" fo:font-size="14pt" officeooo:paragraph-rsid="001a7140" style:font-size-asian="14pt" style:font-size-complex="14pt"/>
    </style:style>
    <style:style style:name="P149" style:family="paragraph" style:parent-style-name="Text_20_body" style:list-style-name="L31">
      <style:text-properties fo:color="#000000" loext:opacity="100%" style:font-name="Liberation Sans" fo:font-size="14pt" officeooo:paragraph-rsid="001a7140" style:font-size-asian="14pt" style:font-size-complex="14pt"/>
    </style:style>
    <style:style style:name="P150" style:family="paragraph" style:parent-style-name="Text_20_body">
      <style:text-properties fo:color="#000000" loext:opacity="100%" style:font-name="Liberation Sans" fo:font-size="14pt" officeooo:rsid="00190bc9" officeooo:paragraph-rsid="00190bc9" style:font-size-asian="14pt" style:font-size-complex="14pt"/>
    </style:style>
    <style:style style:name="P151" style:family="paragraph" style:parent-style-name="Text_20_body" style:list-style-name="L34">
      <style:text-properties fo:color="#000000" loext:opacity="100%" style:font-name="Liberation Sans" fo:font-size="14pt" style:font-size-asian="14pt" style:font-size-complex="14pt"/>
    </style:style>
    <style:style style:name="P152" style:family="paragraph" style:parent-style-name="Text_20_body" style:list-style-name="L41">
      <style:text-properties fo:color="#000000" loext:opacity="100%" style:font-name="Liberation Sans" fo:font-size="14pt" style:font-size-asian="14pt" style:font-size-complex="14pt"/>
    </style:style>
    <style:style style:name="P153" style:family="paragraph" style:parent-style-name="Text_20_body" style:list-style-name="L43">
      <style:text-properties fo:color="#000000" loext:opacity="100%" style:font-name="Liberation Sans" fo:font-size="14pt" style:font-size-asian="14pt" style:font-size-complex="14pt"/>
    </style:style>
    <style:style style:name="P154" style:family="paragraph" style:parent-style-name="Text_20_body" style:list-style-name="L46">
      <style:text-properties fo:color="#000000" loext:opacity="100%" style:font-name="Liberation Sans" fo:font-size="14pt" style:font-size-asian="14pt" style:font-size-complex="14pt"/>
    </style:style>
    <style:style style:name="P155" style:family="paragraph" style:parent-style-name="Text_20_body">
      <style:paragraph-properties fo:margin-top="0cm" fo:margin-bottom="0cm" style:contextual-spacing="false"/>
      <style:text-properties fo:color="#000000" loext:opacity="100%" style:font-name="Liberation Sans" fo:font-size="14pt" officeooo:paragraph-rsid="001e9c1f" style:font-size-asian="14pt" style:font-size-complex="14pt"/>
    </style:style>
    <style:style style:name="P156" style:family="paragraph" style:parent-style-name="Text_20_body">
      <style:paragraph-properties fo:margin-top="0cm" fo:margin-bottom="0cm" style:contextual-spacing="false"/>
      <style:text-properties fo:color="#000000" loext:opacity="100%" style:font-name="Liberation Sans" fo:font-size="14pt" style:font-size-asian="14pt" style:font-size-complex="14pt"/>
    </style:style>
    <style:style style:name="P157" style:family="paragraph" style:parent-style-name="Text_20_body">
      <loext:graphic-properties draw:fill="none"/>
      <style:paragraph-properties fo:margin-left="1.199cm" fo:margin-right="0cm" fo:line-height="115%" fo:text-indent="0cm" style:auto-text-indent="false" fo:background-color="transparent"/>
      <style:text-properties fo:color="#000000" loext:opacity="100%" style:font-name="Liberation Sans" fo:font-size="14pt" style:font-size-asian="14pt" style:font-size-complex="14pt"/>
    </style:style>
    <style:style style:name="P158" style:family="paragraph" style:parent-style-name="Text_20_body">
      <style:paragraph-properties fo:margin-top="0cm" fo:margin-bottom="0cm" style:contextual-spacing="false"/>
      <style:text-properties fo:color="#000000" loext:opacity="100%" style:font-name="Liberation Sans" fo:font-size="14pt" officeooo:paragraph-rsid="00225c08" style:font-size-asian="14pt" style:font-size-complex="14pt"/>
    </style:style>
    <style:style style:name="P159" style:family="paragraph" style:parent-style-name="Text_20_body">
      <style:paragraph-properties fo:margin-top="0cm" fo:margin-bottom="0cm" style:contextual-spacing="false"/>
      <style:text-properties fo:color="#000000" loext:opacity="100%" style:font-name="Liberation Sans" fo:font-size="14pt" officeooo:paragraph-rsid="00219933" style:font-size-asian="14pt" style:font-size-complex="14pt"/>
    </style:style>
    <style:style style:name="P160" style:family="paragraph" style:parent-style-name="Text_20_body" style:list-style-name="L61">
      <style:paragraph-properties fo:margin-top="0cm" fo:margin-bottom="0cm" style:contextual-spacing="false"/>
      <style:text-properties fo:color="#000000" loext:opacity="100%" style:font-name="Liberation Sans" fo:font-size="14pt" style:font-size-asian="14pt" style:font-size-complex="14pt"/>
    </style:style>
    <style:style style:name="P161" style:family="paragraph" style:parent-style-name="Text_20_body">
      <style:text-properties fo:color="#000000" loext:opacity="100%" style:font-name="Liberation Sans" fo:font-size="14pt" officeooo:paragraph-rsid="002a93d5" style:font-size-asian="14pt" style:font-size-complex="14pt"/>
    </style:style>
    <style:style style:name="P162" style:family="paragraph" style:parent-style-name="Text_20_body">
      <style:text-properties fo:color="#000000" loext:opacity="100%" style:font-name="Liberation Sans" fo:font-size="14pt" fo:font-style="normal" fo:font-weight="bold" officeooo:paragraph-rsid="0011419a" style:font-size-asian="14pt" style:font-size-complex="14pt"/>
    </style:style>
    <style:style style:name="P163" style:family="paragraph" style:parent-style-name="Text_20_body">
      <style:text-properties fo:color="#000000" loext:opacity="100%" style:font-name="Liberation Sans" fo:font-size="14pt" fo:font-style="normal" fo:font-weight="bold" officeooo:paragraph-rsid="0011419a" style:font-size-asian="14pt" style:font-style-asian="normal" style:font-weight-asian="bold" style:font-size-complex="14pt" style:font-style-complex="normal" style:font-weight-complex="bold"/>
    </style:style>
    <style:style style:name="P164" style:family="paragraph" style:parent-style-name="Text_20_body">
      <style:text-properties fo:color="#000000" loext:opacity="100%" style:font-name="Liberation Sans" fo:font-size="14pt" fo:font-style="normal" fo:font-weight="bold" officeooo:paragraph-rsid="0011419a" style:font-size-asian="14pt" style:font-style-asian="normal" style:font-size-complex="14pt" style:font-style-complex="normal"/>
    </style:style>
    <style:style style:name="P165" style:family="paragraph" style:parent-style-name="Text_20_body">
      <style:text-properties fo:color="#000000" loext:opacity="100%" style:font-name="Liberation Sans" fo:font-size="14pt" fo:font-style="normal" officeooo:paragraph-rsid="0011419a" style:font-size-asian="14pt" style:font-style-asian="normal" style:font-size-complex="14pt" style:font-style-complex="normal"/>
    </style:style>
    <style:style style:name="P166" style:family="paragraph" style:parent-style-name="Text_20_body" style:list-style-name="L24">
      <style:paragraph-properties fo:margin-top="0cm" fo:margin-bottom="0cm" style:contextual-spacing="false"/>
      <style:text-properties fo:color="#000000" loext:opacity="100%" style:font-name="Liberation Sans" fo:font-size="14pt" fo:font-style="normal" style:font-size-asian="14pt" style:font-style-asian="normal" style:font-size-complex="14pt" style:font-style-complex="normal"/>
    </style:style>
    <style:style style:name="P167" style:family="paragraph" style:parent-style-name="Text_20_body" style:list-style-name="L24">
      <style:text-properties fo:color="#000000" loext:opacity="100%" style:font-name="Liberation Sans" fo:font-size="14pt" fo:font-style="normal" style:font-size-asian="14pt" style:font-style-asian="normal" style:font-size-complex="14pt" style:font-style-complex="normal"/>
    </style:style>
    <style:style style:name="P168" style:family="paragraph" style:parent-style-name="Text_20_body">
      <style:text-properties fo:color="#000000" loext:opacity="100%" style:font-name="Liberation Sans" fo:font-size="14pt" fo:font-style="normal" style:font-size-asian="14pt" style:font-style-asian="normal" style:font-size-complex="14pt" style:font-style-complex="normal"/>
    </style:style>
    <style:style style:name="P169" style:family="paragraph" style:parent-style-name="Text_20_body">
      <style:text-properties fo:color="#000000" loext:opacity="100%" style:font-name="Liberation Sans" fo:font-size="14pt" fo:font-style="normal" officeooo:rsid="00132ee7" officeooo:paragraph-rsid="00132ee7" style:font-size-asian="14pt" style:font-style-asian="normal" style:font-size-complex="14pt" style:font-style-complex="normal"/>
    </style:style>
    <style:style style:name="P170" style:family="paragraph" style:parent-style-name="Text_20_body">
      <style:text-properties fo:color="#000000" loext:opacity="100%" style:font-name="Liberation Sans" fo:font-size="14pt" fo:letter-spacing="normal" fo:font-style="normal" fo:font-weight="bold" officeooo:paragraph-rsid="0013d568" style:font-size-asian="14pt" style:font-style-asian="normal" style:font-weight-asian="bold" style:font-size-complex="14pt" style:font-style-complex="normal" style:font-weight-complex="bold"/>
    </style:style>
    <style:style style:name="P171" style:family="paragraph" style:parent-style-name="Text_20_body">
      <style:text-properties fo:color="#000000" loext:opacity="100%" style:font-name="Liberation Sans" fo:font-size="14pt" fo:font-weight="bold" officeooo:paragraph-rsid="00152402" style:font-size-asian="14pt" style:font-weight-asian="bold" style:font-size-complex="14pt" style:font-weight-complex="bold"/>
    </style:style>
    <style:style style:name="P172" style:family="paragraph" style:parent-style-name="Text_20_body">
      <style:text-properties fo:color="#000000" loext:opacity="100%" style:font-name="Liberation Sans" fo:font-size="14pt" fo:font-weight="bold" officeooo:paragraph-rsid="001a7140" style:font-size-asian="14pt" style:font-weight-asian="bold" style:font-size-complex="14pt" style:font-weight-complex="bold"/>
    </style:style>
    <style:style style:name="P173" style:family="paragraph" style:parent-style-name="Text_20_body">
      <style:text-properties fo:color="#000000" loext:opacity="100%" style:font-name="Liberation Sans" fo:font-size="14pt" fo:font-weight="bold" officeooo:rsid="00190bc9" officeooo:paragraph-rsid="00190bc9" style:font-size-asian="14pt" style:font-weight-asian="bold" style:font-size-complex="14pt" style:font-weight-complex="bold"/>
    </style:style>
    <style:style style:name="P174" style:family="paragraph" style:parent-style-name="Text_20_body">
      <style:text-properties fo:color="#000000" loext:opacity="100%" style:font-name="Liberation Sans" fo:font-size="14pt" fo:font-weight="bold" officeooo:rsid="00190bc9" officeooo:paragraph-rsid="001db8ff" style:font-size-asian="14pt" style:font-weight-asian="bold" style:font-size-complex="14pt" style:font-weight-complex="bold"/>
    </style:style>
    <style:style style:name="P175" style:family="paragraph" style:parent-style-name="Text_20_body">
      <style:paragraph-properties fo:margin-top="0cm" fo:margin-bottom="0cm" style:contextual-spacing="false"/>
      <style:text-properties fo:color="#000000" loext:opacity="100%" style:font-name="Liberation Sans" fo:font-size="14pt" fo:font-weight="bold" officeooo:rsid="001e9c1f" officeooo:paragraph-rsid="001e9c1f" style:font-size-asian="14pt" style:font-weight-asian="bold" style:font-size-complex="14pt" style:font-weight-complex="bold"/>
    </style:style>
    <style:style style:name="P176" style:family="paragraph" style:parent-style-name="Text_20_body">
      <style:paragraph-properties fo:margin-top="0cm" fo:margin-bottom="0cm" style:contextual-spacing="false"/>
      <style:text-properties fo:color="#000000" loext:opacity="100%" style:font-name="Liberation Sans" fo:font-size="14pt" fo:font-weight="bold" officeooo:rsid="001e9c1f" officeooo:paragraph-rsid="0024276a" style:font-size-asian="14pt" style:font-weight-asian="bold" style:font-size-complex="14pt" style:font-weight-complex="bold"/>
    </style:style>
    <style:style style:name="P177" style:family="paragraph" style:parent-style-name="Text_20_body">
      <style:paragraph-properties fo:margin-top="0cm" fo:margin-bottom="0cm" style:contextual-spacing="false"/>
      <style:text-properties fo:color="#000000" loext:opacity="100%" style:font-name="Liberation Sans" fo:font-size="14pt" fo:font-weight="bold" officeooo:rsid="001e9c1f" officeooo:paragraph-rsid="00219933" style:font-size-asian="14pt" style:font-weight-asian="bold" style:font-size-complex="14pt" style:font-weight-complex="bold"/>
    </style:style>
    <style:style style:name="P178" style:family="paragraph" style:parent-style-name="Text_20_body">
      <style:paragraph-properties fo:margin-top="0cm" fo:margin-bottom="0cm" style:contextual-spacing="false"/>
      <style:text-properties fo:color="#000000" loext:opacity="100%" style:font-name="Liberation Sans" fo:font-size="14pt" fo:font-weight="bold" officeooo:rsid="001e9c1f" officeooo:paragraph-rsid="00201805" style:font-size-asian="14pt" style:font-weight-asian="bold" style:font-size-complex="14pt" style:font-weight-complex="bold"/>
    </style:style>
    <style:style style:name="P179" style:family="paragraph" style:parent-style-name="Text_20_body">
      <style:paragraph-properties fo:margin-top="0cm" fo:margin-bottom="0cm" style:contextual-spacing="false"/>
      <style:text-properties fo:color="#000000" loext:opacity="100%" style:font-name="Liberation Sans" fo:font-size="14pt" fo:font-weight="bold" officeooo:rsid="0026197b" officeooo:paragraph-rsid="0026197b" style:font-size-asian="14pt" style:font-weight-asian="bold" style:font-size-complex="14pt" style:font-weight-complex="bold"/>
    </style:style>
    <style:style style:name="P180" style:family="paragraph" style:parent-style-name="Text_20_body">
      <style:paragraph-properties fo:margin-top="0cm" fo:margin-bottom="0cm" style:contextual-spacing="false"/>
      <style:text-properties fo:color="#000000" loext:opacity="100%" style:font-name="Liberation Sans" fo:font-size="14pt" fo:font-weight="bold" officeooo:rsid="0028577c" officeooo:paragraph-rsid="0028577c" style:font-size-asian="14pt" style:font-weight-asian="bold" style:font-size-complex="14pt" style:font-weight-complex="bold"/>
    </style:style>
    <style:style style:name="P181" style:family="paragraph" style:parent-style-name="Text_20_body">
      <style:paragraph-properties fo:margin-top="0cm" fo:margin-bottom="0cm" style:contextual-spacing="false"/>
      <style:text-properties fo:color="#000000" loext:opacity="100%" style:font-name="Liberation Sans" fo:font-size="14pt" fo:font-weight="bold" officeooo:rsid="0028577c" officeooo:paragraph-rsid="00298642" style:font-size-asian="14pt" style:font-weight-asian="bold" style:font-size-complex="14pt" style:font-weight-complex="bold"/>
    </style:style>
    <style:style style:name="P182" style:family="paragraph" style:parent-style-name="Text_20_body">
      <style:paragraph-properties fo:margin-top="0cm" fo:margin-bottom="0cm" style:contextual-spacing="false"/>
      <style:text-properties fo:color="#000000" loext:opacity="100%" style:font-name="Liberation Sans" fo:font-size="14pt" fo:font-weight="bold" officeooo:rsid="0028577c" officeooo:paragraph-rsid="0029bd0b" style:font-size-asian="14pt" style:font-weight-asian="bold" style:font-size-complex="14pt" style:font-weight-complex="bold"/>
    </style:style>
    <style:style style:name="P183" style:family="paragraph" style:parent-style-name="Text_20_body">
      <style:paragraph-properties fo:margin-top="0cm" fo:margin-bottom="0cm" style:contextual-spacing="false"/>
      <style:text-properties officeooo:paragraph-rsid="002a93d5"/>
    </style:style>
    <style:style style:name="P184" style:family="paragraph" style:parent-style-name="Text_20_body">
      <style:text-properties officeooo:paragraph-rsid="002a93d5"/>
    </style:style>
    <style:style style:name="T1" style:family="text">
      <style:text-properties fo:color="#333333" loext:opacity="100%" fo:font-size="12.75pt" fo:letter-spacing="normal"/>
    </style:style>
    <style:style style:name="T2" style:family="text">
      <style:text-properties fo:color="#333333" loext:opacity="100%" fo:font-size="12.75pt" fo:letter-spacing="normal" fo:font-style="normal" fo:font-weight="bold" style:font-style-asian="normal" style:font-weight-asian="bold" style:font-style-complex="normal" style:font-weight-complex="bold"/>
    </style:style>
    <style:style style:name="T3" style:family="text">
      <style:text-properties fo:color="#333333" loext:opacity="100%" fo:font-size="12.75pt" fo:letter-spacing="normal" fo:font-style="normal" fo:font-weight="bold" officeooo:rsid="00152402" style:font-style-asian="normal" style:font-weight-asian="bold" style:font-style-complex="normal" style:font-weight-complex="bold"/>
    </style:style>
    <style:style style:name="T4" style:family="text">
      <style:text-properties fo:color="#333333" loext:opacity="100%" fo:font-size="12.75pt" fo:letter-spacing="normal" fo:font-style="normal" fo:font-weight="bold" officeooo:rsid="00190bc9" style:font-style-asian="normal" style:font-weight-asian="bold" style:font-style-complex="normal" style:font-weight-complex="bold"/>
    </style:style>
    <style:style style:name="T5" style:family="text">
      <style:text-properties fo:color="#333333" loext:opacity="100%" fo:font-size="12.75pt" fo:letter-spacing="normal" fo:font-style="normal" fo:font-weight="bold" officeooo:rsid="001e9c1f" style:font-style-asian="normal" style:font-weight-asian="bold" style:font-style-complex="normal" style:font-weight-complex="bold"/>
    </style:style>
    <style:style style:name="T6" style:family="text">
      <style:text-properties fo:color="#333333" loext:opacity="100%" fo:font-size="12.75pt" fo:letter-spacing="normal" fo:font-style="normal" fo:font-weight="bold" officeooo:rsid="00225c08" style:font-style-asian="normal" style:font-weight-asian="bold" style:font-style-complex="normal" style:font-weight-complex="bold"/>
    </style:style>
    <style:style style:name="T7" style:family="text">
      <style:text-properties fo:color="#333333" loext:opacity="100%" fo:font-size="12.75pt" fo:letter-spacing="normal" fo:font-style="normal" fo:font-weight="bold" officeooo:rsid="00219933" style:font-style-asian="normal" style:font-weight-asian="bold" style:font-style-complex="normal" style:font-weight-complex="bold"/>
    </style:style>
    <style:style style:name="T8" style:family="text">
      <style:text-properties fo:color="#333333" loext:opacity="100%" fo:font-size="12.75pt" fo:letter-spacing="normal" fo:font-style="normal" fo:font-weight="bold" officeooo:rsid="0028577c" style:font-style-asian="normal" style:font-weight-asian="bold" style:font-style-complex="normal" style:font-weight-complex="bold"/>
    </style:style>
    <style:style style:name="T9" style:family="text">
      <style:text-properties fo:color="#333333" loext:opacity="100%" fo:font-size="12.75pt" fo:letter-spacing="normal" fo:font-style="normal" fo:font-weight="normal" style:font-style-asian="normal" style:font-style-complex="normal"/>
    </style:style>
    <style:style style:name="T10" style:family="text">
      <style:text-properties fo:color="#333333" loext:opacity="100%" fo:font-size="12.75pt" fo:letter-spacing="normal" fo:font-style="normal" fo:font-weight="normal" officeooo:rsid="00152402" style:font-style-asian="normal" style:font-style-complex="normal"/>
    </style:style>
    <style:style style:name="T11" style:family="text">
      <style:text-properties fo:color="#333333" loext:opacity="100%" fo:font-size="12.75pt" fo:letter-spacing="normal" fo:font-style="normal" fo:font-weight="normal" officeooo:rsid="00190bc9" style:font-style-asian="normal" style:font-style-complex="normal"/>
    </style:style>
    <style:style style:name="T12" style:family="text">
      <style:text-properties fo:color="#333333" loext:opacity="100%" fo:font-size="12.75pt" fo:letter-spacing="normal" fo:font-style="normal" fo:font-weight="normal" officeooo:rsid="001a7140" style:font-style-asian="normal" style:font-style-complex="normal"/>
    </style:style>
    <style:style style:name="T13" style:family="text">
      <style:text-properties fo:color="#333333" loext:opacity="100%" fo:font-size="12.75pt" fo:letter-spacing="normal" fo:font-style="normal" fo:font-weight="normal" style:font-style-asian="normal" style:font-weight-asian="normal" style:font-style-complex="normal" style:font-weight-complex="normal"/>
    </style:style>
    <style:style style:name="T14" style:family="text">
      <style:text-properties fo:color="#333333" loext:opacity="100%" fo:font-size="12.75pt" fo:letter-spacing="normal" fo:font-style="normal" fo:font-weight="normal" officeooo:rsid="001e9c1f" style:font-style-asian="normal" style:font-weight-asian="normal" style:font-style-complex="normal" style:font-weight-complex="normal"/>
    </style:style>
    <style:style style:name="T15" style:family="text">
      <style:text-properties fo:color="#333333" loext:opacity="100%" fo:font-size="12.75pt" fo:letter-spacing="normal" fo:font-style="normal" fo:font-weight="normal" officeooo:rsid="00219933" style:font-style-asian="normal" style:font-weight-asian="normal" style:font-style-complex="normal" style:font-weight-complex="normal"/>
    </style:style>
    <style:style style:name="T16" style:family="text">
      <style:text-properties fo:color="#333333" loext:opacity="100%" fo:font-size="12.75pt" fo:letter-spacing="normal" fo:font-style="normal" fo:font-weight="normal" officeooo:rsid="001c52de" style:font-style-asian="normal" style:font-weight-asian="normal" style:font-style-complex="normal" style:font-weight-complex="normal"/>
    </style:style>
    <style:style style:name="T17" style:family="text">
      <style:text-properties fo:color="#333333" loext:opacity="100%" fo:font-size="12.75pt" fo:letter-spacing="normal" fo:font-style="normal" fo:font-weight="normal" officeooo:rsid="00225c08" style:font-style-asian="normal" style:font-weight-asian="normal" style:font-style-complex="normal" style:font-weight-complex="normal"/>
    </style:style>
    <style:style style:name="T18" style:family="text">
      <style:text-properties fo:color="#333333" loext:opacity="100%" fo:font-size="12.75pt" fo:letter-spacing="normal" fo:font-style="normal" fo:font-weight="normal" officeooo:rsid="0028577c" style:font-style-asian="normal" style:font-weight-asian="normal" style:font-style-complex="normal" style:font-weight-complex="normal"/>
    </style:style>
    <style:style style:name="T19" style:family="text">
      <style:text-properties fo:color="#333333" loext:opacity="100%" fo:font-size="12.75pt" fo:letter-spacing="normal" fo:font-style="normal" style:font-style-asian="normal" style:font-style-complex="normal"/>
    </style:style>
    <style:style style:name="T20" style:family="text">
      <style:text-properties fo:color="#333333" loext:opacity="100%" fo:font-size="12.75pt" fo:letter-spacing="normal" fo:font-style="normal" officeooo:rsid="00190bc9" style:font-style-asian="normal" style:font-style-complex="normal"/>
    </style:style>
    <style:style style:name="T21" style:family="text">
      <style:text-properties fo:color="#333333" loext:opacity="100%" fo:font-size="12.75pt" fo:letter-spacing="normal" fo:font-style="normal" officeooo:rsid="00219933" style:font-style-asian="normal" style:font-style-complex="normal"/>
    </style:style>
    <style:style style:name="T22" style:family="text">
      <style:text-properties fo:color="#333333" loext:opacity="100%" fo:font-size="12.75pt" fo:letter-spacing="normal" fo:font-style="normal" officeooo:rsid="0026197b" style:font-style-asian="normal" style:font-style-complex="normal"/>
    </style:style>
    <style:style style:name="T23" style:family="text">
      <style:text-properties fo:color="#333333" loext:opacity="100%" fo:font-size="12.75pt" fo:letter-spacing="normal" fo:font-style="normal" officeooo:rsid="00152402" style:font-style-asian="normal" style:font-style-complex="normal"/>
    </style:style>
    <style:style style:name="T24" style:family="text">
      <style:text-properties fo:color="#333333" loext:opacity="100%" fo:font-size="12.75pt" fo:letter-spacing="normal" fo:font-style="normal" officeooo:rsid="0016a7b2" style:font-style-asian="normal" style:font-style-complex="normal"/>
    </style:style>
    <style:style style:name="T25" style:family="text">
      <style:text-properties fo:color="#333333" loext:opacity="100%" fo:font-size="12.75pt" fo:letter-spacing="normal" fo:font-style="normal" officeooo:rsid="001db8ff" style:font-style-asian="normal" style:font-style-complex="normal"/>
    </style:style>
    <style:style style:name="T26" style:family="text">
      <style:text-properties fo:color="#333333" loext:opacity="100%" fo:font-size="12.75pt" fo:letter-spacing="normal" fo:font-style="normal" officeooo:rsid="0024276a" style:font-style-asian="normal" style:font-style-complex="normal"/>
    </style:style>
    <style:style style:name="T27" style:family="text">
      <style:text-properties fo:color="#333333" loext:opacity="100%" fo:font-size="12.75pt" fo:letter-spacing="normal" fo:font-style="normal" officeooo:rsid="0027cdc3" style:font-style-asian="normal" style:font-style-complex="normal"/>
    </style:style>
    <style:style style:name="T28" style:family="text">
      <style:text-properties fo:color="#333333" loext:opacity="100%" fo:font-size="12.75pt" fo:letter-spacing="normal" fo:font-style="normal" officeooo:rsid="0028577c" style:font-style-asian="normal" style:font-style-complex="normal"/>
    </style:style>
    <style:style style:name="T29" style:family="text">
      <style:text-properties fo:color="#333333" loext:opacity="100%" fo:font-size="12.75pt" fo:letter-spacing="normal" fo:font-style="normal" officeooo:rsid="00298642" style:font-style-asian="normal" style:font-style-complex="normal"/>
    </style:style>
    <style:style style:name="T30" style:family="text">
      <style:text-properties fo:color="#333333" loext:opacity="100%" fo:font-size="12.75pt" fo:letter-spacing="normal" fo:font-style="normal" style:text-underline-style="solid" style:text-underline-width="auto" style:text-underline-color="font-color" style:font-style-asian="normal" style:font-style-complex="normal"/>
    </style:style>
    <style:style style:name="T31" style:family="text">
      <style:text-properties fo:color="#333333" loext:opacity="100%" fo:font-size="12.75pt" fo:letter-spacing="normal" style:font-style-asian="normal" style:font-weight-asian="bold" style:font-style-complex="normal" style:font-weight-complex="bold"/>
    </style:style>
    <style:style style:name="T32" style:family="text">
      <style:text-properties fo:color="#333333" loext:opacity="100%" fo:font-size="12.75pt" fo:letter-spacing="normal" style:font-style-asian="normal" style:font-style-complex="normal"/>
    </style:style>
    <style:style style:name="T33" style:family="text">
      <style:text-properties fo:color="#333333" loext:opacity="100%" fo:font-size="12.75pt" fo:letter-spacing="normal" fo:font-weight="normal" style:font-weight-asian="bold" style:font-weight-complex="bold"/>
    </style:style>
    <style:style style:name="T34" style:family="text">
      <style:text-properties fo:color="#333333" loext:opacity="100%" fo:font-size="12.75pt" fo:letter-spacing="normal" fo:font-weight="normal" officeooo:rsid="0011419a" style:font-weight-asian="bold" style:font-weight-complex="bold"/>
    </style:style>
    <style:style style:name="T35" style:family="text">
      <style:text-properties fo:color="#333333" loext:opacity="100%" fo:font-size="12.75pt" fo:letter-spacing="normal" fo:font-weight="normal" officeooo:rsid="0013d568" style:font-weight-asian="bold" style:font-weight-complex="bold"/>
    </style:style>
    <style:style style:name="T36" style:family="text">
      <style:text-properties fo:color="#333333" loext:opacity="100%" fo:font-size="12.75pt" fo:letter-spacing="normal" officeooo:rsid="0011419a"/>
    </style:style>
    <style:style style:name="T37" style:family="text">
      <style:text-properties fo:color="#333333" loext:opacity="100%" style:font-name="Liberation Sans" fo:font-size="12.75pt" fo:letter-spacing="normal" fo:font-style="normal" fo:font-weight="bold" style:font-style-asian="normal" style:font-weight-asian="bold" style:font-style-complex="normal" style:font-weight-complex="bold"/>
    </style:style>
    <style:style style:name="T38" style:family="text">
      <style:text-properties fo:color="#333333" loext:opacity="100%" style:font-name="Liberation Sans" fo:font-size="12.75pt" fo:letter-spacing="normal" fo:font-style="normal" fo:font-weight="bold" officeooo:rsid="00190bc9" style:font-style-asian="normal" style:font-weight-asian="bold" style:font-style-complex="normal" style:font-weight-complex="bold"/>
    </style:style>
    <style:style style:name="T39" style:family="text">
      <style:text-properties fo:color="#333333" loext:opacity="100%" style:font-name="Liberation Sans" fo:font-size="12.75pt" fo:letter-spacing="normal" fo:font-style="normal" fo:font-weight="bold" officeooo:rsid="001e9c1f" style:font-style-asian="normal" style:font-weight-asian="bold" style:font-style-complex="normal" style:font-weight-complex="bold"/>
    </style:style>
    <style:style style:name="T40" style:family="text">
      <style:text-properties fo:color="#333333" loext:opacity="100%" style:font-name="Liberation Sans" fo:font-size="12.75pt" fo:letter-spacing="normal" fo:font-style="normal" fo:font-weight="bold" officeooo:rsid="0028577c" style:font-style-asian="normal" style:font-weight-asian="bold" style:font-style-complex="normal" style:font-weight-complex="bold"/>
    </style:style>
    <style:style style:name="T41" style:family="text">
      <style:text-properties fo:color="#333333" loext:opacity="100%" style:font-name="Liberation Sans" fo:font-size="12.75pt" fo:letter-spacing="normal" fo:font-style="normal" fo:font-weight="normal" style:font-style-asian="normal" style:font-style-complex="normal"/>
    </style:style>
    <style:style style:name="T42" style:family="text">
      <style:text-properties fo:color="#333333" loext:opacity="100%" style:font-name="Liberation Sans" fo:font-size="12.75pt" fo:letter-spacing="normal" fo:font-style="normal" fo:font-weight="normal" officeooo:rsid="0013d568" style:font-style-asian="normal" style:font-style-complex="normal"/>
    </style:style>
    <style:style style:name="T43" style:family="text">
      <style:text-properties fo:color="#333333" loext:opacity="100%" style:font-name="Liberation Sans" fo:font-size="12.75pt" fo:letter-spacing="normal" fo:font-style="normal" fo:font-weight="normal" officeooo:rsid="00152402" style:font-style-asian="normal" style:font-style-complex="normal"/>
    </style:style>
    <style:style style:name="T44" style:family="text">
      <style:text-properties fo:color="#333333" loext:opacity="100%" style:font-name="Liberation Sans" fo:font-size="12.75pt" fo:letter-spacing="normal" fo:font-style="normal" fo:font-weight="normal" officeooo:rsid="001c52de" style:font-style-asian="normal" style:font-style-complex="normal"/>
    </style:style>
    <style:style style:name="T45" style:family="text">
      <style:text-properties fo:color="#333333" loext:opacity="100%" style:font-name="Liberation Sans" fo:font-size="12.75pt" fo:letter-spacing="normal" fo:font-style="normal" fo:font-weight="normal" style:font-style-asian="normal" style:font-weight-asian="normal" style:font-style-complex="normal" style:font-weight-complex="normal"/>
    </style:style>
    <style:style style:name="T46" style:family="text">
      <style:text-properties fo:color="#333333" loext:opacity="100%" style:font-name="Liberation Sans" fo:font-size="12.75pt" fo:letter-spacing="normal" fo:font-style="normal" fo:font-weight="normal" officeooo:rsid="001e9c1f" style:font-style-asian="normal" style:font-weight-asian="normal" style:font-style-complex="normal" style:font-weight-complex="normal"/>
    </style:style>
    <style:style style:name="T47" style:family="text">
      <style:text-properties fo:color="#333333" loext:opacity="100%" style:font-name="Liberation Sans" fo:font-size="12.75pt" fo:letter-spacing="normal" fo:font-style="normal" fo:font-weight="normal" officeooo:rsid="00190bc9" style:font-style-asian="normal" style:font-weight-asian="normal" style:font-style-complex="normal" style:font-weight-complex="normal"/>
    </style:style>
    <style:style style:name="T48" style:family="text">
      <style:text-properties fo:color="#333333" loext:opacity="100%" style:font-name="Liberation Sans" fo:font-size="12.75pt" fo:letter-spacing="normal" fo:font-style="normal" fo:font-weight="normal" officeooo:rsid="00225c08" style:font-style-asian="normal" style:font-weight-asian="normal" style:font-style-complex="normal" style:font-weight-complex="normal"/>
    </style:style>
    <style:style style:name="T49" style:family="text">
      <style:text-properties fo:color="#333333" loext:opacity="100%" style:font-name="Liberation Sans" fo:font-size="12.75pt" fo:letter-spacing="normal" fo:font-style="normal" fo:font-weight="normal" officeooo:rsid="00219933" style:font-style-asian="normal" style:font-weight-asian="normal" style:font-style-complex="normal" style:font-weight-complex="normal"/>
    </style:style>
    <style:style style:name="T50" style:family="text">
      <style:text-properties fo:color="#333333" loext:opacity="100%" style:font-name="Liberation Sans" fo:font-size="12.75pt" fo:letter-spacing="normal" fo:font-style="normal" fo:font-weight="normal" officeooo:rsid="0026197b" style:font-style-asian="normal" style:font-weight-asian="normal" style:font-style-complex="normal" style:font-weight-complex="normal"/>
    </style:style>
    <style:style style:name="T51" style:family="text">
      <style:text-properties fo:color="#333333" loext:opacity="100%" style:font-name="Liberation Sans" fo:font-size="12.75pt" fo:letter-spacing="normal" fo:font-style="normal" style:font-style-asian="normal" style:font-style-complex="normal"/>
    </style:style>
    <style:style style:name="T52" style:family="text">
      <style:text-properties fo:color="#333333" loext:opacity="100%" style:font-name="Liberation Sans" fo:font-size="12.75pt" fo:letter-spacing="normal" fo:font-style="normal" officeooo:rsid="00152402" style:font-style-asian="normal" style:font-style-complex="normal"/>
    </style:style>
    <style:style style:name="T53" style:family="text">
      <style:text-properties fo:color="#333333" loext:opacity="100%" style:font-name="Liberation Sans" fo:font-size="12.75pt" fo:letter-spacing="normal" fo:font-style="normal" officeooo:rsid="001e9c1f" style:font-style-asian="normal" style:font-style-complex="normal"/>
    </style:style>
    <style:style style:name="T54" style:family="text">
      <style:text-properties fo:color="#333333" loext:opacity="100%" style:font-name="Liberation Sans" fo:font-size="12.75pt" fo:letter-spacing="normal" fo:font-style="normal" officeooo:rsid="00219933" style:font-style-asian="normal" style:font-style-complex="normal"/>
    </style:style>
    <style:style style:name="T55" style:family="text">
      <style:text-properties fo:color="#333333" loext:opacity="100%" style:font-name="Liberation Sans" fo:font-size="12.75pt" fo:letter-spacing="normal" fo:font-style="normal" officeooo:rsid="00225c08" style:font-style-asian="normal" style:font-style-complex="normal"/>
    </style:style>
    <style:style style:name="T56" style:family="text">
      <style:text-properties fo:color="#333333" loext:opacity="100%" style:font-name="Liberation Sans" fo:font-size="12.75pt" fo:letter-spacing="normal" fo:font-style="normal" officeooo:rsid="00298642" style:font-style-asian="normal" style:font-style-complex="normal"/>
    </style:style>
    <style:style style:name="T57" style:family="text">
      <style:text-properties fo:color="#333333" loext:opacity="100%" style:font-name="Liberation Sans" fo:font-size="12.75pt" fo:letter-spacing="normal" fo:font-weight="normal" style:font-style-asian="normal" style:font-weight-asian="normal" style:font-style-complex="normal" style:font-weight-complex="normal"/>
    </style:style>
    <style:style style:name="T58" style:family="text">
      <style:text-properties fo:color="#333333" loext:opacity="100%" style:font-name="Liberation Sans" fo:font-size="12.75pt" fo:letter-spacing="normal" fo:font-weight="normal" officeooo:rsid="0011419a" style:font-style-asian="normal" style:font-weight-asian="normal" style:font-style-complex="normal" style:font-weight-complex="normal"/>
    </style:style>
    <style:style style:name="T59" style:family="text">
      <style:text-properties fo:color="#333333" loext:opacity="100%" style:font-name="Liberation Sans" fo:font-size="12.75pt" fo:letter-spacing="normal" fo:font-weight="normal" style:font-weight-asian="bold" style:font-weight-complex="bold"/>
    </style:style>
    <style:style style:name="T60" style:family="text">
      <style:text-properties fo:color="#333333" loext:opacity="100%" style:font-name="Liberation Sans" fo:letter-spacing="normal" fo:font-style="normal" style:font-style-asian="normal" style:font-style-complex="normal"/>
    </style:style>
    <style:style style:name="T61" style:family="text">
      <style:text-properties fo:color="#333333" loext:opacity="100%" style:font-name="Liberation Sans" fo:letter-spacing="normal" fo:font-style="normal" officeooo:rsid="00152402" style:font-style-asian="normal" style:font-style-complex="normal"/>
    </style:style>
    <style:style style:name="T62" style:family="text">
      <style:text-properties fo:color="#333333" loext:opacity="100%" style:font-name="Liberation Sans" fo:letter-spacing="normal" fo:font-style="normal" officeooo:rsid="001e9c1f" style:font-style-asian="normal" style:font-style-complex="normal"/>
    </style:style>
    <style:style style:name="T63" style:family="text">
      <style:text-properties fo:color="#333333" loext:opacity="100%" style:font-name="Liberation Sans" fo:letter-spacing="normal" fo:font-style="normal" officeooo:rsid="00219933" style:font-style-asian="normal" style:font-style-complex="normal"/>
    </style:style>
    <style:style style:name="T64" style:family="text">
      <style:text-properties fo:color="#333333" loext:opacity="100%" style:font-name="Liberation Sans" fo:letter-spacing="normal" fo:font-style="normal" officeooo:rsid="00225c08" style:font-style-asian="normal" style:font-style-complex="normal"/>
    </style:style>
    <style:style style:name="T65" style:family="text">
      <style:text-properties fo:color="#333333" loext:opacity="100%" style:font-name="Liberation Sans" fo:letter-spacing="normal" fo:font-style="normal" officeooo:rsid="00298642" style:font-style-asian="normal" style:font-style-complex="normal"/>
    </style:style>
    <style:style style:name="T66" style:family="text">
      <style:text-properties fo:color="#333333" loext:opacity="100%" style:font-name="Liberation Sans" fo:letter-spacing="normal" fo:font-style="normal" fo:font-weight="bold" style:font-style-asian="normal" style:font-weight-asian="bold" style:font-style-complex="normal" style:font-weight-complex="bold"/>
    </style:style>
    <style:style style:name="T67" style:family="text">
      <style:text-properties fo:color="#333333" loext:opacity="100%" style:font-name="Liberation Sans" fo:letter-spacing="normal" fo:font-style="normal" fo:font-weight="bold" officeooo:rsid="00190bc9" style:font-style-asian="normal" style:font-weight-asian="bold" style:font-style-complex="normal" style:font-weight-complex="bold"/>
    </style:style>
    <style:style style:name="T68" style:family="text">
      <style:text-properties fo:color="#333333" loext:opacity="100%" style:font-name="Liberation Sans" fo:letter-spacing="normal" fo:font-style="normal" fo:font-weight="bold" officeooo:rsid="001e9c1f" style:font-style-asian="normal" style:font-weight-asian="bold" style:font-style-complex="normal" style:font-weight-complex="bold"/>
    </style:style>
    <style:style style:name="T69" style:family="text">
      <style:text-properties fo:color="#333333" loext:opacity="100%" style:font-name="Liberation Sans" fo:letter-spacing="normal" fo:font-style="normal" fo:font-weight="bold" officeooo:rsid="0028577c" style:font-style-asian="normal" style:font-weight-asian="bold" style:font-style-complex="normal" style:font-weight-complex="bold"/>
    </style:style>
    <style:style style:name="T70" style:family="text">
      <style:text-properties fo:color="#333333" loext:opacity="100%" style:font-name="Liberation Sans" fo:letter-spacing="normal" fo:font-style="normal" fo:font-weight="normal" style:font-style-asian="normal" style:font-style-complex="normal"/>
    </style:style>
    <style:style style:name="T71" style:family="text">
      <style:text-properties fo:color="#333333" loext:opacity="100%" style:font-name="Liberation Sans" fo:letter-spacing="normal" fo:font-style="normal" fo:font-weight="normal" officeooo:rsid="0013d568" style:font-style-asian="normal" style:font-style-complex="normal"/>
    </style:style>
    <style:style style:name="T72" style:family="text">
      <style:text-properties fo:color="#333333" loext:opacity="100%" style:font-name="Liberation Sans" fo:letter-spacing="normal" fo:font-style="normal" fo:font-weight="normal" officeooo:rsid="00152402" style:font-style-asian="normal" style:font-style-complex="normal"/>
    </style:style>
    <style:style style:name="T73" style:family="text">
      <style:text-properties fo:color="#333333" loext:opacity="100%" style:font-name="Liberation Sans" fo:letter-spacing="normal" fo:font-style="normal" fo:font-weight="normal" officeooo:rsid="001c52de" style:font-style-asian="normal" style:font-style-complex="normal"/>
    </style:style>
    <style:style style:name="T74" style:family="text">
      <style:text-properties fo:color="#333333" loext:opacity="100%" style:font-name="Liberation Sans" fo:letter-spacing="normal" fo:font-style="normal" fo:font-weight="normal" style:font-style-asian="normal" style:font-weight-asian="normal" style:font-style-complex="normal" style:font-weight-complex="normal"/>
    </style:style>
    <style:style style:name="T75" style:family="text">
      <style:text-properties fo:color="#333333" loext:opacity="100%" style:font-name="Liberation Sans" fo:letter-spacing="normal" fo:font-style="normal" fo:font-weight="normal" officeooo:rsid="001e9c1f" style:font-style-asian="normal" style:font-weight-asian="normal" style:font-style-complex="normal" style:font-weight-complex="normal"/>
    </style:style>
    <style:style style:name="T76" style:family="text">
      <style:text-properties fo:color="#333333" loext:opacity="100%" style:font-name="Liberation Sans" fo:letter-spacing="normal" fo:font-style="normal" fo:font-weight="normal" officeooo:rsid="00190bc9" style:font-style-asian="normal" style:font-weight-asian="normal" style:font-style-complex="normal" style:font-weight-complex="normal"/>
    </style:style>
    <style:style style:name="T77" style:family="text">
      <style:text-properties fo:color="#333333" loext:opacity="100%" style:font-name="Liberation Sans" fo:letter-spacing="normal" fo:font-style="normal" fo:font-weight="normal" officeooo:rsid="00225c08" style:font-style-asian="normal" style:font-weight-asian="normal" style:font-style-complex="normal" style:font-weight-complex="normal"/>
    </style:style>
    <style:style style:name="T78" style:family="text">
      <style:text-properties fo:color="#333333" loext:opacity="100%" style:font-name="Liberation Sans" fo:letter-spacing="normal" fo:font-style="normal" fo:font-weight="normal" officeooo:rsid="00219933" style:font-style-asian="normal" style:font-weight-asian="normal" style:font-style-complex="normal" style:font-weight-complex="normal"/>
    </style:style>
    <style:style style:name="T79" style:family="text">
      <style:text-properties fo:color="#333333" loext:opacity="100%" style:font-name="Liberation Sans" fo:letter-spacing="normal" fo:font-style="normal" fo:font-weight="normal" officeooo:rsid="0026197b" style:font-style-asian="normal" style:font-weight-asian="normal" style:font-style-complex="normal" style:font-weight-complex="normal"/>
    </style:style>
    <style:style style:name="T80" style:family="text">
      <style:text-properties fo:color="#333333" loext:opacity="100%" style:font-name="Liberation Sans" fo:letter-spacing="normal" fo:font-weight="normal" style:font-style-asian="normal" style:font-weight-asian="normal" style:font-style-complex="normal" style:font-weight-complex="normal"/>
    </style:style>
    <style:style style:name="T81" style:family="text">
      <style:text-properties fo:color="#333333" loext:opacity="100%" style:font-name="Liberation Sans" fo:letter-spacing="normal" fo:font-weight="normal" officeooo:rsid="0011419a" style:font-style-asian="normal" style:font-weight-asian="normal" style:font-style-complex="normal" style:font-weight-complex="normal"/>
    </style:style>
    <style:style style:name="T82" style:family="text">
      <style:text-properties fo:color="#333333" loext:opacity="100%" style:font-name="Liberation Sans" fo:letter-spacing="normal" fo:font-weight="normal" style:font-weight-asian="bold" style:font-weight-complex="bold"/>
    </style:style>
    <style:style style:name="T83" style:family="text">
      <style:text-properties fo:color="#333333" loext:opacity="100%" style:font-name="Liberation Sans" fo:font-size="12pt" fo:letter-spacing="normal" fo:font-style="normal" style:font-size-asian="12pt" style:font-style-asian="normal" style:font-size-complex="12pt" style:font-style-complex="normal"/>
    </style:style>
    <style:style style:name="T84" style:family="text">
      <style:text-properties fo:color="#333333" loext:opacity="100%" style:font-name="Liberation Sans" fo:font-size="14pt" fo:letter-spacing="normal" fo:font-style="normal" fo:font-weight="bold" style:font-size-asian="14pt" style:font-style-asian="normal" style:font-weight-asian="bold" style:font-size-complex="14pt" style:font-style-complex="normal" style:font-weight-complex="bold"/>
    </style:style>
    <style:style style:name="T85" style:family="text">
      <style:text-properties fo:color="#333333" loext:opacity="100%" style:font-name="Liberation Sans" fo:font-size="14pt" fo:letter-spacing="normal" fo:font-style="normal" fo:font-weight="bold" officeooo:rsid="00190bc9" style:font-size-asian="14pt" style:font-style-asian="normal" style:font-weight-asian="bold" style:font-size-complex="14pt" style:font-style-complex="normal" style:font-weight-complex="bold"/>
    </style:style>
    <style:style style:name="T86" style:family="text">
      <style:text-properties fo:color="#333333" loext:opacity="100%" style:font-name="Liberation Sans" fo:font-size="14pt" fo:letter-spacing="normal" fo:font-style="normal" fo:font-weight="bold" officeooo:rsid="001e9c1f" style:font-size-asian="14pt" style:font-style-asian="normal" style:font-weight-asian="bold" style:font-size-complex="14pt" style:font-style-complex="normal" style:font-weight-complex="bold"/>
    </style:style>
    <style:style style:name="T87" style:family="text">
      <style:text-properties fo:color="#333333" loext:opacity="100%" style:font-name="Liberation Sans" fo:font-size="14pt" fo:letter-spacing="normal" fo:font-style="normal" fo:font-weight="bold" officeooo:rsid="0028577c" style:font-size-asian="14pt" style:font-style-asian="normal" style:font-weight-asian="bold" style:font-size-complex="14pt" style:font-style-complex="normal" style:font-weight-complex="bold"/>
    </style:style>
    <style:style style:name="T88" style:family="text">
      <style:text-properties fo:color="#333333" loext:opacity="100%" style:font-name="Liberation Sans" fo:font-size="14pt" fo:letter-spacing="normal" fo:font-style="normal" fo:font-weight="normal" style:font-size-asian="14pt" style:font-style-asian="normal" style:font-size-complex="14pt" style:font-style-complex="normal"/>
    </style:style>
    <style:style style:name="T89" style:family="text">
      <style:text-properties fo:color="#333333" loext:opacity="100%" style:font-name="Liberation Sans" fo:font-size="14pt" fo:letter-spacing="normal" fo:font-style="normal" fo:font-weight="normal" officeooo:rsid="0013d568" style:font-size-asian="14pt" style:font-style-asian="normal" style:font-size-complex="14pt" style:font-style-complex="normal"/>
    </style:style>
    <style:style style:name="T90" style:family="text">
      <style:text-properties fo:color="#333333" loext:opacity="100%" style:font-name="Liberation Sans" fo:font-size="14pt" fo:letter-spacing="normal" fo:font-style="normal" fo:font-weight="normal" officeooo:rsid="00152402" style:font-size-asian="14pt" style:font-style-asian="normal" style:font-size-complex="14pt" style:font-style-complex="normal"/>
    </style:style>
    <style:style style:name="T91" style:family="text">
      <style:text-properties fo:color="#333333" loext:opacity="100%" style:font-name="Liberation Sans" fo:font-size="14pt" fo:letter-spacing="normal" fo:font-style="normal" fo:font-weight="normal" officeooo:rsid="001c52de" style:font-size-asian="14pt" style:font-style-asian="normal" style:font-size-complex="14pt" style:font-style-complex="normal"/>
    </style:style>
    <style:style style:name="T92" style:family="text">
      <style:text-properties fo:color="#333333" loext:opacity="100%" style:font-name="Liberation Sans" fo:font-size="14pt" fo:letter-spacing="normal" fo:font-style="normal" fo:font-weight="normal" style:font-size-asian="14pt" style:font-style-asian="normal" style:font-weight-asian="normal" style:font-size-complex="14pt" style:font-style-complex="normal" style:font-weight-complex="normal"/>
    </style:style>
    <style:style style:name="T93" style:family="text">
      <style:text-properties fo:color="#333333" loext:opacity="100%" style:font-name="Liberation Sans" fo:font-size="14pt" fo:letter-spacing="normal" fo:font-style="normal" fo:font-weight="normal" officeooo:rsid="001e9c1f" style:font-size-asian="14pt" style:font-style-asian="normal" style:font-weight-asian="normal" style:font-size-complex="14pt" style:font-style-complex="normal" style:font-weight-complex="normal"/>
    </style:style>
    <style:style style:name="T94" style:family="text">
      <style:text-properties fo:color="#333333" loext:opacity="100%" style:font-name="Liberation Sans" fo:font-size="14pt" fo:letter-spacing="normal" fo:font-style="normal" fo:font-weight="normal" officeooo:rsid="00190bc9" style:font-size-asian="14pt" style:font-style-asian="normal" style:font-weight-asian="normal" style:font-size-complex="14pt" style:font-style-complex="normal" style:font-weight-complex="normal"/>
    </style:style>
    <style:style style:name="T95" style:family="text">
      <style:text-properties fo:color="#333333" loext:opacity="100%" style:font-name="Liberation Sans" fo:font-size="14pt" fo:letter-spacing="normal" fo:font-style="normal" fo:font-weight="normal" officeooo:rsid="00225c08" style:font-size-asian="14pt" style:font-style-asian="normal" style:font-weight-asian="normal" style:font-size-complex="14pt" style:font-style-complex="normal" style:font-weight-complex="normal"/>
    </style:style>
    <style:style style:name="T96" style:family="text">
      <style:text-properties fo:color="#333333" loext:opacity="100%" style:font-name="Liberation Sans" fo:font-size="14pt" fo:letter-spacing="normal" fo:font-style="normal" fo:font-weight="normal" officeooo:rsid="00219933" style:font-size-asian="14pt" style:font-style-asian="normal" style:font-weight-asian="normal" style:font-size-complex="14pt" style:font-style-complex="normal" style:font-weight-complex="normal"/>
    </style:style>
    <style:style style:name="T97" style:family="text">
      <style:text-properties fo:color="#333333" loext:opacity="100%" style:font-name="Liberation Sans" fo:font-size="14pt" fo:letter-spacing="normal" fo:font-style="normal" fo:font-weight="normal" officeooo:rsid="0026197b" style:font-size-asian="14pt" style:font-style-asian="normal" style:font-weight-asian="normal" style:font-size-complex="14pt" style:font-style-complex="normal" style:font-weight-complex="normal"/>
    </style:style>
    <style:style style:name="T98" style:family="text">
      <style:text-properties fo:color="#333333" loext:opacity="100%" style:font-name="Liberation Sans" fo:font-size="14pt" fo:letter-spacing="normal" fo:font-style="normal" style:font-size-asian="14pt" style:font-style-asian="normal" style:font-size-complex="14pt" style:font-style-complex="normal"/>
    </style:style>
    <style:style style:name="T99" style:family="text">
      <style:text-properties fo:color="#333333" loext:opacity="100%" style:font-name="Liberation Sans" fo:font-size="14pt" fo:letter-spacing="normal" fo:font-style="normal" officeooo:rsid="00152402" style:font-size-asian="14pt" style:font-style-asian="normal" style:font-size-complex="14pt" style:font-style-complex="normal"/>
    </style:style>
    <style:style style:name="T100" style:family="text">
      <style:text-properties fo:color="#333333" loext:opacity="100%" style:font-name="Liberation Sans" fo:font-size="14pt" fo:letter-spacing="normal" fo:font-style="normal" officeooo:rsid="001e9c1f" style:font-size-asian="14pt" style:font-style-asian="normal" style:font-size-complex="14pt" style:font-style-complex="normal"/>
    </style:style>
    <style:style style:name="T101" style:family="text">
      <style:text-properties fo:color="#333333" loext:opacity="100%" style:font-name="Liberation Sans" fo:font-size="14pt" fo:letter-spacing="normal" fo:font-style="normal" officeooo:rsid="00219933" style:font-size-asian="14pt" style:font-style-asian="normal" style:font-size-complex="14pt" style:font-style-complex="normal"/>
    </style:style>
    <style:style style:name="T102" style:family="text">
      <style:text-properties fo:color="#333333" loext:opacity="100%" style:font-name="Liberation Sans" fo:font-size="14pt" fo:letter-spacing="normal" fo:font-style="normal" officeooo:rsid="00225c08" style:font-size-asian="14pt" style:font-style-asian="normal" style:font-size-complex="14pt" style:font-style-complex="normal"/>
    </style:style>
    <style:style style:name="T103" style:family="text">
      <style:text-properties fo:color="#333333" loext:opacity="100%" style:font-name="Liberation Sans" fo:font-size="14pt" fo:letter-spacing="normal" fo:font-style="normal" officeooo:rsid="00298642" style:font-size-asian="14pt" style:font-style-asian="normal" style:font-size-complex="14pt" style:font-style-complex="normal"/>
    </style:style>
    <style:style style:name="T104" style:family="text">
      <style:text-properties fo:color="#333333" loext:opacity="100%" style:font-name="Liberation Sans" fo:font-size="14pt" fo:letter-spacing="normal" fo:font-weight="normal" style:font-size-asian="14pt" style:font-style-asian="normal" style:font-weight-asian="normal" style:font-size-complex="14pt" style:font-style-complex="normal" style:font-weight-complex="normal"/>
    </style:style>
    <style:style style:name="T105" style:family="text">
      <style:text-properties fo:color="#333333" loext:opacity="100%" style:font-name="Liberation Sans" fo:font-size="14pt" fo:letter-spacing="normal" fo:font-weight="normal" officeooo:rsid="0011419a" style:font-size-asian="14pt" style:font-style-asian="normal" style:font-weight-asian="normal" style:font-size-complex="14pt" style:font-style-complex="normal" style:font-weight-complex="normal"/>
    </style:style>
    <style:style style:name="T106" style:family="text">
      <style:text-properties fo:color="#333333" loext:opacity="100%" style:font-name="Liberation Sans" fo:font-size="14pt" fo:letter-spacing="normal" fo:font-weight="normal" style:font-size-asian="14pt" style:font-weight-asian="bold" style:font-size-complex="14pt" style:font-weight-complex="bold"/>
    </style:style>
    <style:style style:name="T107" style:family="text">
      <style:text-properties fo:color="#333333" loext:opacity="100%" style:font-name="Liberation Sans" fo:font-size="16pt" fo:letter-spacing="normal" fo:font-style="normal" fo:font-weight="bold" officeooo:rsid="0028577c" style:font-size-asian="16pt" style:font-style-asian="normal" style:font-weight-asian="bold" style:font-size-complex="16pt" style:font-style-complex="normal" style:font-weight-complex="bold"/>
    </style:style>
    <style:style style:name="T108" style:family="text">
      <style:text-properties fo:color="#333333" loext:opacity="100%" fo:letter-spacing="normal"/>
    </style:style>
    <style:style style:name="T109" style:family="text">
      <style:text-properties fo:color="#333333" loext:opacity="100%" fo:letter-spacing="normal" fo:font-style="normal" style:font-style-asian="normal" style:font-style-complex="normal"/>
    </style:style>
    <style:style style:name="T110" style:family="text">
      <style:text-properties fo:color="#333333" loext:opacity="100%" fo:letter-spacing="normal" fo:font-style="normal" officeooo:rsid="0026197b" style:font-style-asian="normal" style:font-style-complex="normal"/>
    </style:style>
    <style:style style:name="T111" style:family="text">
      <style:text-properties fo:color="#333333" loext:opacity="100%" fo:letter-spacing="normal" fo:font-style="normal" officeooo:rsid="00219933" style:font-style-asian="normal" style:font-style-complex="normal"/>
    </style:style>
    <style:style style:name="T112" style:family="text">
      <style:text-properties fo:color="#333333" loext:opacity="100%" fo:letter-spacing="normal" fo:font-style="normal" officeooo:rsid="00152402" style:font-style-asian="normal" style:font-style-complex="normal"/>
    </style:style>
    <style:style style:name="T113" style:family="text">
      <style:text-properties fo:color="#333333" loext:opacity="100%" fo:letter-spacing="normal" fo:font-style="normal" officeooo:rsid="0016a7b2" style:font-style-asian="normal" style:font-style-complex="normal"/>
    </style:style>
    <style:style style:name="T114" style:family="text">
      <style:text-properties fo:color="#333333" loext:opacity="100%" fo:letter-spacing="normal" fo:font-style="normal" officeooo:rsid="00190bc9" style:font-style-asian="normal" style:font-style-complex="normal"/>
    </style:style>
    <style:style style:name="T115" style:family="text">
      <style:text-properties fo:color="#333333" loext:opacity="100%" fo:letter-spacing="normal" fo:font-style="normal" officeooo:rsid="001db8ff" style:font-style-asian="normal" style:font-style-complex="normal"/>
    </style:style>
    <style:style style:name="T116" style:family="text">
      <style:text-properties fo:color="#333333" loext:opacity="100%" fo:letter-spacing="normal" fo:font-style="normal" officeooo:rsid="0024276a" style:font-style-asian="normal" style:font-style-complex="normal"/>
    </style:style>
    <style:style style:name="T117" style:family="text">
      <style:text-properties fo:color="#333333" loext:opacity="100%" fo:letter-spacing="normal" fo:font-style="normal" officeooo:rsid="0027cdc3" style:font-style-asian="normal" style:font-style-complex="normal"/>
    </style:style>
    <style:style style:name="T118" style:family="text">
      <style:text-properties fo:color="#333333" loext:opacity="100%" fo:letter-spacing="normal" fo:font-style="normal" officeooo:rsid="0028577c" style:font-style-asian="normal" style:font-style-complex="normal"/>
    </style:style>
    <style:style style:name="T119" style:family="text">
      <style:text-properties fo:color="#333333" loext:opacity="100%" fo:letter-spacing="normal" fo:font-style="normal" officeooo:rsid="00298642" style:font-style-asian="normal" style:font-style-complex="normal"/>
    </style:style>
    <style:style style:name="T120" style:family="text">
      <style:text-properties fo:color="#333333" loext:opacity="100%" fo:letter-spacing="normal" fo:font-style="normal" fo:font-weight="bold" style:font-style-asian="normal" style:font-weight-asian="bold" style:font-style-complex="normal" style:font-weight-complex="bold"/>
    </style:style>
    <style:style style:name="T121" style:family="text">
      <style:text-properties fo:color="#333333" loext:opacity="100%" fo:letter-spacing="normal" fo:font-style="normal" fo:font-weight="bold" officeooo:rsid="00152402" style:font-style-asian="normal" style:font-weight-asian="bold" style:font-style-complex="normal" style:font-weight-complex="bold"/>
    </style:style>
    <style:style style:name="T122" style:family="text">
      <style:text-properties fo:color="#333333" loext:opacity="100%" fo:letter-spacing="normal" fo:font-style="normal" fo:font-weight="bold" officeooo:rsid="00190bc9" style:font-style-asian="normal" style:font-weight-asian="bold" style:font-style-complex="normal" style:font-weight-complex="bold"/>
    </style:style>
    <style:style style:name="T123" style:family="text">
      <style:text-properties fo:color="#333333" loext:opacity="100%" fo:letter-spacing="normal" fo:font-style="normal" fo:font-weight="bold" officeooo:rsid="001e9c1f" style:font-style-asian="normal" style:font-weight-asian="bold" style:font-style-complex="normal" style:font-weight-complex="bold"/>
    </style:style>
    <style:style style:name="T124" style:family="text">
      <style:text-properties fo:color="#333333" loext:opacity="100%" fo:letter-spacing="normal" fo:font-style="normal" fo:font-weight="bold" officeooo:rsid="00225c08" style:font-style-asian="normal" style:font-weight-asian="bold" style:font-style-complex="normal" style:font-weight-complex="bold"/>
    </style:style>
    <style:style style:name="T125" style:family="text">
      <style:text-properties fo:color="#333333" loext:opacity="100%" fo:letter-spacing="normal" fo:font-style="normal" fo:font-weight="bold" officeooo:rsid="00219933" style:font-style-asian="normal" style:font-weight-asian="bold" style:font-style-complex="normal" style:font-weight-complex="bold"/>
    </style:style>
    <style:style style:name="T126" style:family="text">
      <style:text-properties fo:color="#333333" loext:opacity="100%" fo:letter-spacing="normal" fo:font-style="normal" fo:font-weight="bold" officeooo:rsid="0026197b" style:font-style-asian="normal" style:font-weight-asian="bold" style:font-style-complex="normal" style:font-weight-complex="bold"/>
    </style:style>
    <style:style style:name="T127" style:family="text">
      <style:text-properties fo:color="#333333" loext:opacity="100%" fo:letter-spacing="normal" fo:font-style="normal" fo:font-weight="bold" officeooo:rsid="0028577c" style:font-style-asian="normal" style:font-weight-asian="bold" style:font-style-complex="normal" style:font-weight-complex="bold"/>
    </style:style>
    <style:style style:name="T128" style:family="text">
      <style:text-properties fo:color="#333333" loext:opacity="100%" fo:letter-spacing="normal" fo:font-style="normal" fo:font-weight="normal" style:font-style-asian="normal" style:font-style-complex="normal"/>
    </style:style>
    <style:style style:name="T129" style:family="text">
      <style:text-properties fo:color="#333333" loext:opacity="100%" fo:letter-spacing="normal" fo:font-style="normal" fo:font-weight="normal" officeooo:rsid="00152402" style:font-style-asian="normal" style:font-style-complex="normal"/>
    </style:style>
    <style:style style:name="T130" style:family="text">
      <style:text-properties fo:color="#333333" loext:opacity="100%" fo:letter-spacing="normal" fo:font-style="normal" fo:font-weight="normal" officeooo:rsid="00190bc9" style:font-style-asian="normal" style:font-style-complex="normal"/>
    </style:style>
    <style:style style:name="T131" style:family="text">
      <style:text-properties fo:color="#333333" loext:opacity="100%" fo:letter-spacing="normal" fo:font-style="normal" fo:font-weight="normal" officeooo:rsid="001a7140" style:font-style-asian="normal" style:font-style-complex="normal"/>
    </style:style>
    <style:style style:name="T132" style:family="text">
      <style:text-properties fo:color="#333333" loext:opacity="100%" fo:letter-spacing="normal" fo:font-style="normal" fo:font-weight="normal" style:font-style-asian="normal" style:font-weight-asian="normal" style:font-style-complex="normal" style:font-weight-complex="normal"/>
    </style:style>
    <style:style style:name="T133" style:family="text">
      <style:text-properties fo:color="#333333" loext:opacity="100%" fo:letter-spacing="normal" fo:font-style="normal" fo:font-weight="normal" officeooo:rsid="001c52de" style:font-style-asian="normal" style:font-weight-asian="normal" style:font-style-complex="normal" style:font-weight-complex="normal"/>
    </style:style>
    <style:style style:name="T134" style:family="text">
      <style:text-properties fo:color="#333333" loext:opacity="100%" fo:letter-spacing="normal" fo:font-style="normal" fo:font-weight="normal" officeooo:rsid="001e9c1f" style:font-style-asian="normal" style:font-weight-asian="normal" style:font-style-complex="normal" style:font-weight-complex="normal"/>
    </style:style>
    <style:style style:name="T135" style:family="text">
      <style:text-properties fo:color="#333333" loext:opacity="100%" fo:letter-spacing="normal" fo:font-style="normal" fo:font-weight="normal" officeooo:rsid="00225c08" style:font-style-asian="normal" style:font-weight-asian="normal" style:font-style-complex="normal" style:font-weight-complex="normal"/>
    </style:style>
    <style:style style:name="T136" style:family="text">
      <style:text-properties fo:color="#333333" loext:opacity="100%" fo:letter-spacing="normal" fo:font-style="normal" fo:font-weight="normal" officeooo:rsid="00219933" style:font-style-asian="normal" style:font-weight-asian="normal" style:font-style-complex="normal" style:font-weight-complex="normal"/>
    </style:style>
    <style:style style:name="T137" style:family="text">
      <style:text-properties fo:color="#333333" loext:opacity="100%" fo:letter-spacing="normal" fo:font-style="normal" fo:font-weight="normal" officeooo:rsid="0028577c" style:font-style-asian="normal" style:font-weight-asian="normal" style:font-style-complex="normal" style:font-weight-complex="normal"/>
    </style:style>
    <style:style style:name="T138" style:family="text">
      <style:text-properties fo:color="#333333" loext:opacity="100%" fo:letter-spacing="normal" fo:font-style="normal" style:text-underline-style="solid" style:text-underline-width="auto" style:text-underline-color="font-color" style:font-style-asian="normal" style:font-style-complex="normal"/>
    </style:style>
    <style:style style:name="T139" style:family="text">
      <style:text-properties fo:color="#333333" loext:opacity="100%" fo:letter-spacing="normal" style:font-style-asian="normal" style:font-weight-asian="bold" style:font-style-complex="normal" style:font-weight-complex="bold"/>
    </style:style>
    <style:style style:name="T140" style:family="text">
      <style:text-properties fo:color="#333333" loext:opacity="100%" fo:letter-spacing="normal" style:font-style-asian="normal" style:font-style-complex="normal"/>
    </style:style>
    <style:style style:name="T141" style:family="text">
      <style:text-properties fo:color="#333333" loext:opacity="100%" fo:letter-spacing="normal" officeooo:rsid="0011419a"/>
    </style:style>
    <style:style style:name="T142" style:family="text">
      <style:text-properties fo:color="#333333" loext:opacity="100%" fo:letter-spacing="normal" fo:font-weight="normal" style:font-weight-asian="bold" style:font-weight-complex="bold"/>
    </style:style>
    <style:style style:name="T143" style:family="text">
      <style:text-properties fo:color="#333333" loext:opacity="100%" fo:letter-spacing="normal" fo:font-weight="normal" officeooo:rsid="0011419a" style:font-weight-asian="bold" style:font-weight-complex="bold"/>
    </style:style>
    <style:style style:name="T144" style:family="text">
      <style:text-properties fo:color="#333333" loext:opacity="100%" fo:letter-spacing="normal" fo:font-weight="normal" officeooo:rsid="0013d568" style:font-weight-asian="bold" style:font-weight-complex="bold"/>
    </style:style>
    <style:style style:name="T145" style:family="text">
      <style:text-properties fo:color="#333333" loext:opacity="100%" fo:font-size="16pt" fo:letter-spacing="normal" fo:font-style="normal" fo:font-weight="bold" officeooo:rsid="00219933" style:font-size-asian="16pt" style:font-style-asian="normal" style:font-weight-asian="bold" style:font-size-complex="16pt" style:font-style-complex="normal" style:font-weight-complex="bold"/>
    </style:style>
    <style:style style:name="T146" style:family="text">
      <style:text-properties fo:color="#333333" loext:opacity="100%" fo:font-size="16pt" fo:letter-spacing="normal" fo:font-style="normal" fo:font-weight="bold" officeooo:rsid="0026197b" style:font-size-asian="16pt" style:font-style-asian="normal" style:font-weight-asian="bold" style:font-size-complex="16pt" style:font-style-complex="normal" style:font-weight-complex="bold"/>
    </style:style>
    <style:style style:name="T147" style:family="text">
      <style:text-properties fo:color="#333333" loext:opacity="100%" fo:font-size="16pt" fo:letter-spacing="normal" fo:font-style="normal" fo:font-weight="bold" officeooo:rsid="0028577c" style:font-size-asian="16pt" style:font-style-asian="normal" style:font-weight-asian="bold" style:font-size-complex="16pt" style:font-style-complex="normal" style:font-weight-complex="bold"/>
    </style:style>
    <style:style style:name="T148" style:family="text">
      <style:text-properties fo:color="#333333" loext:opacity="100%" fo:font-size="14pt" fo:letter-spacing="normal" fo:font-style="normal" fo:font-weight="normal" style:font-size-asian="14pt" style:font-style-asian="normal" style:font-size-complex="14pt" style:font-style-complex="normal"/>
    </style:style>
    <style:style style:name="T149" style:family="text">
      <style:text-properties fo:color="#333333" loext:opacity="100%" fo:font-size="14pt" fo:letter-spacing="normal" fo:font-style="normal" fo:font-weight="normal" officeooo:rsid="00152402" style:font-size-asian="14pt" style:font-style-asian="normal" style:font-size-complex="14pt" style:font-style-complex="normal"/>
    </style:style>
    <style:style style:name="T150" style:family="text">
      <style:text-properties fo:color="#333333" loext:opacity="100%" fo:font-size="14pt" fo:letter-spacing="normal" fo:font-style="normal" fo:font-weight="normal" officeooo:rsid="0013d568" style:font-size-asian="14pt" style:font-style-asian="normal" style:font-size-complex="14pt" style:font-style-complex="normal"/>
    </style:style>
    <style:style style:name="T151" style:family="text">
      <style:text-properties fo:color="#333333" loext:opacity="100%" fo:font-size="14pt" fo:letter-spacing="normal" fo:font-style="normal" fo:font-weight="normal" officeooo:rsid="001c52de" style:font-size-asian="14pt" style:font-style-asian="normal" style:font-size-complex="14pt" style:font-style-complex="normal"/>
    </style:style>
    <style:style style:name="T152" style:family="text">
      <style:text-properties fo:color="#333333" loext:opacity="100%" fo:font-size="14pt" fo:letter-spacing="normal" fo:font-style="normal" fo:font-weight="normal" style:font-size-asian="14pt" style:font-style-asian="normal" style:font-weight-asian="normal" style:font-size-complex="14pt" style:font-style-complex="normal" style:font-weight-complex="normal"/>
    </style:style>
    <style:style style:name="T153" style:family="text">
      <style:text-properties fo:color="#333333" loext:opacity="100%" fo:font-size="14pt" fo:letter-spacing="normal" fo:font-style="normal" fo:font-weight="normal" officeooo:rsid="001e9c1f" style:font-size-asian="14pt" style:font-style-asian="normal" style:font-weight-asian="normal" style:font-size-complex="14pt" style:font-style-complex="normal" style:font-weight-complex="normal"/>
    </style:style>
    <style:style style:name="T154" style:family="text">
      <style:text-properties fo:color="#333333" loext:opacity="100%" fo:font-size="14pt" fo:letter-spacing="normal" fo:font-style="normal" fo:font-weight="normal" officeooo:rsid="00190bc9" style:font-size-asian="14pt" style:font-style-asian="normal" style:font-weight-asian="normal" style:font-size-complex="14pt" style:font-style-complex="normal" style:font-weight-complex="normal"/>
    </style:style>
    <style:style style:name="T155" style:family="text">
      <style:text-properties fo:color="#333333" loext:opacity="100%" fo:font-size="14pt" fo:letter-spacing="normal" fo:font-style="normal" fo:font-weight="normal" officeooo:rsid="00225c08" style:font-size-asian="14pt" style:font-style-asian="normal" style:font-weight-asian="normal" style:font-size-complex="14pt" style:font-style-complex="normal" style:font-weight-complex="normal"/>
    </style:style>
    <style:style style:name="T156" style:family="text">
      <style:text-properties fo:color="#333333" loext:opacity="100%" fo:font-size="14pt" fo:letter-spacing="normal" fo:font-style="normal" fo:font-weight="normal" officeooo:rsid="00219933" style:font-size-asian="14pt" style:font-style-asian="normal" style:font-weight-asian="normal" style:font-size-complex="14pt" style:font-style-complex="normal" style:font-weight-complex="normal"/>
    </style:style>
    <style:style style:name="T157" style:family="text">
      <style:text-properties fo:color="#333333" loext:opacity="100%" fo:font-size="14pt" fo:letter-spacing="normal" fo:font-style="normal" fo:font-weight="normal" officeooo:rsid="0026197b" style:font-size-asian="14pt" style:font-style-asian="normal" style:font-weight-asian="normal" style:font-size-complex="14pt" style:font-style-complex="normal" style:font-weight-complex="normal"/>
    </style:style>
    <style:style style:name="T158" style:family="text">
      <style:text-properties fo:color="#333333" loext:opacity="100%" fo:font-size="14pt" fo:letter-spacing="normal" fo:font-style="normal" fo:font-weight="bold" style:font-size-asian="14pt" style:font-style-asian="normal" style:font-weight-asian="bold" style:font-size-complex="14pt" style:font-style-complex="normal" style:font-weight-complex="bold"/>
    </style:style>
    <style:style style:name="T159" style:family="text">
      <style:text-properties fo:color="#333333" loext:opacity="100%" fo:font-size="14pt" fo:letter-spacing="normal" fo:font-style="normal" fo:font-weight="bold" officeooo:rsid="00190bc9" style:font-size-asian="14pt" style:font-style-asian="normal" style:font-weight-asian="bold" style:font-size-complex="14pt" style:font-style-complex="normal" style:font-weight-complex="bold"/>
    </style:style>
    <style:style style:name="T160" style:family="text">
      <style:text-properties fo:color="#333333" loext:opacity="100%" fo:font-size="14pt" fo:letter-spacing="normal" fo:font-style="normal" fo:font-weight="bold" officeooo:rsid="001e9c1f" style:font-size-asian="14pt" style:font-style-asian="normal" style:font-weight-asian="bold" style:font-size-complex="14pt" style:font-style-complex="normal" style:font-weight-complex="bold"/>
    </style:style>
    <style:style style:name="T161" style:family="text">
      <style:text-properties fo:color="#333333" loext:opacity="100%" fo:font-size="14pt" fo:letter-spacing="normal" fo:font-style="normal" fo:font-weight="bold" officeooo:rsid="0028577c" style:font-size-asian="14pt" style:font-style-asian="normal" style:font-weight-asian="bold" style:font-size-complex="14pt" style:font-style-complex="normal" style:font-weight-complex="bold"/>
    </style:style>
    <style:style style:name="T162" style:family="text">
      <style:text-properties fo:color="#333333" loext:opacity="100%" fo:font-size="14pt" fo:letter-spacing="normal" fo:font-style="normal" style:font-size-asian="14pt" style:font-style-asian="normal" style:font-size-complex="14pt" style:font-style-complex="normal"/>
    </style:style>
    <style:style style:name="T163" style:family="text">
      <style:text-properties fo:color="#333333" loext:opacity="100%" fo:font-size="14pt" fo:letter-spacing="normal" fo:font-style="normal" officeooo:rsid="00152402" style:font-size-asian="14pt" style:font-style-asian="normal" style:font-size-complex="14pt" style:font-style-complex="normal"/>
    </style:style>
    <style:style style:name="T164" style:family="text">
      <style:text-properties fo:color="#333333" loext:opacity="100%" fo:font-size="14pt" fo:letter-spacing="normal" fo:font-style="normal" officeooo:rsid="001e9c1f" style:font-size-asian="14pt" style:font-style-asian="normal" style:font-size-complex="14pt" style:font-style-complex="normal"/>
    </style:style>
    <style:style style:name="T165" style:family="text">
      <style:text-properties fo:color="#333333" loext:opacity="100%" fo:font-size="14pt" fo:letter-spacing="normal" fo:font-style="normal" officeooo:rsid="00219933" style:font-size-asian="14pt" style:font-style-asian="normal" style:font-size-complex="14pt" style:font-style-complex="normal"/>
    </style:style>
    <style:style style:name="T166" style:family="text">
      <style:text-properties fo:color="#333333" loext:opacity="100%" fo:font-size="14pt" fo:letter-spacing="normal" fo:font-style="normal" officeooo:rsid="00225c08" style:font-size-asian="14pt" style:font-style-asian="normal" style:font-size-complex="14pt" style:font-style-complex="normal"/>
    </style:style>
    <style:style style:name="T167" style:family="text">
      <style:text-properties fo:color="#333333" loext:opacity="100%" fo:font-size="14pt" fo:letter-spacing="normal" fo:font-style="normal" officeooo:rsid="00298642" style:font-size-asian="14pt" style:font-style-asian="normal" style:font-size-complex="14pt" style:font-style-complex="normal"/>
    </style:style>
    <style:style style:name="T168" style:family="text">
      <style:text-properties fo:color="#333333" loext:opacity="100%" fo:font-size="14pt" fo:letter-spacing="normal" fo:font-weight="normal" style:font-size-asian="14pt" style:font-style-asian="normal" style:font-weight-asian="normal" style:font-size-complex="14pt" style:font-style-complex="normal" style:font-weight-complex="normal"/>
    </style:style>
    <style:style style:name="T169" style:family="text">
      <style:text-properties fo:color="#333333" loext:opacity="100%" fo:font-size="14pt" fo:letter-spacing="normal" fo:font-weight="normal" officeooo:rsid="0011419a" style:font-size-asian="14pt" style:font-style-asian="normal" style:font-weight-asian="normal" style:font-size-complex="14pt" style:font-style-complex="normal" style:font-weight-complex="normal"/>
    </style:style>
    <style:style style:name="T170" style:family="text">
      <style:text-properties fo:color="#333333" loext:opacity="100%" fo:font-size="14pt" fo:letter-spacing="normal" fo:font-weight="normal" style:font-size-asian="14pt" style:font-weight-asian="bold" style:font-size-complex="14pt" style:font-weight-complex="bold"/>
    </style:style>
    <style:style style:name="T171" style:family="text">
      <style:text-properties fo:font-size="12.75pt" style:font-style-asian="normal" style:font-style-complex="normal"/>
    </style:style>
    <style:style style:name="T172" style:family="text">
      <style:text-properties fo:letter-spacing="normal"/>
    </style:style>
    <style:style style:name="T173" style:family="text">
      <style:text-properties fo:letter-spacing="normal" fo:font-style="normal" style:font-style-asian="normal" style:font-style-complex="normal"/>
    </style:style>
    <style:style style:name="T174" style:family="text">
      <style:text-properties fo:letter-spacing="normal" fo:font-style="normal" officeooo:rsid="00152402" style:font-style-asian="normal" style:font-style-complex="normal"/>
    </style:style>
    <style:style style:name="T175" style:family="text">
      <style:text-properties fo:letter-spacing="normal" fo:font-style="normal" officeooo:rsid="0016a7b2" style:font-style-asian="normal" style:font-style-complex="normal"/>
    </style:style>
    <style:style style:name="T176" style:family="text">
      <style:text-properties fo:letter-spacing="normal" fo:font-style="normal" officeooo:rsid="00190bc9" style:font-style-asian="normal" style:font-style-complex="normal"/>
    </style:style>
    <style:style style:name="T177" style:family="text">
      <style:text-properties fo:letter-spacing="normal" fo:font-style="normal" officeooo:rsid="001db8ff" style:font-style-asian="normal" style:font-style-complex="normal"/>
    </style:style>
    <style:style style:name="T178" style:family="text">
      <style:text-properties fo:letter-spacing="normal" fo:font-style="normal" officeooo:rsid="00219933" style:font-style-asian="normal" style:font-style-complex="normal"/>
    </style:style>
    <style:style style:name="T179" style:family="text">
      <style:text-properties fo:letter-spacing="normal" fo:font-style="normal" officeooo:rsid="0024276a" style:font-style-asian="normal" style:font-style-complex="normal"/>
    </style:style>
    <style:style style:name="T180" style:family="text">
      <style:text-properties fo:letter-spacing="normal" fo:font-style="normal" officeooo:rsid="0026197b" style:font-style-asian="normal" style:font-style-complex="normal"/>
    </style:style>
    <style:style style:name="T181" style:family="text">
      <style:text-properties fo:letter-spacing="normal" fo:font-style="normal" officeooo:rsid="0027cdc3" style:font-style-asian="normal" style:font-style-complex="normal"/>
    </style:style>
    <style:style style:name="T182" style:family="text">
      <style:text-properties fo:letter-spacing="normal" fo:font-style="normal" officeooo:rsid="0028577c" style:font-style-asian="normal" style:font-style-complex="normal"/>
    </style:style>
    <style:style style:name="T183" style:family="text">
      <style:text-properties fo:letter-spacing="normal" fo:font-style="normal" officeooo:rsid="00298642" style:font-style-asian="normal" style:font-style-complex="normal"/>
    </style:style>
    <style:style style:name="T184" style:family="text">
      <style:text-properties fo:letter-spacing="normal" fo:font-style="normal" fo:font-weight="bold" style:font-style-asian="normal" style:font-weight-asian="bold" style:font-style-complex="normal" style:font-weight-complex="bold"/>
    </style:style>
    <style:style style:name="T185" style:family="text">
      <style:text-properties fo:letter-spacing="normal" fo:font-style="normal" fo:font-weight="bold" officeooo:rsid="00152402" style:font-style-asian="normal" style:font-weight-asian="bold" style:font-style-complex="normal" style:font-weight-complex="bold"/>
    </style:style>
    <style:style style:name="T186" style:family="text">
      <style:text-properties fo:letter-spacing="normal" fo:font-style="normal" fo:font-weight="bold" officeooo:rsid="00190bc9" style:font-style-asian="normal" style:font-weight-asian="bold" style:font-style-complex="normal" style:font-weight-complex="bold"/>
    </style:style>
    <style:style style:name="T187" style:family="text">
      <style:text-properties fo:letter-spacing="normal" fo:font-style="normal" fo:font-weight="bold" officeooo:rsid="001e9c1f" style:font-style-asian="normal" style:font-weight-asian="bold" style:font-style-complex="normal" style:font-weight-complex="bold"/>
    </style:style>
    <style:style style:name="T188" style:family="text">
      <style:text-properties fo:letter-spacing="normal" fo:font-style="normal" fo:font-weight="bold" officeooo:rsid="00225c08" style:font-style-asian="normal" style:font-weight-asian="bold" style:font-style-complex="normal" style:font-weight-complex="bold"/>
    </style:style>
    <style:style style:name="T189" style:family="text">
      <style:text-properties fo:letter-spacing="normal" fo:font-style="normal" fo:font-weight="bold" officeooo:rsid="00219933" style:font-style-asian="normal" style:font-weight-asian="bold" style:font-style-complex="normal" style:font-weight-complex="bold"/>
    </style:style>
    <style:style style:name="T190" style:family="text">
      <style:text-properties fo:letter-spacing="normal" fo:font-style="normal" fo:font-weight="bold" officeooo:rsid="0026197b" style:font-style-asian="normal" style:font-weight-asian="bold" style:font-style-complex="normal" style:font-weight-complex="bold"/>
    </style:style>
    <style:style style:name="T191" style:family="text">
      <style:text-properties fo:letter-spacing="normal" fo:font-style="normal" fo:font-weight="bold" officeooo:rsid="0028577c" style:font-style-asian="normal" style:font-weight-asian="bold" style:font-style-complex="normal" style:font-weight-complex="bold"/>
    </style:style>
    <style:style style:name="T192" style:family="text">
      <style:text-properties fo:letter-spacing="normal" fo:font-style="normal" fo:font-weight="normal" style:font-style-asian="normal" style:font-style-complex="normal"/>
    </style:style>
    <style:style style:name="T193" style:family="text">
      <style:text-properties fo:letter-spacing="normal" fo:font-style="normal" fo:font-weight="normal" officeooo:rsid="00152402" style:font-style-asian="normal" style:font-style-complex="normal"/>
    </style:style>
    <style:style style:name="T194" style:family="text">
      <style:text-properties fo:letter-spacing="normal" fo:font-style="normal" fo:font-weight="normal" officeooo:rsid="00190bc9" style:font-style-asian="normal" style:font-style-complex="normal"/>
    </style:style>
    <style:style style:name="T195" style:family="text">
      <style:text-properties fo:letter-spacing="normal" fo:font-style="normal" fo:font-weight="normal" officeooo:rsid="001a7140" style:font-style-asian="normal" style:font-style-complex="normal"/>
    </style:style>
    <style:style style:name="T196" style:family="text">
      <style:text-properties fo:letter-spacing="normal" fo:font-style="normal" fo:font-weight="normal" style:font-style-asian="normal" style:font-weight-asian="normal" style:font-style-complex="normal" style:font-weight-complex="normal"/>
    </style:style>
    <style:style style:name="T197" style:family="text">
      <style:text-properties fo:letter-spacing="normal" fo:font-style="normal" fo:font-weight="normal" officeooo:rsid="001c52de" style:font-style-asian="normal" style:font-weight-asian="normal" style:font-style-complex="normal" style:font-weight-complex="normal"/>
    </style:style>
    <style:style style:name="T198" style:family="text">
      <style:text-properties fo:letter-spacing="normal" fo:font-style="normal" fo:font-weight="normal" officeooo:rsid="001e9c1f" style:font-style-asian="normal" style:font-weight-asian="normal" style:font-style-complex="normal" style:font-weight-complex="normal"/>
    </style:style>
    <style:style style:name="T199" style:family="text">
      <style:text-properties fo:letter-spacing="normal" fo:font-style="normal" fo:font-weight="normal" officeooo:rsid="00225c08" style:font-style-asian="normal" style:font-weight-asian="normal" style:font-style-complex="normal" style:font-weight-complex="normal"/>
    </style:style>
    <style:style style:name="T200" style:family="text">
      <style:text-properties fo:letter-spacing="normal" fo:font-style="normal" fo:font-weight="normal" officeooo:rsid="00219933" style:font-style-asian="normal" style:font-weight-asian="normal" style:font-style-complex="normal" style:font-weight-complex="normal"/>
    </style:style>
    <style:style style:name="T201" style:family="text">
      <style:text-properties fo:letter-spacing="normal" fo:font-style="normal" fo:font-weight="normal" officeooo:rsid="0028577c" style:font-style-asian="normal" style:font-weight-asian="normal" style:font-style-complex="normal" style:font-weight-complex="normal"/>
    </style:style>
    <style:style style:name="T202" style:family="text">
      <style:text-properties fo:letter-spacing="normal" fo:font-style="normal" style:text-underline-style="solid" style:text-underline-width="auto" style:text-underline-color="font-color" style:font-style-asian="normal" style:font-style-complex="normal"/>
    </style:style>
    <style:style style:name="T203" style:family="text">
      <style:text-properties fo:letter-spacing="normal" style:font-style-asian="normal" style:font-weight-asian="bold" style:font-style-complex="normal" style:font-weight-complex="bold"/>
    </style:style>
    <style:style style:name="T204" style:family="text">
      <style:text-properties fo:letter-spacing="normal" style:font-style-asian="normal" style:font-style-complex="normal"/>
    </style:style>
    <style:style style:name="T205" style:family="text">
      <style:text-properties fo:letter-spacing="normal" officeooo:rsid="0011419a"/>
    </style:style>
    <style:style style:name="T206" style:family="text">
      <style:text-properties fo:letter-spacing="normal" fo:font-weight="normal" style:font-weight-asian="bold" style:font-weight-complex="bold"/>
    </style:style>
    <style:style style:name="T207" style:family="text">
      <style:text-properties fo:letter-spacing="normal" fo:font-weight="normal" officeooo:rsid="0011419a" style:font-weight-asian="bold" style:font-weight-complex="bold"/>
    </style:style>
    <style:style style:name="T208" style:family="text">
      <style:text-properties fo:letter-spacing="normal" fo:font-weight="normal" officeooo:rsid="0013d568" style:font-weight-asian="bold" style:font-weight-complex="bold"/>
    </style:style>
    <style:style style:name="T209" style:family="text">
      <style:text-properties fo:font-weight="normal" officeooo:rsid="0013d568" style:font-weight-asian="normal" style:font-weight-complex="normal"/>
    </style:style>
    <style:style style:name="T210" style:family="text">
      <style:text-properties fo:font-weight="normal" officeooo:rsid="001db8ff" style:font-weight-asian="normal" style:font-weight-complex="normal"/>
    </style:style>
    <style:style style:name="T211" style:family="text">
      <style:text-properties fo:font-weight="normal" officeooo:rsid="0026197b" style:font-weight-asian="normal" style:font-weight-complex="normal"/>
    </style:style>
    <style:style style:name="T212" style:family="text">
      <style:text-properties fo:font-style="normal" fo:font-weight="normal"/>
    </style:style>
    <style:style style:name="T213" style:family="text">
      <style:text-properties fo:font-weight="bold" style:font-weight-asian="bold" style:font-weight-complex="bold"/>
    </style:style>
    <style:style style:name="T214" style:family="text">
      <style:text-properties fo:font-weight="bold" officeooo:rsid="0013d568" style:font-weight-asian="bold" style:font-weight-complex="bold"/>
    </style:style>
    <style:style style:name="T215" style:family="text">
      <style:text-properties fo:font-variant="normal" fo:text-transform="none" fo:color="#333333" loext:opacity="100%" fo:letter-spacing="normal" fo:font-style="normal" fo:font-weight="normal" officeooo:rsid="001a7140" style:font-style-asian="normal" style:font-style-complex="normal"/>
    </style:style>
    <style:style style:name="T216" style:family="text">
      <style:text-properties fo:font-variant="normal" fo:text-transform="none" fo:color="#333333" loext:opacity="100%" fo:font-size="12.75pt" fo:letter-spacing="normal" fo:font-style="normal" fo:font-weight="normal" officeooo:rsid="001a7140" style:font-style-asian="normal" style:font-style-complex="normal"/>
    </style:style>
    <style:style style:name="T217" style:family="text">
      <style:text-properties fo:font-variant="normal" fo:text-transform="none" fo:color="#333333" loext:opacity="100%" style:font-name="Liberation Sans" fo:font-size="12pt" fo:letter-spacing="normal" style:font-size-asian="12pt" style:font-size-complex="12pt"/>
    </style:style>
    <style:style style:name="T218" style:family="text">
      <style:text-properties fo:font-variant="normal" fo:text-transform="none" fo:color="#333333" loext:opacity="100%" style:font-name="Liberation Sans" fo:font-size="12pt" fo:letter-spacing="normal" fo:font-style="normal" fo:font-weight="normal" style:font-size-asian="12pt" style:font-size-complex="12pt"/>
    </style:style>
    <style:style style:name="T219" style:family="text">
      <style:text-properties fo:font-variant="normal" fo:text-transform="none" fo:color="#333333" loext:opacity="100%" style:font-name="Liberation Sans" fo:letter-spacing="normal"/>
    </style:style>
    <style:style style:name="T220" style:family="text">
      <style:text-properties fo:font-variant="normal" fo:text-transform="none" fo:color="#333333" loext:opacity="100%" style:font-name="Liberation Sans" fo:letter-spacing="normal" fo:font-style="normal" fo:font-weight="normal"/>
    </style:style>
    <style:style style:name="T221" style:family="text">
      <style:text-properties fo:font-variant="normal" fo:text-transform="none" fo:color="#333333" loext:opacity="100%" style:font-name="Liberation Sans" fo:font-size="14pt" fo:letter-spacing="normal" style:font-size-asian="14pt" style:font-size-complex="14pt"/>
    </style:style>
    <style:style style:name="T222" style:family="text">
      <style:text-properties fo:font-variant="normal" fo:text-transform="none" fo:color="#333333" loext:opacity="100%" style:font-name="Liberation Sans" fo:font-size="14pt" fo:letter-spacing="normal" fo:font-style="normal" fo:font-weight="normal" style:font-size-asian="14pt" style:font-size-complex="14pt"/>
    </style:style>
    <style:style style:name="T223" style:family="text">
      <style:text-properties fo:font-variant="normal" fo:text-transform="none" fo:color="#333333" loext:opacity="100%" fo:font-size="14pt" fo:letter-spacing="normal" style:font-size-asian="14pt" style:font-size-complex="14pt"/>
    </style:style>
    <style:style style:name="T224" style:family="text">
      <style:text-properties fo:font-variant="normal" fo:text-transform="none" fo:color="#333333" loext:opacity="100%" fo:font-size="14pt" fo:letter-spacing="normal" fo:font-style="normal" fo:font-weight="normal" style:font-size-asian="14pt" style:font-size-complex="14pt"/>
    </style:style>
    <style:style style:name="T225" style:family="text">
      <style:text-properties fo:font-variant="normal" fo:text-transform="none" fo:color="#262626" loext:opacity="100%" fo:font-size="12pt" fo:letter-spacing="normal" fo:font-style="normal"/>
    </style:style>
    <style:style style:name="T226" style:family="text">
      <style:text-properties fo:font-variant="normal" fo:text-transform="none" fo:color="#262626" loext:opacity="100%" fo:font-size="12pt" fo:letter-spacing="normal" fo:font-style="normal" fo:font-weight="normal"/>
    </style:style>
    <style:style style:name="T227" style:family="text">
      <style:text-properties fo:font-variant="normal" fo:text-transform="none" fo:color="#262626" loext:opacity="100%" fo:font-size="12pt" fo:letter-spacing="normal" fo:font-style="normal" fo:font-weight="normal" officeooo:rsid="000d6938"/>
    </style:style>
    <style:style style:name="T228" style:family="text">
      <style:text-properties fo:font-variant="normal" fo:text-transform="none" fo:color="#262626" loext:opacity="100%" fo:font-size="12pt" fo:letter-spacing="normal" fo:font-style="normal" fo:font-weight="normal" officeooo:rsid="000c6290"/>
    </style:style>
    <style:style style:name="T229" style:family="text">
      <style:text-properties fo:font-variant="normal" fo:text-transform="none" fo:color="#262626" loext:opacity="100%" fo:font-size="12pt" fo:letter-spacing="normal" fo:font-style="normal" fo:font-weight="bold" style:font-weight-asian="bold" style:font-weight-complex="bold"/>
    </style:style>
    <style:style style:name="T230" style:family="text">
      <style:text-properties fo:font-variant="normal" fo:text-transform="none" fo:color="#262626" loext:opacity="100%" style:font-name="Liberation Sans" fo:font-size="12pt" fo:letter-spacing="normal" fo:font-style="normal" fo:font-weight="bold" officeooo:rsid="000d6938" style:font-weight-asian="bold" style:font-weight-complex="bold"/>
    </style:style>
    <style:style style:name="T231" style:family="text">
      <style:text-properties fo:font-variant="normal" fo:text-transform="none" fo:color="#262626" loext:opacity="100%" style:font-name="Liberation Sans" fo:font-size="12pt" fo:letter-spacing="normal" fo:font-style="normal" fo:font-weight="normal" officeooo:rsid="000d6938"/>
    </style:style>
    <style:style style:name="T232" style:family="text">
      <style:text-properties fo:font-variant="normal" fo:text-transform="none" fo:color="#262626" loext:opacity="100%" style:font-name="Liberation Sans" fo:font-size="12pt" fo:letter-spacing="normal" fo:font-style="normal" fo:font-weight="normal" officeooo:rsid="000f44ac"/>
    </style:style>
    <style:style style:name="T233" style:family="text">
      <style:text-properties fo:font-variant="normal" fo:text-transform="none" fo:color="#262626" loext:opacity="100%" style:font-name="Liberation Sans" fo:letter-spacing="normal" fo:font-style="normal" fo:font-weight="bold" officeooo:rsid="000d6938" style:font-weight-asian="bold" style:font-weight-complex="bold"/>
    </style:style>
    <style:style style:name="T234" style:family="text">
      <style:text-properties fo:font-variant="normal" fo:text-transform="none" fo:color="#262626" loext:opacity="100%" style:font-name="Liberation Sans" fo:letter-spacing="normal" fo:font-style="normal" fo:font-weight="normal" officeooo:rsid="000d6938"/>
    </style:style>
    <style:style style:name="T235" style:family="text">
      <style:text-properties fo:font-variant="normal" fo:text-transform="none" fo:color="#262626" loext:opacity="100%" style:font-name="Liberation Sans" fo:letter-spacing="normal" fo:font-style="normal" fo:font-weight="normal" officeooo:rsid="000f44ac"/>
    </style:style>
    <style:style style:name="T236" style:family="text">
      <style:text-properties fo:font-variant="normal" fo:text-transform="none" fo:color="#262626" loext:opacity="100%" style:font-name="Liberation Sans" fo:font-size="14pt" fo:letter-spacing="normal" fo:font-style="normal" fo:font-weight="bold" officeooo:rsid="000d6938" style:font-size-asian="14pt" style:font-weight-asian="bold" style:font-size-complex="14pt" style:font-weight-complex="bold"/>
    </style:style>
    <style:style style:name="T237" style:family="text">
      <style:text-properties fo:font-variant="normal" fo:text-transform="none" fo:color="#262626" loext:opacity="100%" style:font-name="Liberation Sans" fo:font-size="14pt" fo:letter-spacing="normal" fo:font-style="normal" fo:font-weight="normal" officeooo:rsid="000d6938" style:font-size-asian="14pt" style:font-size-complex="14pt"/>
    </style:style>
    <style:style style:name="T238" style:family="text">
      <style:text-properties fo:font-variant="normal" fo:text-transform="none" fo:color="#262626" loext:opacity="100%" style:font-name="Liberation Sans" fo:font-size="14pt" fo:letter-spacing="normal" fo:font-style="normal" fo:font-weight="normal" officeooo:rsid="000f44ac" style:font-size-asian="14pt" style:font-size-complex="14pt"/>
    </style:style>
    <style:style style:name="T239" style:family="text">
      <style:text-properties fo:font-variant="normal" fo:text-transform="none" fo:color="#262626" loext:opacity="100%" fo:letter-spacing="normal" fo:font-style="normal"/>
    </style:style>
    <style:style style:name="T240" style:family="text">
      <style:text-properties fo:font-variant="normal" fo:text-transform="none" fo:color="#262626" loext:opacity="100%" fo:letter-spacing="normal" fo:font-style="normal" fo:font-weight="bold" style:font-weight-asian="bold" style:font-weight-complex="bold"/>
    </style:style>
    <style:style style:name="T241" style:family="text">
      <style:text-properties fo:font-variant="normal" fo:text-transform="none" fo:color="#262626" loext:opacity="100%" fo:letter-spacing="normal" fo:font-style="normal" fo:font-weight="normal"/>
    </style:style>
    <style:style style:name="T242" style:family="text">
      <style:text-properties fo:font-variant="normal" fo:text-transform="none" fo:color="#262626" loext:opacity="100%" fo:letter-spacing="normal" fo:font-style="normal" fo:font-weight="normal" officeooo:rsid="000d6938"/>
    </style:style>
    <style:style style:name="T243" style:family="text">
      <style:text-properties fo:font-variant="normal" fo:text-transform="none" fo:color="#262626" loext:opacity="100%" fo:letter-spacing="normal" fo:font-style="normal" fo:font-weight="normal" officeooo:rsid="000c6290"/>
    </style:style>
    <style:style style:name="T244" style:family="text">
      <style:text-properties fo:font-variant="normal" fo:text-transform="none" fo:color="#262626" loext:opacity="100%" fo:font-size="14pt" fo:letter-spacing="normal" fo:font-style="normal" fo:font-weight="bold" officeooo:rsid="000d6938" style:font-size-asian="14pt" style:font-weight-asian="bold" style:font-size-complex="14pt" style:font-weight-complex="bold"/>
    </style:style>
    <style:style style:name="T245" style:family="text">
      <style:text-properties fo:font-variant="normal" fo:text-transform="none" fo:color="#262626" loext:opacity="100%" fo:font-size="14pt" fo:letter-spacing="normal" fo:font-style="normal" fo:font-weight="normal" officeooo:rsid="000d6938" style:font-size-asian="14pt" style:font-size-complex="14pt"/>
    </style:style>
    <style:style style:name="T246" style:family="text">
      <style:text-properties fo:font-variant="normal" fo:text-transform="none" fo:color="#262626" loext:opacity="100%" fo:font-size="14pt" fo:letter-spacing="normal" fo:font-style="normal" fo:font-weight="normal" officeooo:rsid="000f44ac" style:font-size-asian="14pt" style:font-size-complex="14pt"/>
    </style:style>
    <style:style style:name="T247" style:family="text">
      <style:text-properties fo:font-variant="normal" fo:text-transform="none" fo:letter-spacing="normal" fo:font-style="normal"/>
    </style:style>
    <style:style style:name="T248" style:family="text">
      <style:text-properties fo:font-variant="normal" fo:text-transform="none" fo:letter-spacing="normal" fo:font-style="normal" fo:font-weight="bold" style:font-weight-asian="bold" style:font-weight-complex="bold"/>
    </style:style>
    <style:style style:name="T249" style:family="text">
      <style:text-properties fo:font-variant="normal" fo:text-transform="none" fo:letter-spacing="normal" fo:font-style="normal" fo:font-weight="normal"/>
    </style:style>
    <style:style style:name="T250" style:family="text">
      <style:text-properties fo:font-variant="normal" fo:text-transform="none" fo:letter-spacing="normal" fo:font-style="normal" fo:font-weight="normal" officeooo:rsid="000d6938"/>
    </style:style>
    <style:style style:name="T251" style:family="text">
      <style:text-properties fo:font-variant="normal" fo:text-transform="none" fo:letter-spacing="normal" fo:font-style="normal" fo:font-weight="normal" officeooo:rsid="000c6290"/>
    </style:style>
    <style:style style:name="T252" style:family="text">
      <style:text-properties fo:font-variant="normal" fo:text-transform="none" fo:letter-spacing="normal" fo:font-style="normal" fo:font-weight="normal" officeooo:rsid="001a7140" style:font-style-asian="normal" style:font-style-complex="normal"/>
    </style:style>
    <style:style style:name="T253" style:family="text">
      <style:text-properties fo:font-variant="normal" fo:text-transform="none" style:font-name="Liberation Sans" fo:font-size="14pt" fo:letter-spacing="normal" fo:font-style="normal" fo:font-weight="bold" officeooo:rsid="000d6938" style:font-size-asian="14pt" style:font-weight-asian="bold" style:font-size-complex="14pt" style:font-weight-complex="bold"/>
    </style:style>
    <style:style style:name="T254" style:family="text">
      <style:text-properties fo:font-variant="normal" fo:text-transform="none" style:font-name="Liberation Sans" fo:font-size="14pt" fo:letter-spacing="normal" fo:font-style="normal" fo:font-weight="normal" style:font-size-asian="14pt" style:font-size-complex="14pt"/>
    </style:style>
    <style:style style:name="T255" style:family="text">
      <style:text-properties fo:font-variant="normal" fo:text-transform="none" style:font-name="Liberation Sans" fo:font-size="14pt" fo:letter-spacing="normal" fo:font-style="normal" fo:font-weight="normal" officeooo:rsid="000d6938" style:font-size-asian="14pt" style:font-size-complex="14pt"/>
    </style:style>
    <style:style style:name="T256" style:family="text">
      <style:text-properties fo:font-variant="normal" fo:text-transform="none" style:font-name="Liberation Sans" fo:font-size="14pt" fo:letter-spacing="normal" fo:font-style="normal" fo:font-weight="normal" officeooo:rsid="000f44ac" style:font-size-asian="14pt" style:font-size-complex="14pt"/>
    </style:style>
    <style:style style:name="T257" style:family="text">
      <style:text-properties fo:font-variant="normal" fo:text-transform="none" style:font-name="Liberation Sans" fo:font-size="14pt" fo:letter-spacing="normal" style:font-size-asian="14pt" style:font-size-complex="14pt"/>
    </style:style>
    <style:style style:name="T258" style:family="text">
      <style:text-properties fo:font-variant="normal" fo:text-transform="none" fo:color="#000000" loext:opacity="100%" style:font-name="Liberation Sans" fo:font-size="14pt" fo:letter-spacing="normal" fo:font-style="normal" fo:font-weight="bold" officeooo:rsid="000d6938" style:font-size-asian="14pt" style:font-weight-asian="bold" style:font-size-complex="14pt" style:font-weight-complex="bold"/>
    </style:style>
    <style:style style:name="T259" style:family="text">
      <style:text-properties fo:font-variant="normal" fo:text-transform="none" fo:color="#000000" loext:opacity="100%" style:font-name="Liberation Sans" fo:font-size="14pt" fo:letter-spacing="normal" fo:font-style="normal" fo:font-weight="normal" style:font-size-asian="14pt" style:font-size-complex="14pt"/>
    </style:style>
    <style:style style:name="T260" style:family="text">
      <style:text-properties fo:font-variant="normal" fo:text-transform="none" fo:color="#000000" loext:opacity="100%" style:font-name="Liberation Sans" fo:font-size="14pt" fo:letter-spacing="normal" fo:font-style="normal" fo:font-weight="normal" officeooo:rsid="000d6938" style:font-size-asian="14pt" style:font-size-complex="14pt"/>
    </style:style>
    <style:style style:name="T261" style:family="text">
      <style:text-properties fo:font-variant="normal" fo:text-transform="none" fo:color="#000000" loext:opacity="100%" style:font-name="Liberation Sans" fo:font-size="14pt" fo:letter-spacing="normal" fo:font-style="normal" fo:font-weight="normal" officeooo:rsid="000f44ac" style:font-size-asian="14pt" style:font-size-complex="14pt"/>
    </style:style>
    <style:style style:name="T262" style:family="text">
      <style:text-properties fo:font-variant="normal" fo:text-transform="none" fo:color="#000000" loext:opacity="100%" style:font-name="Liberation Sans" fo:font-size="14pt" fo:letter-spacing="normal" style:font-size-asian="14pt" style:font-size-complex="14pt"/>
    </style:style>
    <style:style style:name="T263" style:family="text">
      <style:text-properties fo:font-size="12pt" officeooo:rsid="002a93d5" style:font-size-asian="12pt" style:font-size-complex="12pt"/>
    </style:style>
    <style:style style:name="T264" style:family="text">
      <style:text-properties officeooo:rsid="000f44ac"/>
    </style:style>
    <style:style style:name="T265" style:family="text">
      <style:text-properties style:font-name="Liberation Sans"/>
    </style:style>
    <style:style style:name="T266" style:family="text">
      <style:text-properties style:font-name="Liberation Sans" officeooo:rsid="000c6290"/>
    </style:style>
    <style:style style:name="T267" style:family="text">
      <style:text-properties style:font-name="Liberation Sans" officeooo:rsid="000d6938"/>
    </style:style>
    <style:style style:name="T268" style:family="text">
      <style:text-properties style:font-name="Liberation Sans" officeooo:rsid="000f44ac"/>
    </style:style>
    <style:style style:name="T269" style:family="text">
      <style:text-properties style:font-name="Liberation Sans" officeooo:rsid="0011419a"/>
    </style:style>
    <style:style style:name="T270" style:family="text">
      <style:text-properties style:font-name="Liberation Sans" fo:font-weight="normal" style:font-weight-asian="normal" style:font-weight-complex="normal"/>
    </style:style>
    <style:style style:name="T271" style:family="text">
      <style:text-properties style:font-name="Liberation Sans" fo:font-weight="normal" officeooo:rsid="0011419a" style:font-weight-asian="normal" style:font-weight-complex="normal"/>
    </style:style>
    <style:style style:name="T272" style:family="text">
      <style:text-properties style:font-name="Liberation Sans" fo:font-weight="normal" officeooo:rsid="0013d568" style:font-weight-asian="normal" style:font-weight-complex="normal"/>
    </style:style>
    <style:style style:name="T273" style:family="text">
      <style:text-properties style:font-name="Liberation Sans" fo:font-weight="normal" officeooo:rsid="001c52de" style:font-weight-asian="normal" style:font-weight-complex="normal"/>
    </style:style>
    <style:style style:name="T274" style:family="text">
      <style:text-properties style:font-name="Liberation Sans" fo:font-style="normal" style:font-style-asian="normal" style:font-style-complex="normal"/>
    </style:style>
    <style:style style:name="T275" style:family="text">
      <style:text-properties style:font-name="Liberation Sans" fo:font-style="normal" officeooo:rsid="00152402" style:font-style-asian="normal" style:font-style-complex="normal"/>
    </style:style>
    <style:style style:name="T276" style:family="text">
      <style:text-properties style:font-name="Liberation Sans" fo:font-style="normal" fo:font-weight="bold" officeooo:rsid="00132ee7" style:font-style-asian="normal" style:font-weight-asian="bold" style:font-style-complex="normal" style:font-weight-complex="bold"/>
    </style:style>
    <style:style style:name="T277" style:family="text">
      <style:text-properties style:font-name="Liberation Sans" fo:font-style="normal" fo:font-weight="bold" officeooo:rsid="0013d568" style:font-style-asian="normal" style:font-weight-asian="bold" style:font-style-complex="normal" style:font-weight-complex="bold"/>
    </style:style>
    <style:style style:name="T278" style:family="text">
      <style:text-properties style:font-name="Liberation Sans" fo:font-style="normal" fo:font-weight="bold" officeooo:rsid="00152402" style:font-style-asian="normal" style:font-weight-asian="bold" style:font-style-complex="normal" style:font-weight-complex="bold"/>
    </style:style>
    <style:style style:name="T279" style:family="text">
      <style:text-properties style:font-name="Liberation Sans" officeooo:rsid="001a7140"/>
    </style:style>
    <style:style style:name="T280" style:family="text">
      <style:text-properties style:font-name="Liberation Sans" officeooo:rsid="001db8ff"/>
    </style:style>
    <style:style style:name="T281" style:family="text">
      <style:text-properties style:font-name="Liberation Sans" officeooo:rsid="0026197b"/>
    </style:style>
    <style:style style:name="T282" style:family="text">
      <style:text-properties style:font-name="Liberation Sans" officeooo:rsid="0028577c"/>
    </style:style>
    <style:style style:name="T283" style:family="text">
      <style:text-properties style:font-name="Liberation Sans" fo:font-size="12pt" style:font-size-asian="12pt" style:font-size-complex="12pt"/>
    </style:style>
    <style:style style:name="T284" style:family="text">
      <style:text-properties style:font-name="Liberation Sans" fo:font-size="12pt" officeooo:rsid="0028577c" style:font-size-asian="12pt" style:font-size-complex="12pt"/>
    </style:style>
    <style:style style:name="T285" style:family="text">
      <style:text-properties style:font-name="Liberation Sans" fo:font-size="14pt" style:font-size-asian="14pt" style:font-size-complex="14pt"/>
    </style:style>
    <style:style style:name="T286" style:family="text">
      <style:text-properties style:font-name="Liberation Sans" fo:font-size="14pt" officeooo:rsid="000c6290" style:font-size-asian="14pt" style:font-size-complex="14pt"/>
    </style:style>
    <style:style style:name="T287" style:family="text">
      <style:text-properties style:font-name="Liberation Sans" fo:font-size="14pt" officeooo:rsid="000d6938" style:font-size-asian="14pt" style:font-size-complex="14pt"/>
    </style:style>
    <style:style style:name="T288" style:family="text">
      <style:text-properties style:font-name="Liberation Sans" fo:font-size="14pt" officeooo:rsid="000f44ac" style:font-size-asian="14pt" style:font-size-complex="14pt"/>
    </style:style>
    <style:style style:name="T289" style:family="text">
      <style:text-properties style:font-name="Liberation Sans" fo:font-size="14pt" officeooo:rsid="0011419a" style:font-size-asian="14pt" style:font-size-complex="14pt"/>
    </style:style>
    <style:style style:name="T290" style:family="text">
      <style:text-properties style:font-name="Liberation Sans" fo:font-size="14pt" officeooo:rsid="001a7140" style:font-size-asian="14pt" style:font-size-complex="14pt"/>
    </style:style>
    <style:style style:name="T291" style:family="text">
      <style:text-properties style:font-name="Liberation Sans" fo:font-size="14pt" officeooo:rsid="001db8ff" style:font-size-asian="14pt" style:font-size-complex="14pt"/>
    </style:style>
    <style:style style:name="T292" style:family="text">
      <style:text-properties style:font-name="Liberation Sans" fo:font-size="14pt" officeooo:rsid="0026197b" style:font-size-asian="14pt" style:font-size-complex="14pt"/>
    </style:style>
    <style:style style:name="T293" style:family="text">
      <style:text-properties style:font-name="Liberation Sans" fo:font-size="14pt" officeooo:rsid="0028577c" style:font-size-asian="14pt" style:font-size-complex="14pt"/>
    </style:style>
    <style:style style:name="T294" style:family="text">
      <style:text-properties style:font-name="Liberation Sans" fo:font-size="14pt" fo:font-weight="normal" style:font-size-asian="14pt" style:font-weight-asian="normal" style:font-size-complex="14pt" style:font-weight-complex="normal"/>
    </style:style>
    <style:style style:name="T295" style:family="text">
      <style:text-properties style:font-name="Liberation Sans" fo:font-size="14pt" fo:font-weight="normal" officeooo:rsid="0011419a" style:font-size-asian="14pt" style:font-weight-asian="normal" style:font-size-complex="14pt" style:font-weight-complex="normal"/>
    </style:style>
    <style:style style:name="T296" style:family="text">
      <style:text-properties style:font-name="Liberation Sans" fo:font-size="14pt" fo:font-weight="normal" officeooo:rsid="0013d568" style:font-size-asian="14pt" style:font-weight-asian="normal" style:font-size-complex="14pt" style:font-weight-complex="normal"/>
    </style:style>
    <style:style style:name="T297" style:family="text">
      <style:text-properties style:font-name="Liberation Sans" fo:font-size="14pt" fo:font-weight="normal" officeooo:rsid="001c52de" style:font-size-asian="14pt" style:font-weight-asian="normal" style:font-size-complex="14pt" style:font-weight-complex="normal"/>
    </style:style>
    <style:style style:name="T298" style:family="text">
      <style:text-properties style:font-name="Liberation Sans" fo:font-size="14pt" fo:font-style="normal" style:font-size-asian="14pt" style:font-style-asian="normal" style:font-size-complex="14pt" style:font-style-complex="normal"/>
    </style:style>
    <style:style style:name="T299" style:family="text">
      <style:text-properties style:font-name="Liberation Sans" fo:font-size="14pt" fo:font-style="normal" officeooo:rsid="00152402" style:font-size-asian="14pt" style:font-style-asian="normal" style:font-size-complex="14pt" style:font-style-complex="normal"/>
    </style:style>
    <style:style style:name="T300" style:family="text">
      <style:text-properties style:font-name="Liberation Sans" fo:font-size="14pt" fo:font-style="normal" fo:font-weight="bold" officeooo:rsid="00132ee7" style:font-size-asian="14pt" style:font-style-asian="normal" style:font-weight-asian="bold" style:font-size-complex="14pt" style:font-style-complex="normal" style:font-weight-complex="bold"/>
    </style:style>
    <style:style style:name="T301" style:family="text">
      <style:text-properties style:font-name="Liberation Sans" fo:font-size="14pt" fo:font-style="normal" fo:font-weight="bold" officeooo:rsid="0013d568" style:font-size-asian="14pt" style:font-style-asian="normal" style:font-weight-asian="bold" style:font-size-complex="14pt" style:font-style-complex="normal" style:font-weight-complex="bold"/>
    </style:style>
    <style:style style:name="T302" style:family="text">
      <style:text-properties style:font-name="Liberation Sans" fo:font-size="14pt" fo:font-style="normal" fo:font-weight="bold" officeooo:rsid="00152402" style:font-size-asian="14pt" style:font-style-asian="normal" style:font-weight-asian="bold" style:font-size-complex="14pt" style:font-style-complex="normal" style:font-weight-complex="bold"/>
    </style:style>
    <style:style style:name="T303" style:family="text">
      <style:text-properties style:font-name="Liberation Sans" fo:font-size="14pt" fo:letter-spacing="normal" fo:font-style="normal" fo:font-weight="bold" style:font-size-asian="14pt" style:font-style-asian="normal" style:font-weight-asian="bold" style:font-size-complex="14pt" style:font-style-complex="normal" style:font-weight-complex="bold"/>
    </style:style>
    <style:style style:name="T304" style:family="text">
      <style:text-properties style:font-name="Liberation Sans" fo:font-size="14pt" fo:letter-spacing="normal" fo:font-style="normal" fo:font-weight="bold" officeooo:rsid="00190bc9" style:font-size-asian="14pt" style:font-style-asian="normal" style:font-weight-asian="bold" style:font-size-complex="14pt" style:font-style-complex="normal" style:font-weight-complex="bold"/>
    </style:style>
    <style:style style:name="T305" style:family="text">
      <style:text-properties style:font-name="Liberation Sans" fo:font-size="14pt" fo:letter-spacing="normal" fo:font-style="normal" fo:font-weight="bold" officeooo:rsid="001e9c1f" style:font-size-asian="14pt" style:font-style-asian="normal" style:font-weight-asian="bold" style:font-size-complex="14pt" style:font-style-complex="normal" style:font-weight-complex="bold"/>
    </style:style>
    <style:style style:name="T306" style:family="text">
      <style:text-properties style:font-name="Liberation Sans" fo:font-size="14pt" fo:letter-spacing="normal" fo:font-style="normal" fo:font-weight="bold" officeooo:rsid="0028577c" style:font-size-asian="14pt" style:font-style-asian="normal" style:font-weight-asian="bold" style:font-size-complex="14pt" style:font-style-complex="normal" style:font-weight-complex="bold"/>
    </style:style>
    <style:style style:name="T307" style:family="text">
      <style:text-properties style:font-name="Liberation Sans" fo:font-size="14pt" fo:letter-spacing="normal" fo:font-style="normal" fo:font-weight="normal" style:font-size-asian="14pt" style:font-style-asian="normal" style:font-size-complex="14pt" style:font-style-complex="normal"/>
    </style:style>
    <style:style style:name="T308" style:family="text">
      <style:text-properties style:font-name="Liberation Sans" fo:font-size="14pt" fo:letter-spacing="normal" fo:font-style="normal" fo:font-weight="normal" officeooo:rsid="0013d568" style:font-size-asian="14pt" style:font-style-asian="normal" style:font-size-complex="14pt" style:font-style-complex="normal"/>
    </style:style>
    <style:style style:name="T309" style:family="text">
      <style:text-properties style:font-name="Liberation Sans" fo:font-size="14pt" fo:letter-spacing="normal" fo:font-style="normal" fo:font-weight="normal" officeooo:rsid="00152402" style:font-size-asian="14pt" style:font-style-asian="normal" style:font-size-complex="14pt" style:font-style-complex="normal"/>
    </style:style>
    <style:style style:name="T310" style:family="text">
      <style:text-properties style:font-name="Liberation Sans" fo:font-size="14pt" fo:letter-spacing="normal" fo:font-style="normal" fo:font-weight="normal" officeooo:rsid="001c52de" style:font-size-asian="14pt" style:font-style-asian="normal" style:font-size-complex="14pt" style:font-style-complex="normal"/>
    </style:style>
    <style:style style:name="T311" style:family="text">
      <style:text-properties style:font-name="Liberation Sans" fo:font-size="14pt" fo:letter-spacing="normal" fo:font-style="normal" fo:font-weight="normal" style:font-size-asian="14pt" style:font-style-asian="normal" style:font-weight-asian="normal" style:font-size-complex="14pt" style:font-style-complex="normal" style:font-weight-complex="normal"/>
    </style:style>
    <style:style style:name="T312" style:family="text">
      <style:text-properties style:font-name="Liberation Sans" fo:font-size="14pt" fo:letter-spacing="normal" fo:font-style="normal" fo:font-weight="normal" officeooo:rsid="001e9c1f" style:font-size-asian="14pt" style:font-style-asian="normal" style:font-weight-asian="normal" style:font-size-complex="14pt" style:font-style-complex="normal" style:font-weight-complex="normal"/>
    </style:style>
    <style:style style:name="T313" style:family="text">
      <style:text-properties style:font-name="Liberation Sans" fo:font-size="14pt" fo:letter-spacing="normal" fo:font-style="normal" fo:font-weight="normal" officeooo:rsid="00190bc9" style:font-size-asian="14pt" style:font-style-asian="normal" style:font-weight-asian="normal" style:font-size-complex="14pt" style:font-style-complex="normal" style:font-weight-complex="normal"/>
    </style:style>
    <style:style style:name="T314" style:family="text">
      <style:text-properties style:font-name="Liberation Sans" fo:font-size="14pt" fo:letter-spacing="normal" fo:font-style="normal" fo:font-weight="normal" officeooo:rsid="00225c08" style:font-size-asian="14pt" style:font-style-asian="normal" style:font-weight-asian="normal" style:font-size-complex="14pt" style:font-style-complex="normal" style:font-weight-complex="normal"/>
    </style:style>
    <style:style style:name="T315" style:family="text">
      <style:text-properties style:font-name="Liberation Sans" fo:font-size="14pt" fo:letter-spacing="normal" fo:font-style="normal" fo:font-weight="normal" officeooo:rsid="00219933" style:font-size-asian="14pt" style:font-style-asian="normal" style:font-weight-asian="normal" style:font-size-complex="14pt" style:font-style-complex="normal" style:font-weight-complex="normal"/>
    </style:style>
    <style:style style:name="T316" style:family="text">
      <style:text-properties style:font-name="Liberation Sans" fo:font-size="14pt" fo:letter-spacing="normal" fo:font-style="normal" fo:font-weight="normal" officeooo:rsid="0026197b" style:font-size-asian="14pt" style:font-style-asian="normal" style:font-weight-asian="normal" style:font-size-complex="14pt" style:font-style-complex="normal" style:font-weight-complex="normal"/>
    </style:style>
    <style:style style:name="T317" style:family="text">
      <style:text-properties style:font-name="Liberation Sans" fo:font-size="14pt" fo:letter-spacing="normal" fo:font-style="normal" style:font-size-asian="14pt" style:font-style-asian="normal" style:font-size-complex="14pt" style:font-style-complex="normal"/>
    </style:style>
    <style:style style:name="T318" style:family="text">
      <style:text-properties style:font-name="Liberation Sans" fo:font-size="14pt" fo:letter-spacing="normal" fo:font-style="normal" officeooo:rsid="00152402" style:font-size-asian="14pt" style:font-style-asian="normal" style:font-size-complex="14pt" style:font-style-complex="normal"/>
    </style:style>
    <style:style style:name="T319" style:family="text">
      <style:text-properties style:font-name="Liberation Sans" fo:font-size="14pt" fo:letter-spacing="normal" fo:font-style="normal" officeooo:rsid="001e9c1f" style:font-size-asian="14pt" style:font-style-asian="normal" style:font-size-complex="14pt" style:font-style-complex="normal"/>
    </style:style>
    <style:style style:name="T320" style:family="text">
      <style:text-properties style:font-name="Liberation Sans" fo:font-size="14pt" fo:letter-spacing="normal" fo:font-style="normal" officeooo:rsid="00219933" style:font-size-asian="14pt" style:font-style-asian="normal" style:font-size-complex="14pt" style:font-style-complex="normal"/>
    </style:style>
    <style:style style:name="T321" style:family="text">
      <style:text-properties style:font-name="Liberation Sans" fo:font-size="14pt" fo:letter-spacing="normal" fo:font-style="normal" officeooo:rsid="00225c08" style:font-size-asian="14pt" style:font-style-asian="normal" style:font-size-complex="14pt" style:font-style-complex="normal"/>
    </style:style>
    <style:style style:name="T322" style:family="text">
      <style:text-properties style:font-name="Liberation Sans" fo:font-size="14pt" fo:letter-spacing="normal" fo:font-style="normal" officeooo:rsid="00298642" style:font-size-asian="14pt" style:font-style-asian="normal" style:font-size-complex="14pt" style:font-style-complex="normal"/>
    </style:style>
    <style:style style:name="T323" style:family="text">
      <style:text-properties style:font-name="Liberation Sans" fo:font-size="14pt" fo:letter-spacing="normal" fo:font-weight="normal" style:font-size-asian="14pt" style:font-style-asian="normal" style:font-weight-asian="normal" style:font-size-complex="14pt" style:font-style-complex="normal" style:font-weight-complex="normal"/>
    </style:style>
    <style:style style:name="T324" style:family="text">
      <style:text-properties style:font-name="Liberation Sans" fo:font-size="14pt" fo:letter-spacing="normal" fo:font-weight="normal" officeooo:rsid="0011419a" style:font-size-asian="14pt" style:font-style-asian="normal" style:font-weight-asian="normal" style:font-size-complex="14pt" style:font-style-complex="normal" style:font-weight-complex="normal"/>
    </style:style>
    <style:style style:name="T325" style:family="text">
      <style:text-properties style:font-name="Liberation Sans" fo:font-size="14pt" fo:letter-spacing="normal" fo:font-weight="normal" style:font-size-asian="14pt" style:font-weight-asian="bold" style:font-size-complex="14pt" style:font-weight-complex="bold"/>
    </style:style>
    <style:style style:name="T326" style:family="text">
      <style:text-properties officeooo:rsid="00132ee7"/>
    </style:style>
    <style:style style:name="T327" style:family="text">
      <style:text-properties officeooo:rsid="0013d568"/>
    </style:style>
    <style:style style:name="T328" style:family="text">
      <style:text-properties officeooo:rsid="001c52de"/>
    </style:style>
    <style:style style:name="T329" style:family="text">
      <style:text-properties officeooo:rsid="001db8ff"/>
    </style:style>
    <style:style style:name="T330" style:family="text">
      <style:text-properties officeooo:rsid="00298642"/>
    </style:style>
    <style:style style:name="T331" style:family="text">
      <style:text-properties officeooo:rsid="0029bd0b"/>
    </style:style>
    <style:style style:name="T332" style:family="text">
      <style:text-properties officeooo:rsid="0011419a" style:font-style-asian="normal" style:font-weight-asian="bold" style:font-style-complex="normal" style:font-weight-complex="bold"/>
    </style:style>
    <style:style style:name="T333" style:family="text">
      <style:text-properties style:font-style-asian="normal" style:font-style-complex="normal"/>
    </style:style>
    <style:style style:name="T334" style:family="text">
      <style:text-properties officeooo:rsid="001a7140" style:font-style-asian="normal" style:font-style-complex="normal"/>
    </style:style>
    <style:style style:name="T335" style:family="text">
      <style:text-properties fo:font-size="14pt" style:font-size-asian="14pt" style:font-size-complex="14pt"/>
    </style:style>
    <style:style style:name="T336" style:family="text">
      <style:text-properties fo:font-size="14pt" officeooo:rsid="000c6290" style:font-size-asian="14pt" style:font-size-complex="14pt"/>
    </style:style>
    <style:style style:name="T337" style:family="text">
      <style:text-properties fo:font-size="14pt" officeooo:rsid="000d6938" style:font-size-asian="14pt" style:font-size-complex="14pt"/>
    </style:style>
    <style:style style:name="T338" style:family="text">
      <style:text-properties fo:font-size="14pt" officeooo:rsid="000f44ac" style:font-size-asian="14pt" style:font-size-complex="14pt"/>
    </style:style>
    <style:style style:name="T339" style:family="text">
      <style:text-properties fo:font-size="14pt" officeooo:rsid="0011419a" style:font-size-asian="14pt" style:font-size-complex="14pt"/>
    </style:style>
    <style:style style:name="T340" style:family="text">
      <style:text-properties fo:font-size="14pt" officeooo:rsid="001a7140" style:font-size-asian="14pt" style:font-size-complex="14pt"/>
    </style:style>
    <style:style style:name="T341" style:family="text">
      <style:text-properties fo:font-size="14pt" officeooo:rsid="001db8ff" style:font-size-asian="14pt" style:font-size-complex="14pt"/>
    </style:style>
    <style:style style:name="T342" style:family="text">
      <style:text-properties fo:font-size="14pt" officeooo:rsid="0026197b" style:font-size-asian="14pt" style:font-size-complex="14pt"/>
    </style:style>
    <style:style style:name="T343" style:family="text">
      <style:text-properties fo:font-size="14pt" officeooo:rsid="0028577c" style:font-size-asian="14pt" style:font-size-complex="14pt"/>
    </style:style>
    <style:style style:name="T344" style:family="text">
      <style:text-properties fo:font-size="14pt" fo:font-weight="normal" style:font-size-asian="14pt" style:font-weight-asian="normal" style:font-size-complex="14pt" style:font-weight-complex="normal"/>
    </style:style>
    <style:style style:name="T345" style:family="text">
      <style:text-properties fo:font-size="14pt" fo:font-weight="normal" officeooo:rsid="0011419a" style:font-size-asian="14pt" style:font-weight-asian="normal" style:font-size-complex="14pt" style:font-weight-complex="normal"/>
    </style:style>
    <style:style style:name="T346" style:family="text">
      <style:text-properties fo:font-size="14pt" fo:font-weight="normal" officeooo:rsid="0013d568" style:font-size-asian="14pt" style:font-weight-asian="normal" style:font-size-complex="14pt" style:font-weight-complex="normal"/>
    </style:style>
    <style:style style:name="T347" style:family="text">
      <style:text-properties fo:font-size="14pt" fo:font-weight="normal" officeooo:rsid="001c52de" style:font-size-asian="14pt" style:font-weight-asian="normal" style:font-size-complex="14pt" style:font-weight-complex="normal"/>
    </style:style>
    <style:style style:name="T348" style:family="text">
      <style:text-properties fo:font-size="14pt" fo:font-style="normal" style:font-size-asian="14pt" style:font-style-asian="normal" style:font-size-complex="14pt" style:font-style-complex="normal"/>
    </style:style>
    <style:style style:name="T349" style:family="text">
      <style:text-properties fo:font-size="14pt" fo:font-style="normal" officeooo:rsid="00152402" style:font-size-asian="14pt" style:font-style-asian="normal" style:font-size-complex="14pt" style:font-style-complex="normal"/>
    </style:style>
    <style:style style:name="T350" style:family="text">
      <style:text-properties fo:font-size="14pt" fo:font-style="normal" fo:font-weight="bold" officeooo:rsid="00132ee7" style:font-size-asian="14pt" style:font-style-asian="normal" style:font-weight-asian="bold" style:font-size-complex="14pt" style:font-style-complex="normal" style:font-weight-complex="bold"/>
    </style:style>
    <style:style style:name="T351" style:family="text">
      <style:text-properties fo:font-size="14pt" fo:font-style="normal" fo:font-weight="bold" officeooo:rsid="0013d568" style:font-size-asian="14pt" style:font-style-asian="normal" style:font-weight-asian="bold" style:font-size-complex="14pt" style:font-style-complex="normal" style:font-weight-complex="bold"/>
    </style:style>
    <style:style style:name="T352" style:family="text">
      <style:text-properties fo:font-size="14pt" fo:font-style="normal" fo:font-weight="bold" officeooo:rsid="00152402" style:font-size-asian="14pt" style:font-style-asian="normal" style:font-weight-asian="bold" style:font-size-complex="14pt" style:font-style-complex="normal" style:font-weight-complex="bold"/>
    </style:style>
    <style:style style:name="T353" style:family="text">
      <style:text-properties fo:color="#000000" loext:opacity="100%" fo:letter-spacing="normal" fo:font-style="normal" fo:font-weight="normal" style:font-style-asian="normal" style:font-weight-asian="normal" style:font-style-complex="normal" style:font-weight-complex="normal"/>
    </style:style>
    <style:style style:name="T354" style:family="text">
      <style:text-properties fo:color="#000000" loext:opacity="100%" fo:letter-spacing="normal" fo:font-style="normal" fo:font-weight="normal" officeooo:rsid="00152402" style:font-style-asian="normal" style:font-style-complex="normal"/>
    </style:style>
    <style:style style:name="T355" style:family="text">
      <style:text-properties fo:color="#000000" loext:opacity="100%" style:font-name="Liberation Sans" fo:font-size="14pt" style:font-size-asian="14pt" style:font-size-complex="14pt"/>
    </style:style>
    <style:style style:name="T356" style:family="text">
      <style:text-properties fo:color="#000000" loext:opacity="100%" style:font-name="Liberation Sans" fo:font-size="14pt" officeooo:rsid="000c6290" style:font-size-asian="14pt" style:font-size-complex="14pt"/>
    </style:style>
    <style:style style:name="T357" style:family="text">
      <style:text-properties fo:color="#000000" loext:opacity="100%" style:font-name="Liberation Sans" fo:font-size="14pt" officeooo:rsid="000d6938" style:font-size-asian="14pt" style:font-size-complex="14pt"/>
    </style:style>
    <style:style style:name="T358" style:family="text">
      <style:text-properties fo:color="#000000" loext:opacity="100%" style:font-name="Liberation Sans" fo:font-size="14pt" officeooo:rsid="000f44ac" style:font-size-asian="14pt" style:font-size-complex="14pt"/>
    </style:style>
    <style:style style:name="T359" style:family="text">
      <style:text-properties fo:color="#000000" loext:opacity="100%" style:font-name="Liberation Sans" fo:font-size="14pt" officeooo:rsid="0011419a" style:font-size-asian="14pt" style:font-size-complex="14pt"/>
    </style:style>
    <style:style style:name="T360" style:family="text">
      <style:text-properties fo:color="#000000" loext:opacity="100%" style:font-name="Liberation Sans" fo:font-size="14pt" officeooo:rsid="001a7140" style:font-size-asian="14pt" style:font-size-complex="14pt"/>
    </style:style>
    <style:style style:name="T361" style:family="text">
      <style:text-properties fo:color="#000000" loext:opacity="100%" style:font-name="Liberation Sans" fo:font-size="14pt" officeooo:rsid="001db8ff" style:font-size-asian="14pt" style:font-size-complex="14pt"/>
    </style:style>
    <style:style style:name="T362" style:family="text">
      <style:text-properties fo:color="#000000" loext:opacity="100%" style:font-name="Liberation Sans" fo:font-size="14pt" officeooo:rsid="0026197b" style:font-size-asian="14pt" style:font-size-complex="14pt"/>
    </style:style>
    <style:style style:name="T363" style:family="text">
      <style:text-properties fo:color="#000000" loext:opacity="100%" style:font-name="Liberation Sans" fo:font-size="14pt" officeooo:rsid="0028577c" style:font-size-asian="14pt" style:font-size-complex="14pt"/>
    </style:style>
    <style:style style:name="T364" style:family="text">
      <style:text-properties fo:color="#000000" loext:opacity="100%" style:font-name="Liberation Sans" fo:font-size="14pt" fo:letter-spacing="normal" fo:font-style="normal" fo:font-weight="bold" style:font-size-asian="14pt" style:font-style-asian="normal" style:font-weight-asian="bold" style:font-size-complex="14pt" style:font-style-complex="normal" style:font-weight-complex="bold"/>
    </style:style>
    <style:style style:name="T365" style:family="text">
      <style:text-properties fo:color="#000000" loext:opacity="100%" style:font-name="Liberation Sans" fo:font-size="14pt" fo:letter-spacing="normal" fo:font-style="normal" fo:font-weight="bold" officeooo:rsid="00190bc9" style:font-size-asian="14pt" style:font-style-asian="normal" style:font-weight-asian="bold" style:font-size-complex="14pt" style:font-style-complex="normal" style:font-weight-complex="bold"/>
    </style:style>
    <style:style style:name="T366" style:family="text">
      <style:text-properties fo:color="#000000" loext:opacity="100%" style:font-name="Liberation Sans" fo:font-size="14pt" fo:letter-spacing="normal" fo:font-style="normal" fo:font-weight="bold" officeooo:rsid="001e9c1f" style:font-size-asian="14pt" style:font-style-asian="normal" style:font-weight-asian="bold" style:font-size-complex="14pt" style:font-style-complex="normal" style:font-weight-complex="bold"/>
    </style:style>
    <style:style style:name="T367" style:family="text">
      <style:text-properties fo:color="#000000" loext:opacity="100%" style:font-name="Liberation Sans" fo:font-size="14pt" fo:letter-spacing="normal" fo:font-style="normal" fo:font-weight="bold" officeooo:rsid="0028577c" style:font-size-asian="14pt" style:font-style-asian="normal" style:font-weight-asian="bold" style:font-size-complex="14pt" style:font-style-complex="normal" style:font-weight-complex="bold"/>
    </style:style>
    <style:style style:name="T368" style:family="text">
      <style:text-properties fo:color="#000000" loext:opacity="100%" style:font-name="Liberation Sans" fo:font-size="14pt" fo:letter-spacing="normal" fo:font-style="normal" fo:font-weight="normal" style:font-size-asian="14pt" style:font-style-asian="normal" style:font-size-complex="14pt" style:font-style-complex="normal"/>
    </style:style>
    <style:style style:name="T369" style:family="text">
      <style:text-properties fo:color="#000000" loext:opacity="100%" style:font-name="Liberation Sans" fo:font-size="14pt" fo:letter-spacing="normal" fo:font-style="normal" fo:font-weight="normal" officeooo:rsid="0013d568" style:font-size-asian="14pt" style:font-style-asian="normal" style:font-size-complex="14pt" style:font-style-complex="normal"/>
    </style:style>
    <style:style style:name="T370" style:family="text">
      <style:text-properties fo:color="#000000" loext:opacity="100%" style:font-name="Liberation Sans" fo:font-size="14pt" fo:letter-spacing="normal" fo:font-style="normal" fo:font-weight="normal" officeooo:rsid="00152402" style:font-size-asian="14pt" style:font-style-asian="normal" style:font-size-complex="14pt" style:font-style-complex="normal"/>
    </style:style>
    <style:style style:name="T371" style:family="text">
      <style:text-properties fo:color="#000000" loext:opacity="100%" style:font-name="Liberation Sans" fo:font-size="14pt" fo:letter-spacing="normal" fo:font-style="normal" fo:font-weight="normal" officeooo:rsid="001c52de" style:font-size-asian="14pt" style:font-style-asian="normal" style:font-size-complex="14pt" style:font-style-complex="normal"/>
    </style:style>
    <style:style style:name="T372" style:family="text">
      <style:text-properties fo:color="#000000" loext:opacity="100%" style:font-name="Liberation Sans" fo:font-size="14pt" fo:letter-spacing="normal" fo:font-style="normal" fo:font-weight="normal" style:font-size-asian="14pt" style:font-style-asian="normal" style:font-weight-asian="normal" style:font-size-complex="14pt" style:font-style-complex="normal" style:font-weight-complex="normal"/>
    </style:style>
    <style:style style:name="T373" style:family="text">
      <style:text-properties fo:color="#000000" loext:opacity="100%" style:font-name="Liberation Sans" fo:font-size="14pt" fo:letter-spacing="normal" fo:font-style="normal" fo:font-weight="normal" officeooo:rsid="001e9c1f" style:font-size-asian="14pt" style:font-style-asian="normal" style:font-weight-asian="normal" style:font-size-complex="14pt" style:font-style-complex="normal" style:font-weight-complex="normal"/>
    </style:style>
    <style:style style:name="T374" style:family="text">
      <style:text-properties fo:color="#000000" loext:opacity="100%" style:font-name="Liberation Sans" fo:font-size="14pt" fo:letter-spacing="normal" fo:font-style="normal" fo:font-weight="normal" officeooo:rsid="00190bc9" style:font-size-asian="14pt" style:font-style-asian="normal" style:font-weight-asian="normal" style:font-size-complex="14pt" style:font-style-complex="normal" style:font-weight-complex="normal"/>
    </style:style>
    <style:style style:name="T375" style:family="text">
      <style:text-properties fo:color="#000000" loext:opacity="100%" style:font-name="Liberation Sans" fo:font-size="14pt" fo:letter-spacing="normal" fo:font-style="normal" fo:font-weight="normal" officeooo:rsid="00225c08" style:font-size-asian="14pt" style:font-style-asian="normal" style:font-weight-asian="normal" style:font-size-complex="14pt" style:font-style-complex="normal" style:font-weight-complex="normal"/>
    </style:style>
    <style:style style:name="T376" style:family="text">
      <style:text-properties fo:color="#000000" loext:opacity="100%" style:font-name="Liberation Sans" fo:font-size="14pt" fo:letter-spacing="normal" fo:font-style="normal" fo:font-weight="normal" officeooo:rsid="00219933" style:font-size-asian="14pt" style:font-style-asian="normal" style:font-weight-asian="normal" style:font-size-complex="14pt" style:font-style-complex="normal" style:font-weight-complex="normal"/>
    </style:style>
    <style:style style:name="T377" style:family="text">
      <style:text-properties fo:color="#000000" loext:opacity="100%" style:font-name="Liberation Sans" fo:font-size="14pt" fo:letter-spacing="normal" fo:font-style="normal" fo:font-weight="normal" officeooo:rsid="0026197b" style:font-size-asian="14pt" style:font-style-asian="normal" style:font-weight-asian="normal" style:font-size-complex="14pt" style:font-style-complex="normal" style:font-weight-complex="normal"/>
    </style:style>
    <style:style style:name="T378" style:family="text">
      <style:text-properties fo:color="#000000" loext:opacity="100%" style:font-name="Liberation Sans" fo:font-size="14pt" fo:letter-spacing="normal" fo:font-style="normal" style:font-size-asian="14pt" style:font-style-asian="normal" style:font-size-complex="14pt" style:font-style-complex="normal"/>
    </style:style>
    <style:style style:name="T379" style:family="text">
      <style:text-properties fo:color="#000000" loext:opacity="100%" style:font-name="Liberation Sans" fo:font-size="14pt" fo:letter-spacing="normal" fo:font-style="normal" officeooo:rsid="00152402" style:font-size-asian="14pt" style:font-style-asian="normal" style:font-size-complex="14pt" style:font-style-complex="normal"/>
    </style:style>
    <style:style style:name="T380" style:family="text">
      <style:text-properties fo:color="#000000" loext:opacity="100%" style:font-name="Liberation Sans" fo:font-size="14pt" fo:letter-spacing="normal" fo:font-style="normal" officeooo:rsid="001e9c1f" style:font-size-asian="14pt" style:font-style-asian="normal" style:font-size-complex="14pt" style:font-style-complex="normal"/>
    </style:style>
    <style:style style:name="T381" style:family="text">
      <style:text-properties fo:color="#000000" loext:opacity="100%" style:font-name="Liberation Sans" fo:font-size="14pt" fo:letter-spacing="normal" fo:font-style="normal" officeooo:rsid="00219933" style:font-size-asian="14pt" style:font-style-asian="normal" style:font-size-complex="14pt" style:font-style-complex="normal"/>
    </style:style>
    <style:style style:name="T382" style:family="text">
      <style:text-properties fo:color="#000000" loext:opacity="100%" style:font-name="Liberation Sans" fo:font-size="14pt" fo:letter-spacing="normal" fo:font-style="normal" officeooo:rsid="00225c08" style:font-size-asian="14pt" style:font-style-asian="normal" style:font-size-complex="14pt" style:font-style-complex="normal"/>
    </style:style>
    <style:style style:name="T383" style:family="text">
      <style:text-properties fo:color="#000000" loext:opacity="100%" style:font-name="Liberation Sans" fo:font-size="14pt" fo:letter-spacing="normal" fo:font-style="normal" officeooo:rsid="00298642" style:font-size-asian="14pt" style:font-style-asian="normal" style:font-size-complex="14pt" style:font-style-complex="normal"/>
    </style:style>
    <style:style style:name="T384" style:family="text">
      <style:text-properties fo:color="#000000" loext:opacity="100%" style:font-name="Liberation Sans"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85" style:family="text">
      <style:text-properties fo:color="#000000" loext:opacity="100%" style:font-name="Liberation Sans" fo:font-size="14pt" fo:letter-spacing="normal" fo:font-weight="normal" style:font-size-asian="14pt" style:font-style-asian="normal" style:font-weight-asian="normal" style:font-size-complex="14pt" style:font-style-complex="normal" style:font-weight-complex="normal"/>
    </style:style>
    <style:style style:name="T386" style:family="text">
      <style:text-properties fo:color="#000000" loext:opacity="100%" style:font-name="Liberation Sans" fo:font-size="14pt" fo:letter-spacing="normal" fo:font-weight="normal" officeooo:rsid="0011419a" style:font-size-asian="14pt" style:font-style-asian="normal" style:font-weight-asian="normal" style:font-size-complex="14pt" style:font-style-complex="normal" style:font-weight-complex="normal"/>
    </style:style>
    <style:style style:name="T387" style:family="text">
      <style:text-properties fo:color="#000000" loext:opacity="100%" style:font-name="Liberation Sans" fo:font-size="14pt" fo:letter-spacing="normal" fo:font-weight="normal" style:font-size-asian="14pt" style:font-weight-asian="bold" style:font-size-complex="14pt" style:font-weight-complex="bold"/>
    </style:style>
    <style:style style:name="T388" style:family="text">
      <style:text-properties fo:color="#000000" loext:opacity="100%" style:font-name="Liberation Sans" fo:font-size="14pt" fo:font-weight="normal" style:font-size-asian="14pt" style:font-weight-asian="normal" style:font-size-complex="14pt" style:font-weight-complex="normal"/>
    </style:style>
    <style:style style:name="T389" style:family="text">
      <style:text-properties fo:color="#000000" loext:opacity="100%" style:font-name="Liberation Sans" fo:font-size="14pt" fo:font-weight="normal" officeooo:rsid="0011419a" style:font-size-asian="14pt" style:font-weight-asian="normal" style:font-size-complex="14pt" style:font-weight-complex="normal"/>
    </style:style>
    <style:style style:name="T390" style:family="text">
      <style:text-properties fo:color="#000000" loext:opacity="100%" style:font-name="Liberation Sans" fo:font-size="14pt" fo:font-weight="normal" officeooo:rsid="0013d568" style:font-size-asian="14pt" style:font-weight-asian="normal" style:font-size-complex="14pt" style:font-weight-complex="normal"/>
    </style:style>
    <style:style style:name="T391" style:family="text">
      <style:text-properties fo:color="#000000" loext:opacity="100%" style:font-name="Liberation Sans" fo:font-size="14pt" fo:font-weight="normal" officeooo:rsid="001c52de" style:font-size-asian="14pt" style:font-weight-asian="normal" style:font-size-complex="14pt" style:font-weight-complex="normal"/>
    </style:style>
    <style:style style:name="T392" style:family="text">
      <style:text-properties fo:color="#000000" loext:opacity="100%" style:font-name="Liberation Sans" fo:font-size="14pt" fo:font-style="normal" style:font-size-asian="14pt" style:font-style-asian="normal" style:font-size-complex="14pt" style:font-style-complex="normal"/>
    </style:style>
    <style:style style:name="T393" style:family="text">
      <style:text-properties fo:color="#000000" loext:opacity="100%" style:font-name="Liberation Sans" fo:font-size="14pt" fo:font-style="normal" officeooo:rsid="00152402" style:font-size-asian="14pt" style:font-style-asian="normal" style:font-size-complex="14pt" style:font-style-complex="normal"/>
    </style:style>
    <style:style style:name="T394" style:family="text">
      <style:text-properties fo:color="#000000" loext:opacity="100%" style:font-name="Liberation Sans" fo:font-size="14pt" fo:font-style="normal" fo:font-weight="bold" officeooo:rsid="00132ee7" style:font-size-asian="14pt" style:font-style-asian="normal" style:font-weight-asian="bold" style:font-size-complex="14pt" style:font-style-complex="normal" style:font-weight-complex="bold"/>
    </style:style>
    <style:style style:name="T395" style:family="text">
      <style:text-properties fo:color="#000000" loext:opacity="100%" style:font-name="Liberation Sans" fo:font-size="14pt" fo:font-style="normal" fo:font-weight="bold" officeooo:rsid="0013d568" style:font-size-asian="14pt" style:font-style-asian="normal" style:font-weight-asian="bold" style:font-size-complex="14pt" style:font-style-complex="normal" style:font-weight-complex="bold"/>
    </style:style>
    <style:style style:name="T396" style:family="text">
      <style:text-properties fo:color="#000000" loext:opacity="100%" style:font-name="Liberation Sans" fo:font-size="14pt" fo:font-style="normal" fo:font-weight="bold" officeooo:rsid="00152402" style:font-size-asian="14pt" style:font-style-asian="normal" style:font-weight-asian="bold" style:font-size-complex="14pt" style:font-style-complex="normal" style:font-weight-complex="bold"/>
    </style:style>
    <style:style style:name="T397" style:family="text">
      <style:text-properties fo:font-size="32pt" style:font-size-asian="32pt" style:font-size-complex="32pt"/>
    </style:style>
    <style:style style:name="T398" style:family="text">
      <style:text-properties fo:font-size="32pt" officeooo:rsid="002a93d5" style:font-size-asian="32pt" style:font-size-complex="32pt"/>
    </style:style>
    <style:style style:name="T399" style:family="text">
      <style:text-properties fo:font-size="9pt" officeooo:rsid="002a93d5" style:font-size-asian="9pt" style:font-size-complex="9pt"/>
    </style:style>
    <style:style style:name="T400" style:family="text">
      <style:text-properties fo:color="#ff860d" loext:opacity="100%" fo:font-size="32pt" style:font-size-asian="32pt" style:font-size-complex="32pt"/>
    </style:style>
    <style:style style:name="T401" style:family="text">
      <style:text-properties fo:color="#ff860d" loext:opacity="100%" fo:font-size="32pt" officeooo:rsid="002a93d5" style:font-size-asian="32pt" style:font-size-complex="32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397"><text:s/></text:span><text:span text:style-name="T401">RESUMEN </text:span><text:span text:style-name="T400">HTML</text:span><text:span text:style-name="T397"><text:tab/></text:span></text:p>
      <text:p text:style-name="P47"><text:span text:style-name="T398"><text:tab/></text:span><text:span text:style-name="T263">Por Javier Peiro Aguado (2DAW)</text:span></text:p>
      <text:p text:style-name="P34"><text:span text:style-name="Strong_20_Emphasis"><text:span text:style-name="T356">1- </text:span></text:span><text:span text:style-name="Strong_20_Emphasis"><text:span text:style-name="T364">¿Qué es HTML?</text:span></text:span></text:p>
      <text:p text:style-name="P34"><text:span text:style-name="Strong_20_Emphasis"><text:span text:style-name="T384"/></text:span></text:p>
      <text:p text:style-name="P39"><text:tab/>Es el lenguaje básico que se utiliza para construir las páginas web que vemos en internet. Imagina que es como un conjunto de instrucciones que le damos a un navegador (como Chrome, Firefox o Safari) para que muestre el contenido de una manera organizada.</text:p>
      <text:p text:style-name="P39"/>
      <text:p text:style-name="P40"><text:span text:style-name="T172"><text:line-break/></text:span><text:span text:style-name="T248">2-Estructura de una página HTML: </text:span></text:p>
      <text:p text:style-name="P40"><text:span text:style-name="T249"/></text:p>
      <text:list text:style-name="L20">
        <text:list-item>
          <text:p text:style-name="P41"><text:span text:style-name="T249">HTML: </text:span><text:span text:style-name="T250">L</text:span><text:span text:style-name="T249">enguaje para escritura de páginas Web.</text:span></text:p>
        </text:list-item>
        <text:list-item>
          <text:p text:style-name="P41"><text:span text:style-name="T249">Estructura básica: html, head, title, meta, body. </text:span></text:p>
        </text:list-item>
        <text:list-item>
          <text:p text:style-name="P41"><text:span text:style-name="T249">Etiquetas: Entornos que rodean el contenido y envían instrucciones al navegador.</text:span></text:p>
        </text:list-item>
        <text:list-item>
          <text:p text:style-name="P41"><text:span text:style-name="T249">Head ( &lt; head &gt;): </text:span><text:span text:style-name="T251">C</text:span><text:span text:style-name="T249">ontiene datos de páginas ( título, codificación).</text:span></text:p>
        </text:list-item>
        <text:list-item>
          <text:p text:style-name="P41"><text:span text:style-name="T249">Body ( &lt; body &gt;): </text:span><text:span text:style-name="T251">M</text:span><text:span text:style-name="T249">uestra el contenido de página que usted puede ver</text:span><text:span text:style-name="T250">.</text:span></text:p>
        </text:list-item>
        <text:list-item>
          <text:p text:style-name="P41"><text:span text:style-name="T249">Mayúsculas y minúsculas: HTML no es sensibles a mayúsculas y minúsculas.</text:span></text:p>
        </text:list-item>
        <text:list-item>
          <text:p text:style-name="P41"><text:span text:style-name="T249">DOCTYPE – </text:span><text:span text:style-name="T251">I</text:span><text:span text:style-name="T249">ndica al navegador que el documento es un HTML</text:span><text:span text:style-name="T250">.</text:span></text:p>
        </text:list-item>
        <text:list-item>
          <text:p text:style-name="P42"><text:span text:style-name="T250">C</text:span><text:span text:style-name="T249">harset — </text:span><text:span text:style-name="T251">D</text:span><text:span text:style-name="T249">efine el código de caracteres. </text:span><text:span text:style-name="T250">El más común es</text:span><text:span text:style-name="T249"> UTF-8.</text:span></text:p>
        </text:list-item>
      </text:list>
      <text:p text:style-name="P44"><text:span text:style-name="T247"/></text:p>
      <text:p text:style-name="P45"><text:span text:style-name="T247">3-Salto de linea &lt;br&gt;</text:span></text:p>
      <text:p text:style-name="P43"><text:span text:style-name="T249"/></text:p>
      <text:p text:style-name="P36">&lt;br&gt; en HTML crea un salto de línea.</text:p>
      <text:p text:style-name="P36"/>
      <text:p text:style-name="P36">Sirve para separar texto en diferentes líneas dentro de una página web.</text:p>
      <text:p text:style-name="P36">Se escribe &lt;br&gt; donde quieras que empiece una nueva línea.</text:p>
      <text:p text:style-name="P36">Es útil para formatear textos, direcciones, poemas y otros contenidos donde la separación en líneas es importante.</text:p>
      <text:p text:style-name="P36">Ejemplo:</text:p>
      <text:p text:style-name="P36"/>
      <text:p text:style-name="P36">HTML</text:p>
      <text:p text:style-name="P36"/>
      <text:p text:style-name="P36">&lt;body&gt;</text:p>
      <text:p text:style-name="P36"><text:s text:c="2"/>Esto es una línea.&lt;br&gt;</text:p>
      <text:p text:style-name="P36"><text:s text:c="2"/>Esto es otra línea.</text:p>
      <text:p text:style-name="P36">&lt;/body&gt;</text:p>
      <text:p text:style-name="P36"/>
      <text:p text:style-name="P35"><text:span text:style-name="T258">4-Párrafo&lt;p&gt;</text:span><text:span text:style-name="T260"><text:line-break/><text:line-break/></text:span><text:soft-page-break/><text:span text:style-name="T355">El elemento </text:span><text:span text:style-name="Source_20_Text"><text:span text:style-name="T355">&lt;p&gt;</text:span></text:span><text:span text:style-name="T355"> en HTML define párrafos, que son bloques de texto separados por un espacio respecto a otros párrafos. Dentro de un párrafo se pueden incluir saltos de línea con </text:span><text:span text:style-name="Source_20_Text"><text:span text:style-name="T355">&lt;br&gt;</text:span></text:span><text:span text:style-name="T355">.</text:span></text:p>
      <text:p text:style-name="Text_20_body"><text:span text:style-name="Strong_20_Emphasis"><text:span text:style-name="T355">Ejemplo:</text:span></text:span><text:span text:style-name="T355"> </text:span></text:p>
      <text:p text:style-name="P142">&lt;<text:span text:style-name="T264">p&gt;</text:span></text:p>
      <text:p text:style-name="P143">Prrafo de ejemplo 1</text:p>
      <text:p text:style-name="P142">&lt;/<text:span text:style-name="T264">p&gt;</text:span></text:p>
      <text:p text:style-name="P142">&lt;<text:span text:style-name="T264">p&gt;</text:span></text:p>
      <text:p text:style-name="P143">parrafo de ejemplo 2</text:p>
      <text:p text:style-name="P142">&lt;/<text:span text:style-name="T264">p&gt;</text:span></text:p>
      <text:list text:style-name="L17">
        <text:list-item>
          <text:p text:style-name="P60"><text:span text:style-name="Source_20_Text"><text:span text:style-name="T355">&lt;p&gt;</text:span></text:span><text:span text:style-name="T355"> proviene de </text:span><text:span text:style-name="Emphasis"><text:span text:style-name="T355">paragraph</text:span></text:span><text:span text:style-name="T355">.</text:span></text:p>
        </text:list-item>
        <text:list-item>
          <text:p text:style-name="P59"><text:span text:style-name="T355">No </text:span><text:span text:style-name="T357">e</text:span><text:span text:style-name="T358">s recomedable</text:span><text:span text:style-name="T355"> usar únicamente </text:span><text:span text:style-name="Source_20_Text"><text:span text:style-name="T355">&lt;br&gt;</text:span></text:span><text:span text:style-name="T355"> para dar formato; es mejor estructurar con párrafos y añadir saltos dentro de ellos si es necesario.</text:span></text:p>
        </text:list-item>
      </text:list>
      <text:p text:style-name="P38">5-Titulos h1, h2, h3, h4, h5, h6</text:p>
      <text:p text:style-name="P37"/>
      <text:p text:style-name="P64"><text:span text:style-name="T261">Los elementos </text:span><text:span text:style-name="Source_20_Text"><text:span text:style-name="T261">&lt;h1&gt;</text:span></text:span><text:span text:style-name="T261"> a </text:span><text:span text:style-name="Source_20_Text"><text:span text:style-name="T261">&lt;h6&gt;</text:span></text:span><text:span text:style-name="T261"> en HTML se usan para definir títulos, siendo </text:span><text:span text:style-name="Source_20_Text"><text:span text:style-name="T261">&lt;h1&gt;</text:span></text:span><text:span text:style-name="T261"> el de mayor nivel y tamaño y h6 el menor. El navegador determina el tamaño de la fuente según el nivel del título.</text:span></text:p>
      <text:list text:style-name="L18">
        <text:list-item>
          <text:p text:style-name="P144">Cada título se muestra en una línea nueva, sin importar cómo se escriba en el código.</text:p>
        </text:list-item>
        <text:list-item>
          <text:p text:style-name="P144">Los motores de búsqueda usan los títulos para identificar los temas de la página.</text:p>
        </text:list-item>
        <text:list-item>
          <text:p text:style-name="P62"><text:span text:style-name="Source_20_Text"><text:span text:style-name="T355">&lt;h1&gt;</text:span></text:span><text:span text:style-name="T355"> significa </text:span><text:span text:style-name="Emphasis"><text:span text:style-name="T355">heading</text:span></text:span><text:span text:style-name="T355">, que significa título.</text:span></text:p>
        </text:list-item>
        <text:list-item>
          <text:p text:style-name="P61"><text:span text:style-name="T355">No </text:span><text:span text:style-name="T358">son </text:span><text:span text:style-name="T355">los títulos del contenido con el título de la página, que se define en </text:span><text:span text:style-name="Source_20_Text"><text:span text:style-name="T355">&lt;head&gt;</text:span></text:span><text:span text:style-name="T355">.</text:span></text:p>
        </text:list-item>
      </text:list>
      <text:p text:style-name="P162"><text:span text:style-name="T332">6-</text:span><text:span text:style-name="T203">Enfasis (&lt;em&gt; &lt;strong&gt;)</text:span></text:p>
      <text:p text:style-name="P162"><text:span text:style-name="T203"/></text:p>
      <text:p text:style-name="P50"><text:span text:style-name="T385">Los elementos </text:span><text:span text:style-name="Source_20_Text"><text:span text:style-name="T385">&lt;strong&gt;</text:span></text:span><text:span text:style-name="T385"> y </text:span><text:span text:style-name="Source_20_Text"><text:span text:style-name="T385">&lt;em&gt;</text:span></text:span><text:span text:style-name="T385"> en HTML se usan para enfatizar texto:</text:span></text:p>
      <text:list text:style-name="L21">
        <text:list-item>
          <text:p text:style-name="P71"><text:span text:style-name="Source_20_Text"><text:span text:style-name="T355">&lt;strong&gt;</text:span></text:span><text:span text:style-name="T355"> aplica un énfasis más fuerte (</text:span><text:span text:style-name="T359">usualmente</text:span><text:span text:style-name="T355"> en </text:span><text:span text:style-name="Strong_20_Emphasis"><text:span text:style-name="T355">negrita</text:span></text:span><text:span text:style-name="T355">).</text:span></text:p>
        </text:list-item>
        <text:list-item>
          <text:p text:style-name="P70"><text:span text:style-name="Source_20_Text"><text:span text:style-name="T355">&lt;em&gt;</text:span></text:span><text:span text:style-name="T355"> aplica un énfasis </text:span><text:span text:style-name="T359">menos fuerte</text:span><text:span text:style-name="T355"> (generalmente en </text:span><text:span text:style-name="Emphasis"><text:span text:style-name="T355">itálica</text:span></text:span><text:span text:style-name="T355">).</text:span></text:p>
        </text:list-item>
      </text:list>
      <text:p text:style-name="Text_20_body"><text:span text:style-name="Strong_20_Emphasis"><text:span text:style-name="T388">Características:</text:span></text:span></text:p>
      <text:list text:style-name="L22">
        <text:list-item>
          <text:p text:style-name="P145">No generan saltos de línea como los títulos.</text:p>
        </text:list-item>
        <text:list-item>
          <text:p text:style-name="P72"><text:span text:style-name="Source_20_Text"><text:span text:style-name="T355">&lt;em&gt;</text:span></text:span><text:span text:style-name="T355"> proviene de </text:span><text:span text:style-name="Emphasis"><text:span text:style-name="T355">emphasis</text:span></text:span><text:span text:style-name="T355"> (énfasis) y </text:span><text:span text:style-name="Source_20_Text"><text:span text:style-name="T355">&lt;strong&gt;</text:span></text:span><text:span text:style-name="T355"> significa fuerte.</text:span></text:p>
        </text:list-item>
      </text:list>
      <text:h text:style-name="P1" text:outline-level="1"><text:soft-page-break/><text:span text:style-name="T333">7 - Hipervínculo a otra página del mismo sitio &lt;a&gt;</text:span></text:h>
      <text:p text:style-name="P63"><text:span text:style-name="T333"/></text:p>
      <text:p text:style-name="P50"><text:span text:style-name="T385">El elemento más importante en una página web es el </text:span><text:span text:style-name="Strong_20_Emphasis"><text:span text:style-name="T385">hipervínculo</text:span></text:span><text:span text:style-name="T385"> (</text:span><text:span text:style-name="Source_20_Text"><text:span text:style-name="T385">&lt;a&gt;</text:span></text:span><text:span text:style-name="T385">), que permite navegar entre páginas. Esto diferencia a una página web de un libro, ya que en un sitio web podemos </text:span><text:span text:style-name="T386">tener distintas alternativas de recorrido.</text:span></text:p>
      <text:p text:style-name="P65"><text:span text:style-name="Strong_20_Emphasis"><text:span text:style-name="T389">Ejemplo:</text:span></text:span></text:p>
      <text:p text:style-name="P11"><text:span text:style-name="Source_20_Text"><text:span text:style-name="T388">&lt;a href="pagina2.html"&gt;Noticias&lt;/a&gt;</text:span></text:span></text:p>
      <text:list text:style-name="L23">
        <text:list-item>
          <text:p text:style-name="P133">El texto entre las etiquetas aparece subrayado por defecto, y al hacer clic, se carga la página indicada.</text:p>
        </text:list-item>
        <text:list-item>
          <text:p text:style-name="P73"><text:span text:style-name="T388">Introduce el concepto de </text:span><text:span text:style-name="Strong_20_Emphasis"><text:span text:style-name="T388">propiedad</text:span></text:span><text:span text:style-name="T388">, como </text:span><text:span text:style-name="Source_20_Text"><text:span text:style-name="T388">href</text:span></text:span><text:span text:style-name="T388">, que tiene un nombre y un valor (en este caso, la URL), el cual va entre comillas.</text:span></text:p>
        </text:list-item>
      </text:list>
      <text:p text:style-name="P163"><text:span text:style-name="T205">8-</text:span><text:span text:style-name="T172">Hipervínculo a otro sitio de internet &lt;a&gt;</text:span></text:p>
      <text:p text:style-name="P163"><text:span text:style-name="T172"/></text:p>
      <text:p text:style-name="P164"><text:span text:style-name="T207">Para crear un hipervínculo que dirija a otro sitio web, la sintaxis es:</text:span></text:p>
      <text:p text:style-name="P165"><text:span text:style-name="T207">&lt;a href="http://www.google.com"&gt;Buscador Google&lt;/a&gt;<text:line-break/></text:span></text:p>
      <text:list text:style-name="L24">
        <text:list-item>
          <text:p text:style-name="P74"><text:span text:style-name="T392">La propiedad </text:span><text:span text:style-name="Source_20_Text"><text:span text:style-name="T392">href</text:span></text:span><text:span text:style-name="T392"> incluye el </text:span><text:span text:style-name="Strong_20_Emphasis"><text:span text:style-name="T392">protocolo</text:span></text:span><text:span text:style-name="T392"> (como </text:span><text:span text:style-name="Source_20_Text"><text:span text:style-name="T392">http</text:span></text:span><text:span text:style-name="T392">) seguido del dominio del sitio (</text:span><text:span text:style-name="Source_20_Text"><text:span text:style-name="T392">www.google.com</text:span></text:span><text:span text:style-name="T392">).</text:span></text:p>
        </text:list-item>
        <text:list-item>
          <text:p text:style-name="P166">Si no se especifica una página dentro del dominio, el servidor devuelve la página principal configurada por defecto.</text:p>
        </text:list-item>
        <text:list-item>
          <text:p text:style-name="P167">También se pueden enlazar páginas específicas de un dominio, indicando la ruta exacta. Por ejemplo:</text:p>
        </text:list-item>
      </text:list>
      <text:p text:style-name="P25">html</text:p>
      <text:p text:style-name="P25">Copiar código</text:p>
      <text:p text:style-name="P11"><text:span text:style-name="Source_20_Text"><text:span text:style-name="T392">&lt;a href="http://tutorialesprogramacionya.com/acercade.html"&gt;Acerca de Google&lt;/a&gt;</text:span></text:span></text:p>
      <text:p text:style-name="P168"><text:span text:style-name="T326">Hay que</text:span> conocer el nombre de la página y, si está en una subcarpeta, proporcionar la ruta completa.</text:p>
      <text:p text:style-name="P168"/>
      <text:p text:style-name="P46"><text:span text:style-name="T205">9- </text:span><text:span text:style-name="T172">Imágenes dentro de una página</text:span></text:p>
      <text:p text:style-name="P46"><text:span text:style-name="T172"/></text:p>
      <text:p text:style-name="P51"><text:span text:style-name="T387">Para insertar imágenes en una página web se utiliza la etiqueta </text:span><text:span text:style-name="Source_20_Text"><text:span text:style-name="T387">&lt;img&gt;</text:span></text:span><text:span text:style-name="T387">, que no necesita cierre (igual que </text:span><text:span text:style-name="Source_20_Text"><text:span text:style-name="T387">&lt;br&gt;</text:span></text:span><text:span text:style-name="T387">). Esta etiqueta tiene dos propiedades básicas:</text:span></text:p>
      <text:list text:style-name="L25">
        <text:list-item>
          <text:p text:style-name="P76"><text:soft-page-break/><text:span text:style-name="Strong_20_Emphasis"><text:span text:style-name="Source_20_Text"><text:span text:style-name="T355">src</text:span></text:span></text:span><text:span text:style-name="T355">: Indica la ruta del archivo de imagen. Si la imagen está en el mismo directorio que la página, basta con poner el nombre del archivo. En sistemas Linux, recuerda que los nombres de archivos son sensibles a mayúsculas y minúsculas, así que usa minúsculas para evitar problemas.</text:span></text:p>
        </text:list-item>
        <text:list-item>
          <text:p text:style-name="P75"><text:span text:style-name="Strong_20_Emphasis"><text:span text:style-name="Source_20_Text"><text:span text:style-name="T355">alt</text:span></text:span></text:span><text:span text:style-name="T355">: Proporciona una descripción de la imagen. Es útil para navegadores que no muestran imágenes o usuarios con accesibilidad especial.</text:span></text:p>
        </text:list-item>
      </text:list>
      <text:p text:style-name="Text_20_body"><text:span text:style-name="Strong_20_Emphasis"><text:span text:style-name="T355">Ejemplo básico:</text:span></text:span></text:p>
      <text:p text:style-name="P11"><text:span text:style-name="Source_20_Text"><text:span text:style-name="T355">&lt;img src="foto1.jpg" alt="Pintura geométrica"&gt;</text:span></text:span></text:p>
      <text:list text:style-name="L30">
        <text:list-item>
          <text:p text:style-name="P79"><text:span text:style-name="Source_20_Text"><text:span text:style-name="T355">&lt;img&gt; viene de </text:span></text:span><text:span text:style-name="Source_20_Text"><text:span text:style-name="Emphasis"><text:span text:style-name="T355">image</text:span></text:span></text:span><text:span text:style-name="Source_20_Text"><text:span text:style-name="T355"> (imagen).</text:span></text:span></text:p>
        </text:list-item>
        <text:list-item>
          <text:p text:style-name="P78"><text:span text:style-name="Source_20_Text"><text:span text:style-name="T355">src</text:span></text:span><text:span text:style-name="T355"> significa </text:span><text:span text:style-name="Emphasis"><text:span text:style-name="T355">source</text:span></text:span><text:span text:style-name="T355"> (fuente).</text:span></text:p>
        </text:list-item>
        <text:list-item>
          <text:p text:style-name="P77"><text:span text:style-name="Source_20_Text"><text:span text:style-name="T355">alt</text:span></text:span><text:span text:style-name="T355"> es de </text:span><text:span text:style-name="Emphasis"><text:span text:style-name="T355">alternative</text:span></text:span><text:span text:style-name="T355"> (alternativa).</text:span></text:p>
        </text:list-item>
      </text:list>
      <text:p text:style-name="P80"><text:span text:style-name="Source_20_Text"><text:span text:style-name="T394">10-</text:span></text:span><text:span text:style-name="Source_20_Text"><text:span text:style-name="T364">Hipervínculo mediante una imagen &lt;a&gt; y &lt;img&gt;</text:span></text:span></text:p>
      <text:p text:style-name="P80"><text:span text:style-name="Source_20_Text"><text:span text:style-name="T364"/></text:span></text:p>
      <text:p text:style-name="P169"><text:span text:style-name="T208">P</text:span><text:span text:style-name="T206">odemos combinarlos para crear enlaces donde, en lugar de texto, se muestre </text:span><text:span text:style-name="T208">la </text:span><text:span text:style-name="T206">imagen.</text:span></text:p>
      <text:p text:style-name="P81"><text:span text:style-name="T355">Esto se logra colocando la etiqueta </text:span><text:span text:style-name="Source_20_Text"><text:span text:style-name="T355">&lt;img&gt;</text:span></text:span><text:span text:style-name="T355"> dentro de las etiquetas </text:span><text:span text:style-name="Source_20_Text"><text:span text:style-name="T355">&lt;a&gt;</text:span></text:span><text:span text:style-name="T355">.</text:span></text:p>
      <text:p text:style-name="P146"><text:line-break/><text:span text:style-name="T327">Ej:<text:line-break/></text:span>&lt;a href="pagina1.html"&gt;&lt;img src="../foto1.jpg" alt="Pintura geométrica"&gt;&lt;/a&gt;<text:line-break/><text:span text:style-name="T213"><text:line-break/></text:span><text:span text:style-name="T214">11-Apertura de un hipervínculo en otra pestaña del navegador</text:span></text:p>
      <text:p text:style-name="P146"><text:span text:style-name="T214"/></text:p>
      <text:p text:style-name="P81"><text:span text:style-name="T390">La propiedad </text:span><text:span text:style-name="Source_20_Text"><text:span text:style-name="T390">target</text:span></text:span><text:span text:style-name="T390"> del elemento </text:span><text:span text:style-name="Source_20_Text"><text:span text:style-name="T390">&lt;a&gt;</text:span></text:span><text:span text:style-name="T390"> permite especificar dónde se abrirá el enlace. Para abrirlo en una nueva pestaña, usamos el valor </text:span><text:span text:style-name="Source_20_Text"><text:span text:style-name="T390">"_blank"</text:span></text:span><text:span text:style-name="T390">.<text:line-break/><text:line-break/>Ej:</text:span></text:p>
      <text:p text:style-name="P146"><text:span text:style-name="T209">&lt;a href="pagina2.html" target="_blank"&gt;Abrirá esto en otra pestaña&lt;/a&gt;</text:span></text:p>
      <text:p text:style-name="P146"><text:span text:style-name="T209"/></text:p>
      <text:p text:style-name="P170"><text:span text:style-name="T327">12-</text:span>Hipervínculo a un cliente de correo &lt;a&gt;</text:p>
      <text:p text:style-name="P170"/>
      <text:p text:style-name="P81"><text:soft-page-break/><text:span text:style-name="T369">La etiqueta</text:span><text:span text:style-name="T368"> </text:span><text:span text:style-name="Source_20_Text"><text:span text:style-name="T368">&lt;a&gt;</text:span></text:span><text:span text:style-name="T368"> también puede usarse para abrir un programa de correo configurado en la computadora.</text:span></text:p>
      <text:p text:style-name="P81"><text:span text:style-name="T368"><text:line-break/></text:span><text:span text:style-name="T369">Ej:</text:span><text:span text:style-name="T368"><text:line-break/></text:span><text:span text:style-name="Source_20_Text"><text:span text:style-name="T392">&lt;a href="http://www.clarin.com.ar" target="_blank"&gt;Periódico Clarín&lt;/a&gt;</text:span></text:span></text:p>
      <text:p text:style-name="P81"><text:span text:style-name="Source_20_Text"><text:span text:style-name="T392"/></text:span></text:p>
      <text:p text:style-name="P81"><text:span text:style-name="Source_20_Text"><text:span text:style-name="T395">13-</text:span></text:span><text:span text:style-name="Source_20_Text"><text:span text:style-name="T396">Anclas llamadas desde la misma página</text:span></text:span></text:p>
      <text:p text:style-name="P81"><text:span text:style-name="Source_20_Text"><text:span text:style-name="T396"/></text:span></text:p>
      <text:p text:style-name="P82"><text:span text:style-name="T368">En HTML, podemos crear </text:span><text:span text:style-name="Strong_20_Emphasis"><text:span text:style-name="T372">anclas</text:span></text:span><text:span text:style-name="T368"> dentro de una página para permitir que los usuarios se desplacen fácilmente </text:span><text:span text:style-name="T370">entre</text:span><text:span text:style-name="T368"> diferentes secciones, especialmente en páginas largas.<text:line-break/><text:line-break/></text:span><text:span text:style-name="T370">Ej:<text:line-break/></text:span><text:span text:style-name="T393">&lt;a name="nombreancla"&gt;&lt;/a&gt; (Sería el sitio al que queremos ir tras pulsar el vínculo)<text:line-break/><text:line-break/></text:span><text:span text:style-name="T370">&lt;a href="#nombreancla"&gt;Texto del enlace&lt;/a&gt;(Sería el vínculo<text:line-break/></text:span></text:p>
      <text:p text:style-name="P161"><text:span text:style-name="T185">14-Anclas llamadas desde otra página:</text:span></text:p>
      <text:p text:style-name="P161"><text:span text:style-name="T193"><text:line-break/>Es posible enlazar anclas desde otras páginas. Para ello, simplemente agregamos el nombre de la página y el ancla:<text:line-break/><text:line-break/>&lt;a name="introduccion"&gt;&lt;/a&gt;<text:line-break/>&lt;a href="pagina2.html#introduccion"&gt;Introducción&lt;/a&gt;(En la otra página)<text:line-break/><text:line-break/></text:span><text:span text:style-name="T185">15-Lista Ordenada (&lt;ol&gt;)</text:span></text:p>
      <text:p text:style-name="P147"><text:span text:style-name="T185"/></text:p>
      <text:p text:style-name="P82"><text:span text:style-name="T370">En HTML podemos crear </text:span><text:span text:style-name="Strong_20_Emphasis"><text:span text:style-name="T379">listas ordenadas</text:span></text:span><text:span text:style-name="T370"> con la etiqueta </text:span><text:span text:style-name="Source_20_Text"><text:span text:style-name="T370">&lt;ol&gt;</text:span></text:span><text:span text:style-name="T370">, que numera los ítems automáticamente:</text:span></text:p>
      <text:p text:style-name="P10"><text:span text:style-name="Source_20_Text"><text:span text:style-name="T355">&lt;ol&gt;</text:span></text:span></text:p>
      <text:p text:style-name="P16"><text:span text:style-name="Source_20_Text"><text:span text:style-name="T355"><text:s text:c="2"/>&lt;li&gt;Primer ítem&lt;/li&gt;</text:span></text:span></text:p>
      <text:p text:style-name="P16"><text:span text:style-name="Source_20_Text"><text:span text:style-name="T355"><text:s text:c="2"/>&lt;li&gt;Segundo ítem&lt;/li&gt;</text:span></text:span></text:p>
      <text:p text:style-name="P15"><text:span text:style-name="Source_20_Text"><text:span text:style-name="T355">&lt;/ol&gt;</text:span></text:span></text:p>
      <text:p text:style-name="P147"><text:span text:style-name="T193"/></text:p>
      <text:p text:style-name="P171"><text:soft-page-break/><text:span text:style-name="T174">1</text:span><text:span text:style-name="T175">6</text:span><text:span text:style-name="T174">-Lista NO Ordenada (&lt;ul&gt;)</text:span></text:p>
      <text:p text:style-name="P171"><text:span text:style-name="T174"/></text:p>
      <text:p text:style-name="P82"><text:span text:style-name="Strong_20_Emphasis"><text:span text:style-name="T370">En HTML podemos crear </text:span></text:span><text:span text:style-name="Strong_20_Emphasis"><text:span text:style-name="T379">listas no ordenadas</text:span></text:span><text:span text:style-name="T370"> con la etiqueta </text:span><text:span text:style-name="Source_20_Text"><text:span text:style-name="T370">&lt;ul&gt;</text:span></text:span><text:span text:style-name="T370">, que usa símbolos en lugar de números:</text:span></text:p>
      <text:p text:style-name="P26"/>
      <text:p text:style-name="P10"><text:span text:style-name="Source_20_Text"><text:span text:style-name="T355">&lt;ul&gt;</text:span></text:span></text:p>
      <text:p text:style-name="P16"><text:span text:style-name="Source_20_Text"><text:span text:style-name="T355"><text:s text:c="2"/>&lt;li&gt;Primer ítem&lt;/li&gt;</text:span></text:span></text:p>
      <text:p text:style-name="P16"><text:span text:style-name="Source_20_Text"><text:span text:style-name="T355"><text:s text:c="2"/>&lt;li&gt;Segundo ítem&lt;/li&gt;</text:span></text:span></text:p>
      <text:p text:style-name="P15"><text:span text:style-name="Source_20_Text"><text:span text:style-name="T355">&lt;/ul&gt;</text:span></text:span></text:p>
      <text:p text:style-name="P172"><text:span text:style-name="T174">1</text:span><text:span text:style-name="T176">7-Lista de definiciones(&lt;dl)</text:span></text:p>
      <text:p text:style-name="P148"><text:span text:style-name="T194"><text:line-break/></text:span><text:span text:style-name="T192">La lista de definiciones (&lt;dl&gt;) se usa para asociar un término con su definición. El navegador destaca y separa ambos elementos. Se utiliza comúnmente para crear definiciones, como la de varios lenguajes de programación.</text:span></text:p>
      <text:list text:style-name="L31">
        <text:list-item>
          <text:p text:style-name="P149"><text:span text:style-name="T194">&lt;</text:span><text:span text:style-name="T195">dl&gt; viene de definition list</text:span></text:p>
        </text:list-item>
        <text:list-item>
          <text:p text:style-name="P149"><text:span text:style-name="T194">&lt;</text:span><text:span text:style-name="T195">dt&gt; viene de definition term</text:span></text:p>
        </text:list-item>
        <text:list-item>
          <text:p text:style-name="P149"><text:span text:style-name="T194">&lt;</text:span><text:span text:style-name="T195">dd&gt; viene de definition description</text:span></text:p>
        </text:list-item>
      </text:list>
      <text:p text:style-name="P161"><text:span text:style-name="T194"><text:line-break/></text:span><text:span text:style-name="T186">18-Listas anidadas</text:span></text:p>
      <text:p text:style-name="P161"><text:span text:style-name="T194"><text:line-break/>HTML </text:span><text:span text:style-name="T195">deja</text:span><text:span text:style-name="T194"> anidar listas dentro de otras, como </text:span><text:span text:style-name="T195">por ejemplo </text:span><text:span text:style-name="T194">tener una lista ordenada con elementos que incluyen listas no ordenadas.</text:span></text:p>
      <text:p text:style-name="P148"><text:span text:style-name="T195">Ej:</text:span></text:p>
      <text:p text:style-name="P12"><text:span text:style-name="T334">&lt;li&gt;Diarios</text:span></text:p>
      <text:p text:style-name="P14"><text:s text:c="2"/><text:span text:style-name="T212">&lt;ul&gt;</text:span></text:p>
      <text:p text:style-name="P14"><text:s text:c="4"/><text:span text:style-name="T212">&lt;li&gt;&lt;a href="http://www.lanacion.com.ar"&gt;La Nación&lt;/a&gt;&lt;/li&gt;</text:span></text:p>
      <text:p text:style-name="P17"><text:span text:style-name="T262"><text:s text:c="4"/></text:span><text:span text:style-name="T259">&lt;li&gt;&lt;a href="</text:span><text:a xlink:type="simple" xlink:href="http://www.clarin.com.ar/" text:style-name="Internet_20_link" text:visited-style-name="Visited_20_Internet_20_Link">http://www.clarin.com.ar</text:a><text:span text:style-name="T259">"&gt;Clarín&lt;/a&gt;&lt;/li&gt;</text:span></text:p>
      <text:p text:style-name="P13"><text:span text:style-name="T334"><text:s text:c="5"/>&lt;/ul&gt;</text:span></text:p>
      <text:p text:style-name="P13">&lt;/li&gt;</text:p>
      <text:p text:style-name="P27"><text:span text:style-name="T252"/></text:p>
      <text:p text:style-name="P148"><text:span text:style-name="T195">Poniendo</text:span><text:span text:style-name="T194"> indentación o sangrado (espacios en blanco a la izquierda) mejora</text:span><text:span text:style-name="T195">rá</text:span><text:span text:style-name="T194"> la legibilidad del código, pero el navegador no lo toma en cuenta. Esto ayuda a identificar fácilmente el inicio y fin de cada marca HTML.</text:span></text:p>
      <text:p text:style-name="P148"><text:soft-page-break/><text:span text:style-name="T194"><text:line-break/></text:span><text:span text:style-name="T186">19- Tabla(&lt;table&gt;&lt;tr&gt;&lt;td&gt;)</text:span><text:span text:style-name="T194"><text:line-break/></text:span></text:p>
      <text:p text:style-name="P148"><text:span text:style-name="T194">Las tablas en HTML se utilizan para organizar datos en filas y columnas. No deben usarse para el diseño completo de una página, ya que eso se hace con CSS. Los elementos clave para crear una tabla son:</text:span></text:p>
      <text:list text:style-name="L32">
        <text:list-item>
          <text:p text:style-name="P85"><text:span text:style-name="Source_20_Text"><text:span text:style-name="T355">&lt;table&gt;</text:span></text:span><text:span text:style-name="T355">: Marca de inicio de la tabla, que debe cerrarse.</text:span></text:p>
        </text:list-item>
        <text:list-item>
          <text:p text:style-name="P85"><text:span text:style-name="Source_20_Text"><text:span text:style-name="T355">&lt;tr&gt;</text:span></text:span><text:span text:style-name="T355">: Define una fila dentro de la tabla, también necesita cerrarse, </text:span><text:span text:style-name="T360">viene de table rot</text:span><text:span text:style-name="T355">.</text:span></text:p>
        </text:list-item>
        <text:list-item>
          <text:p text:style-name="P84"><text:span text:style-name="Source_20_Text"><text:span text:style-name="T355">&lt;td&gt;</text:span></text:span><text:span text:style-name="T355">: Es una celda dentro de una fila, que también debe cerrarse, </text:span><text:span text:style-name="T360">viene de table data</text:span><text:span text:style-name="T355">.</text:span></text:p>
        </text:list-item>
      </text:list>
      <text:p text:style-name="P172"><text:span text:style-name="T176"><text:line-break/>20-Tabla con encabezado(&lt;th&gt;)</text:span></text:p>
      <text:p text:style-name="P172"><text:span text:style-name="T176"/></text:p>
      <text:p text:style-name="P83"><text:span text:style-name="T368">En una tabla, las celdas de encabezado se indican con el elemento </text:span><text:span text:style-name="Source_20_Text"><text:span text:style-name="T368">&lt;th&gt;</text:span></text:span><text:span text:style-name="T368">, en lugar de </text:span><text:span text:style-name="Source_20_Text"><text:span text:style-name="T368">&lt;td&gt;</text:span></text:span><text:span text:style-name="T368">, para marcar los títulos de cada columna. Estas celdas se encuentran dentro de una fila, es decir, entre las marcas </text:span><text:span text:style-name="Source_20_Text"><text:span text:style-name="T368">&lt;tr&gt;</text:span></text:span><text:span text:style-name="T368"> y </text:span><text:span text:style-name="Source_20_Text"><text:span text:style-name="T368">&lt;/tr&gt;</text:span></text:span><text:span text:style-name="T368">. Los navegadores muestran las celdas de encabezado de manera diferente a las de los datos.</text:span></text:p>
      <text:list text:style-name="L33">
        <text:list-item>
          <text:p text:style-name="P86"><text:span text:style-name="Source_20_Text"><text:span text:style-name="T355">&lt;th&gt;</text:span></text:span><text:span text:style-name="T355"> proviene de "table header cell" (celda de encabezado de tabla).</text:span></text:p>
        </text:list-item>
      </text:list>
      <text:p text:style-name="P150"><text:span text:style-name="T192"/></text:p>
      <text:p text:style-name="P173"><text:span text:style-name="T173">21-Tabla con título(&lt;caption&gt;)</text:span></text:p>
      <text:p text:style-name="P173"><text:span text:style-name="T173"/></text:p>
      <text:p text:style-name="P83"><text:span text:style-name="T368">Para agregar un título a una tabla, utilizamos el elemento </text:span><text:span text:style-name="Source_20_Text"><text:span text:style-name="T368">&lt;caption&gt;</text:span></text:span><text:span text:style-name="T368">, que debe colocarse justo después de abrir la etiqueta </text:span><text:span text:style-name="Source_20_Text"><text:span text:style-name="T368">&lt;table&gt;</text:span></text:span><text:span text:style-name="T368">. Este elemento requiere tanto la marca de apertura como la de cierre.</text:span></text:p>
      <text:p text:style-name="P142">Por ejemplo, para una tabla que muestre la población de varios países, se usaría:</text:p>
      <text:p text:style-name="P26"/>
      <text:p text:style-name="P11"><text:span text:style-name="Source_20_Text"><text:span text:style-name="T355">&lt;caption&gt;Población de distintos países&lt;/caption&gt;</text:span></text:span></text:p>
      <text:list text:style-name="L34">
        <text:list-item>
          <text:p text:style-name="P151">&lt;<text:span text:style-name="T328">caption&gt;</text:span> significa título.</text:p>
        </text:list-item>
      </text:list>
      <text:p text:style-name="P150"><text:span text:style-name="T192"/></text:p>
      <text:p text:style-name="P173"><text:span text:style-name="T173">22-Tabla y combinación de celdas</text:span></text:p>
      <text:p text:style-name="P173"><text:soft-page-break/><text:span text:style-name="T173"/></text:p>
      <text:p text:style-name="P83"><text:span text:style-name="T368">En algunos casos, es necesario que una celda ocupe el espacio de varias celdas, ya sea de manera horizontal o vertical. Para esto, se utiliz</text:span><text:span text:style-name="T371">amos </text:span><text:span text:style-name="T368">las propiedades </text:span><text:span text:style-name="Source_20_Text"><text:span text:style-name="T368">colspan</text:span></text:span><text:span text:style-name="T368"> y </text:span><text:span text:style-name="Source_20_Text"><text:span text:style-name="T368">rowspan</text:span></text:span><text:span text:style-name="T368"> en las etiquetas </text:span><text:span text:style-name="Source_20_Text"><text:span text:style-name="T368">&lt;td&gt;</text:span></text:span><text:span text:style-name="T368"> o </text:span><text:span text:style-name="Source_20_Text"><text:span text:style-name="T368">&lt;th&gt; </text:span></text:span><text:span text:style-name="Source_20_Text"><text:span text:style-name="T371">y le asignamos</text:span></text:span><text:span text:style-name="T368"> un valor entero, generalmente a partir de 2.</text:span></text:p>
      <text:list text:style-name="L35">
        <text:list-item>
          <text:p text:style-name="P87"><text:span text:style-name="Strong_20_Emphasis"><text:span text:style-name="Source_20_Text"><text:span text:style-name="T355">colspan</text:span></text:span></text:span><text:span text:style-name="T355"> se usa para que una celda ocupe varias columnas. Por ejemplo, si queremos que una celda ocupe tres columnas, usamos:</text:span></text:p>
          <text:p text:style-name="P28"/>
          <text:p text:style-name="P18"><text:span text:style-name="Source_20_Text"><text:span text:style-name="T355">&lt;td colspan="3"&gt;Facturación de los últimos tres meses&lt;/td&gt;</text:span></text:span></text:p>
        </text:list-item>
        <text:list-item>
          <text:p text:style-name="P87"><text:span text:style-name="Strong_20_Emphasis"><text:span text:style-name="Source_20_Text"><text:span text:style-name="T355">rowspan</text:span></text:span></text:span><text:span text:style-name="T355"> se usa para que una celda ocupe varias filas. Por ejemplo, para que una celda ocupe tres filas:</text:span></text:p>
          <text:p text:style-name="P28"/>
          <text:p text:style-name="P18"><text:span text:style-name="Source_20_Text"><text:span text:style-name="T355">&lt;td rowspan="3"&gt;Secciones&lt;/td&gt;</text:span></text:span></text:p>
        </text:list-item>
      </text:list>
      <text:p text:style-name="P142">Esto permite combinar celdas en tablas para una presentación más organizada y eficiente.</text:p>
      <text:p text:style-name="P150"><text:span text:style-name="T192"><text:line-break/></text:span><text:span text:style-name="T184">23- Contenido de la cabecera de la página(&lt;title&gt;)</text:span></text:p>
      <text:p text:style-name="P150"><text:span text:style-name="T184"/></text:p>
      <text:p text:style-name="P83"><text:span text:style-name="T368">El elemento </text:span><text:span text:style-name="Source_20_Text"><text:span text:style-name="T368">&lt;title&gt;</text:span></text:span><text:span text:style-name="T368"> se utiliza para definir el título que aparecerá en la barra del navegador, en la parte superior de la ventana. Aunque la cabecera del archivo HTML contiene información que generalmente no se muestra en la página, el título es una excepción, ya que es visible y ayuda a identificar de qué trata la página.</text:span></text:p>
      <text:p text:style-name="P142">Es importante elegir un título claro y relevante para el contenido que se presenta. Aquí tienes un ejemplo de una página simple con un título y un hipervínculo a otra página con un título diferente:</text:p>
      <text:p text:style-name="P150"><text:span text:style-name="T192"/></text:p>
      <text:p text:style-name="P173"><text:span text:style-name="T173">24- Contenido de la cabecera de la página(&lt;meta&gt;)</text:span></text:p>
      <text:p text:style-name="P173"><text:span text:style-name="T173"/></text:p>
      <text:p text:style-name="P52"><text:span text:style-name="T372">El elemento </text:span><text:span text:style-name="Source_20_Text"><text:span text:style-name="T372">&lt;meta&gt;</text:span></text:span><text:span text:style-name="T372"> se utiliza en la cabecera de una página HTML para proporcionar metadatos, como la codificación de caracteres y otra información relevante para los motores de búsqueda y los navegadores. Un uso común es definir la codificación de caracteres de la página:</text:span></text:p>
      <text:p text:style-name="P33"><text:soft-page-break/></text:p>
      <text:p text:style-name="P11"><text:span text:style-name="Source_20_Text"><text:span text:style-name="T388">&lt;meta charset="UTF-8"&gt;</text:span></text:span></text:p>
      <text:p text:style-name="P19"><text:span text:style-name="Source_20_Text"><text:span text:style-name="T391">Hay muchos metas pero hay algunos más comuines como author, copyright o description.</text:span></text:span></text:p>
      <text:p text:style-name="P29"><text:span text:style-name="T186"><text:line-break/>25-Comentarios&lt;!-- --&gt;</text:span></text:p>
      <text:p text:style-name="P134"><text:span text:style-name="T173">Los comentarios en HTML son textos que los navegadores ignoran y están pensados para facilitar el trabajo del desarrollador. Son útiles para dejar anotaciones, explicar partes del código o deshabilitar temporalmente fragmentos durante el desarrollo.</text:span></text:p>
      <text:h text:style-name="P3" text:outline-level="3">Usos <text:span text:style-name="T328">habituales </text:span>de los comentarios:</text:h>
      <text:list text:style-name="L37">
        <text:list-item>
          <text:p text:style-name="P89"><text:span text:style-name="Strong_20_Emphasis"><text:span text:style-name="T355">Notas explicativas:</text:span></text:span><text:span text:style-name="T355"> Ayudan a documentar el código.</text:span></text:p>
        </text:list-item>
        <text:list-item>
          <text:p text:style-name="P88"><text:span text:style-name="Strong_20_Emphasis"><text:span text:style-name="T355">Deshabilitar código temporalmente:</text:span></text:span><text:span text:style-name="T355"> Permiten probar cambios sin eliminar partes del código.</text:span></text:p>
        </text:list-item>
      </text:list>
      <text:p text:style-name="P173"><text:span text:style-name="T196">&lt;!-- </text:span><text:span text:style-name="T197">Ejemplo de</text:span><text:span text:style-name="T196"> comentario --&gt;</text:span><text:span text:style-name="T173"><text:line-break/><text:line-break/>26-Sintaxis para caracteres especiales</text:span></text:p>
      <text:p text:style-name="P173"><text:span text:style-name="T173"/></text:p>
      <text:p text:style-name="P52"><text:span text:style-name="T372">En HTML, no podemos usar directamente ciertos caracteres especiales, como </text:span><text:span text:style-name="Source_20_Text"><text:span text:style-name="T372">&lt;</text:span></text:span><text:span text:style-name="T372"> y </text:span><text:span text:style-name="Source_20_Text"><text:span text:style-name="T372">&gt;</text:span></text:span><text:span text:style-name="T372">, porque el navegador los interpretaría como marcas HTML. Para solucionarlo, usamos entidades HTML, que son combinaciones de caracteres que representan símbolos específicos.</text:span></text:p>
      <text:h text:style-name="P4" text:outline-level="3">Principales caracteres y <text:span text:style-name="T329">la</text:span> sintaxis:</text:h>
      <text:list text:style-name="L38">
        <text:list-item>
          <text:p text:style-name="P91"><text:span text:style-name="Source_20_Text"><text:span text:style-name="T355">&lt;</text:span></text:span><text:span text:style-name="T355"> se escribe como </text:span><text:span text:style-name="Source_20_Text"><text:span text:style-name="T355">&amp;lt;</text:span></text:span></text:p>
        </text:list-item>
        <text:list-item>
          <text:p text:style-name="P91"><text:span text:style-name="Source_20_Text"><text:span text:style-name="T355">&gt;</text:span></text:span><text:span text:style-name="T355"> se escribe como </text:span><text:span text:style-name="Source_20_Text"><text:span text:style-name="T355">&amp;gt;</text:span></text:span></text:p>
        </text:list-item>
        <text:list-item>
          <text:p text:style-name="P91"><text:span text:style-name="Source_20_Text"><text:span text:style-name="T355">&amp;</text:span></text:span><text:span text:style-name="T355"> se escribe como </text:span><text:span text:style-name="Source_20_Text"><text:span text:style-name="T355">&amp;amp;</text:span></text:span></text:p>
        </text:list-item>
        <text:list-item>
          <text:p text:style-name="P91"><text:span text:style-name="T355">Espacio en blanco: </text:span><text:span text:style-name="Source_20_Text"><text:span text:style-name="T355">&amp;nbsp;</text:span></text:span></text:p>
        </text:list-item>
        <text:list-item>
          <text:p text:style-name="P91"><text:span text:style-name="T355">Símbolo de copyright: </text:span><text:span text:style-name="Source_20_Text"><text:span text:style-name="T355">&amp;copy;</text:span></text:span></text:p>
        </text:list-item>
        <text:list-item>
          <text:p text:style-name="P90"><text:span text:style-name="T355">Euro: </text:span><text:span text:style-name="Source_20_Text"><text:span text:style-name="T355">&amp;euro;</text:span></text:span></text:p>
        </text:list-item>
      </text:list>
      <text:p text:style-name="P173"><text:span text:style-name="T173"/></text:p>
      <text:p text:style-name="P174"><text:span text:style-name="T173">27- Formulario-(&lt;form&gt;)<text:line-break/></text:span></text:p>
      <text:p text:style-name="P135"><text:soft-page-break/><text:span text:style-name="T173">Un formulario permite a los visitantes de un sitio ingresar datos y enviarlos al servidor para su procesamiento, aunque HTML solo se encarga de construir el formulario. El registro y manejo de los datos se realiza con lenguajes de servidor como </text:span><text:span text:style-name="T177">por ejemplo </text:span><text:span text:style-name="T173">PHP, ASP, NodeJS, etc.</text:span></text:p>
      <text:h text:style-name="P8" text:outline-level="4">Elementos clave de un formulario:</text:h>
      <text:list text:style-name="L39">
        <text:list-item>
          <text:p text:style-name="P92"><text:span text:style-name="Strong_20_Emphasis"><text:span text:style-name="T355">Estructura básica</text:span></text:span><text:span text:style-name="T355"><text:line-break/>El elemento </text:span><text:span text:style-name="Source_20_Text"><text:span text:style-name="T355">&lt;form&gt;</text:span></text:span><text:span text:style-name="T355"> define el formulario y utiliza las propiedades:</text:span></text:p>
          <text:list>
            <text:list-item>
              <text:p text:style-name="P93"><text:span text:style-name="Strong_20_Emphasis"><text:span text:style-name="T355">action</text:span></text:span><text:span text:style-name="T355">: Especifica la página que procesará los datos en el servidor (por ejemplo, </text:span><text:span text:style-name="Source_20_Text"><text:span text:style-name="T355">registrardatos.php</text:span></text:span><text:span text:style-name="T355">).</text:span></text:p>
            </text:list-item>
            <text:list-item>
              <text:p text:style-name="P93"><text:span text:style-name="Strong_20_Emphasis"><text:span text:style-name="T355">method</text:span></text:span><text:span text:style-name="T355">: Define cómo se envían los datos:</text:span></text:p>
              <text:list>
                <text:list-item>
                  <text:p text:style-name="P93"><text:span text:style-name="Source_20_Text"><text:span text:style-name="T355">post</text:span></text:span><text:span text:style-name="T355">: Datos enviados en el cuerpo de la solicitud (sin límite de tamaño).</text:span></text:p>
                </text:list-item>
                <text:list-item>
                  <text:p text:style-name="P92"><text:span text:style-name="Source_20_Text"><text:span text:style-name="T355">get</text:span></text:span><text:span text:style-name="T355">: Datos enviados en la URL (limitado en tamaño).</text:span></text:p>
                </text:list-item>
              </text:list>
            </text:list-item>
          </text:list>
          <text:p text:style-name="P30"/>
          <text:p text:style-name="P21"><text:span text:style-name="Source_20_Text"><text:span text:style-name="T355">&lt;form action="registrardatos.php" method="post"&gt;</text:span></text:span></text:p>
        </text:list-item>
        <text:list-item>
          <text:p text:style-name="P92"><text:span text:style-name="Strong_20_Emphasis"><text:span text:style-name="T355">Cuadros de texto</text:span></text:span><text:span text:style-name="T355"><text:line-break/>Para crear un cuadro donde el usuario pueda ingresar texto, usamos el elemento </text:span><text:span text:style-name="Source_20_Text"><text:span text:style-name="T355">&lt;input&gt;</text:span></text:span><text:span text:style-name="T355"> con el atributo </text:span><text:span text:style-name="Source_20_Text"><text:span text:style-name="T355">type="text"</text:span></text:span><text:span text:style-name="T355">.</text:span></text:p>
          <text:list>
            <text:list-item>
              <text:p text:style-name="P93"><text:span text:style-name="Strong_20_Emphasis"><text:span text:style-name="T355">name</text:span></text:span><text:span text:style-name="T355">: Nombre identificador del campo.</text:span></text:p>
            </text:list-item>
            <text:list-item>
              <text:p text:style-name="P92"><text:span text:style-name="Strong_20_Emphasis"><text:span text:style-name="T355">size</text:span></text:span><text:span text:style-name="T355">: Tamaño visual del cuadro (cantidad de caracteres mostrados).</text:span></text:p>
            </text:list-item>
          </text:list>
          <text:p text:style-name="P30"/>
          <text:p text:style-name="P22"><text:span text:style-name="Source_20_Text"><text:span text:style-name="T355">Ingrese su nombre:</text:span></text:span></text:p>
          <text:p text:style-name="P20"><text:span text:style-name="Source_20_Text"><text:span text:style-name="T355">&lt;input type="text" name="nombre" size="20"&gt;</text:span></text:span></text:p>
        </text:list-item>
        <text:list-item>
          <text:p text:style-name="P94"><text:span text:style-name="Strong_20_Emphasis"><text:span text:style-name="T355">Botón de envío</text:span></text:span><text:span text:style-name="T355"><text:line-break/>Para enviar los datos al servidor, se utiliza </text:span><text:span text:style-name="Source_20_Text"><text:span text:style-name="T355">&lt;input&gt;</text:span></text:span><text:span text:style-name="T355"> con el atributo </text:span><text:span text:style-name="Source_20_Text"><text:span text:style-name="T355">type="submit"</text:span></text:span><text:span text:style-name="T355">.</text:span></text:p>
          <text:list>
            <text:list-item>
              <text:p text:style-name="P92"><text:span text:style-name="Strong_20_Emphasis"><text:span text:style-name="T355">value</text:span></text:span><text:span text:style-name="T355">: Texto que aparecerá en el botón.</text:span></text:p>
            </text:list-item>
          </text:list>
          <text:p text:style-name="P30"/>
          <text:p text:style-name="P21"><text:span text:style-name="Source_20_Text"><text:span text:style-name="T355">&lt;input type="submit" value="enviar"&gt;</text:span></text:span></text:p>
        </text:list-item>
        <text:list-item>
          <text:p text:style-name="P92"><text:span text:style-name="Strong_20_Emphasis"><text:span text:style-name="T355">Cierre del formulario</text:span></text:span><text:span text:style-name="T355"><text:line-break/>El formulario se cierra con </text:span><text:span text:style-name="Source_20_Text"><text:span text:style-name="T355">&lt;/form&gt;</text:span></text:span><text:span text:style-name="T355">.</text:span></text:p>
        </text:list-item>
      </text:list>
      <text:h text:style-name="P6" text:outline-level="4"><text:span text:style-name="T210">Ej:</text:span></text:h>
      <text:p text:style-name="P10"><text:span text:style-name="Source_20_Text"><text:span text:style-name="T355">&lt;form action="</text:span></text:span><text:span text:style-name="Source_20_Text"><text:span text:style-name="T361">formEjemp</text:span></text:span><text:span text:style-name="Source_20_Text"><text:span text:style-name="T355">.php" method="post"&gt;</text:span></text:span></text:p>
      <text:p text:style-name="P16"><text:soft-page-break/><text:span text:style-name="Source_20_Text"><text:span text:style-name="T355"><text:s text:c="2"/>Ingres</text:span></text:span><text:span text:style-name="Source_20_Text"><text:span text:style-name="T361">a</text:span></text:span><text:span text:style-name="Source_20_Text"><text:span text:style-name="T355"> </text:span></text:span><text:span text:style-name="Source_20_Text"><text:span text:style-name="T361">el</text:span></text:span><text:span text:style-name="Source_20_Text"><text:span text:style-name="T355"> nombre:</text:span></text:span></text:p>
      <text:p text:style-name="P16"><text:span text:style-name="Source_20_Text"><text:span text:style-name="T355"><text:s text:c="2"/>&lt;input type="text" name="nombre" size="20"&gt;</text:span></text:span></text:p>
      <text:p text:style-name="P16"><text:span text:style-name="Source_20_Text"><text:span text:style-name="T355"><text:s text:c="2"/>&lt;br&gt;</text:span></text:span></text:p>
      <text:p text:style-name="P16"><text:span text:style-name="Source_20_Text"><text:span text:style-name="T355"><text:s text:c="2"/>&lt;input type="submit" value="enviar"&gt;</text:span></text:span></text:p>
      <text:p text:style-name="P15"><text:span text:style-name="Source_20_Text"><text:span text:style-name="T355">&lt;/form&gt;</text:span></text:span></text:p>
      <text:p text:style-name="P174"><text:span text:style-name="T173"/></text:p>
      <text:p text:style-name="P174"><text:span text:style-name="T173"><text:line-break/>28- Formulario- input type=”text”/”password”</text:span></text:p>
      <text:p text:style-name="P174"><text:span text:style-name="T173"/></text:p>
      <text:p text:style-name="P52"><text:span text:style-name="Strong_20_Emphasis"><text:span text:style-name="T372">&lt;</text:span></text:span><text:span text:style-name="Strong_20_Emphasis"><text:span text:style-name="T373">input type=”text”&gt; Crea un campo tipo dexto que te permite introducir cadenas de texto dentro</text:span></text:span><text:span text:style-name="Strong_20_Emphasis"><text:span text:style-name="T372"><text:line-break/></text:span></text:span><text:span text:style-name="T372"><text:line-break/>Usa </text:span><text:span text:style-name="Source_20_Text"><text:span text:style-name="T372">&lt;input type="password"&gt; </text:span></text:span><text:span text:style-name="Source_20_Text"><text:span text:style-name="T373">es igual que el tipo texto, pero</text:span></text:span><text:span text:style-name="T372"> para que los caracteres ingresados aparezcan como asteriscos.</text:span></text:p>
      <text:list text:style-name="L41">
        <text:list-item>
          <text:p text:style-name="P152">Ejemplo:</text:p>
          <text:p text:style-name="P23"><text:span text:style-name="Source_20_Text"><text:span text:style-name="T355">&lt;input type="password" name="clave" size="12"&gt;</text:span></text:span></text:p>
        </text:list-item>
      </text:list>
      <text:list text:style-name="L42">
        <text:list-item>
          <text:p text:style-name="P95"><text:span text:style-name="Strong_20_Emphasis"><text:span text:style-name="T355">Botón de reinicio:</text:span></text:span><text:span text:style-name="T355"><text:line-break/>Usa </text:span><text:span text:style-name="Source_20_Text"><text:span text:style-name="T355">&lt;input type="reset"&gt;</text:span></text:span><text:span text:style-name="T355"> para borrar todos los datos del formulario.</text:span></text:p>
        </text:list-item>
      </text:list>
      <text:list text:style-name="L43">
        <text:list-item>
          <text:p text:style-name="P153">Ejemplo:</text:p>
          <text:p text:style-name="P31"/>
          <text:p text:style-name="P24"><text:span text:style-name="Source_20_Text"><text:span text:style-name="T355">&lt;input type="reset" value="borrar"&gt;</text:span></text:span></text:p>
        </text:list-item>
      </text:list>
      <text:list text:style-name="L44">
        <text:list-item>
          <text:p text:style-name="P96"><text:span text:style-name="Strong_20_Emphasis"><text:span text:style-name="T355">Atributo </text:span></text:span><text:span text:style-name="Strong_20_Emphasis"><text:span text:style-name="Source_20_Text"><text:span text:style-name="T355">name</text:span></text:span></text:span><text:span text:style-name="Strong_20_Emphasis"><text:span text:style-name="T355">:</text:span></text:span><text:span text:style-name="T355"><text:line-break/>Cada campo debe tener un nombre único para ser identificado en el servidor.</text:span></text:p>
        </text:list-item>
      </text:list>
      <text:h text:style-name="P5" text:outline-level="4">Formulario de ejemplo:</text:h>
      <text:p text:style-name="P26"/>
      <text:p text:style-name="P10"><text:span text:style-name="Source_20_Text"><text:span text:style-name="T355">&lt;form action="procesar.php" method="post"&gt;</text:span></text:span></text:p>
      <text:p text:style-name="P16"><text:span text:style-name="Source_20_Text"><text:span text:style-name="T355"><text:s text:c="2"/>Usuario: &lt;input type="text" name="usuario"&gt;</text:span></text:span></text:p>
      <text:p text:style-name="P16"><text:span text:style-name="Source_20_Text"><text:span text:style-name="T355"><text:s text:c="2"/>Contraseña: &lt;input type="password" name="clave"&gt;</text:span></text:span></text:p>
      <text:p text:style-name="P16"><text:span text:style-name="Source_20_Text"><text:span text:style-name="T355"><text:s text:c="2"/>&lt;input type="submit" value="enviar"&gt;</text:span></text:span></text:p>
      <text:p text:style-name="P16"><text:span text:style-name="Source_20_Text"><text:span text:style-name="T355"><text:s text:c="2"/>&lt;input type="reset" value="borrar"&gt;</text:span></text:span></text:p>
      <text:p text:style-name="P15"><text:span text:style-name="Source_20_Text"><text:span text:style-name="T355">&lt;/form&gt;</text:span></text:span></text:p>
      <text:p text:style-name="P173"><text:span text:style-name="T173"/></text:p>
      <text:p text:style-name="P173"><text:span text:style-name="T173">29-Formulario- textarea</text:span></text:p>
      <text:p text:style-name="P173"><text:soft-page-break/><text:span text:style-name="T173"/></text:p>
      <text:p text:style-name="P52"><text:span text:style-name="T372">El elemento </text:span><text:span text:style-name="Source_20_Text"><text:span text:style-name="T372">&lt;textarea&gt;</text:span></text:span><text:span text:style-name="T372"> permite ingresar texto en varias líneas, ideal para comentarios largos.</text:span></text:p>
      <text:h text:style-name="P9" text:outline-level="4">Ej:</text:h>
      <text:p text:style-name="P11"><text:span text:style-name="Source_20_Text"><text:span text:style-name="T355">&lt;textarea name="comentarios" rows="5" cols="60"&gt;&lt;/textarea&gt;</text:span></text:span></text:p>
      <text:h text:style-name="P5" text:outline-level="4">Propiedades:</text:h>
      <text:list text:style-name="L45">
        <text:list-item>
          <text:p text:style-name="P98"><text:span text:style-name="Strong_20_Emphasis"><text:span text:style-name="Source_20_Text"><text:span text:style-name="T355">name</text:span></text:span></text:span><text:span text:style-name="Strong_20_Emphasis"><text:span text:style-name="T355">:</text:span></text:span><text:span text:style-name="T355"> Identifica el campo en el servidor.</text:span></text:p>
        </text:list-item>
        <text:list-item>
          <text:p text:style-name="P97"><text:span text:style-name="Strong_20_Emphasis"><text:span text:style-name="Source_20_Text"><text:span text:style-name="T355">rows</text:span></text:span></text:span><text:span text:style-name="Strong_20_Emphasis"><text:span text:style-name="T355"> y </text:span></text:span><text:span text:style-name="Strong_20_Emphasis"><text:span text:style-name="Source_20_Text"><text:span text:style-name="T355">cols</text:span></text:span></text:span><text:span text:style-name="Strong_20_Emphasis"><text:span text:style-name="T355">:</text:span></text:span><text:span text:style-name="T355"> Determinan el número de filas y columnas visibles.</text:span></text:p>
        </text:list-item>
      </text:list>
      <text:p text:style-name="P173"><text:span text:style-name="T173"/></text:p>
      <text:p text:style-name="P184"><text:span text:style-name="T365">30- Formulario- input type=”checkbox”</text:span></text:p>
      <text:p text:style-name="P184"><text:span text:style-name="T365"><text:line-break/></text:span><text:span text:style-name="T378">El elemento </text:span><text:span text:style-name="Source_20_Text"><text:span text:style-name="T378">checkbox</text:span></text:span><text:span text:style-name="T378"> permite al usuario seleccionar o deseleccionar opciones. Es ideal para elegir múltiples valores independientes.</text:span></text:p>
      <text:h text:style-name="P9" text:outline-level="4">Ej:</text:h>
      <text:p text:style-name="P11"><text:span text:style-name="Source_20_Text"><text:span text:style-name="T355">&lt;input type="checkbox" name="java"&gt;Java&lt;br&gt;</text:span></text:span></text:p>
      <text:h text:style-name="P5" text:outline-level="4">Detalles:</text:h>
      <text:list text:style-name="L46">
        <text:list-item>
          <text:p text:style-name="P99"><text:span text:style-name="Strong_20_Emphasis"><text:span text:style-name="Source_20_Text"><text:span text:style-name="T355">type="checkbox"</text:span></text:span></text:span><text:span text:style-name="Strong_20_Emphasis"><text:span text:style-name="T355">:</text:span></text:span><text:span text:style-name="T355"> Define el elemento como casilla de verificación.</text:span></text:p>
        </text:list-item>
        <text:list-item>
          <text:p text:style-name="P99"><text:span text:style-name="Strong_20_Emphasis"><text:span text:style-name="Source_20_Text"><text:span text:style-name="T355">name</text:span></text:span></text:span><text:span text:style-name="Strong_20_Emphasis"><text:span text:style-name="T355">:</text:span></text:span><text:span text:style-name="T355"> Identifica el control para su procesamiento en el servidor.</text:span></text:p>
        </text:list-item>
        <text:list-item>
          <text:p text:style-name="P154">Texto adicional puede colocarse junto al elemento para describir la opción.</text:p>
        </text:list-item>
      </text:list>
      <text:p text:style-name="P173"><text:span text:style-name="T173"/></text:p>
      <text:p text:style-name="P155"><text:span text:style-name="T186">31- Formulario- input type=”radio”</text:span></text:p>
      <text:p text:style-name="P100"><text:span text:style-name="T365"><text:line-break/></text:span><text:span text:style-name="T378">Los botones de selección (</text:span><text:span text:style-name="Source_20_Text"><text:span text:style-name="T378">radio</text:span></text:span><text:span text:style-name="T378">) se usan cuando se necesita elegir solo una opción dentro de un grupo </text:span><text:span text:style-name="T380">de opciones.<text:line-break/>Ej:<text:line-break/></text:span><text:span text:style-name="T373">&lt;input type="radio" name="estudios" value="1"&gt;Sin estudios&lt;br&gt;</text:span></text:p>
      <text:p text:style-name="P155"><text:span text:style-name="T198"><text:s/>&lt;input type="radio" name="estudios" value="2"&gt;Primario&lt;br&gt; </text:span></text:p>
      <text:p text:style-name="P155"><text:span text:style-name="T198">&lt;input type="radio" name="estudios" value="3"&gt;Secundario&lt;br&gt;</text:span><text:span text:style-name="T187"><text:line-break/></text:span><text:span text:style-name="T186"><text:line-break/>32- Formulario- select(cuadro de selección individual)</text:span></text:p>
      <text:p text:style-name="P155"><text:span text:style-name="T186"/></text:p>
      <text:p text:style-name="P100"><text:soft-page-break/><text:span text:style-name="T373">Con el </text:span><text:span text:style-name="T374">elemento </text:span><text:span text:style-name="Source_20_Text"><text:span text:style-name="T374">&lt;select&gt;</text:span></text:span><text:span text:style-name="T374"> crea un cuadro que permite elegir una opción entre varias.<text:line-break/><text:line-break/></text:span><text:span text:style-name="T373">Propiedades:</text:span></text:p>
      <text:list text:style-name="L53">
        <text:list-item>
          <text:p text:style-name="P103"><text:span text:style-name="Strong_20_Emphasis"><text:span text:style-name="Source_20_Text"><text:span text:style-name="T380">&lt;select&gt;</text:span></text:span></text:span><text:span text:style-name="Strong_20_Emphasis"><text:span text:style-name="T380">:</text:span></text:span></text:p>
        </text:list-item>
      </text:list>
      <text:p text:style-name="P156"><text:tab/>Se utiliza para abrir el cuadro de selección.</text:p>
      <text:p text:style-name="Text_20_body"><text:span text:style-name="T355"><text:tab/>La propiedad </text:span><text:span text:style-name="Source_20_Text"><text:span text:style-name="T355">name</text:span></text:span><text:span text:style-name="T355"> define el nombre que recibirá el servidor.</text:span></text:p>
      <text:list text:style-name="L49">
        <text:list-item>
          <text:p text:style-name="P101"><text:span text:style-name="Strong_20_Emphasis"><text:span text:style-name="Source_20_Text"><text:span text:style-name="T355">&lt;option&gt;</text:span></text:span></text:span><text:span text:style-name="Strong_20_Emphasis"><text:span text:style-name="T355">:</text:span></text:span></text:p>
        </text:list-item>
      </text:list>
      <text:p text:style-name="P156"><text:tab/>Define cada opción dentro del cuadro de selección.</text:p>
      <text:p text:style-name="P49"><text:span text:style-name="T355"><text:tab/>La propiedad </text:span><text:span text:style-name="Source_20_Text"><text:span text:style-name="T355">value</text:span></text:span><text:span text:style-name="T355"> indica el valor enviado al servidor al seleccionar esa opción.</text:span></text:p>
      <text:p text:style-name="Text_20_body"><text:span text:style-name="T355"><text:tab/>El texto entre las etiquetas </text:span><text:span text:style-name="Source_20_Text"><text:span text:style-name="T355">&lt;option&gt;</text:span></text:span><text:span text:style-name="T355"> es lo que se muestra en pantalla.</text:span></text:p>
      <text:list text:style-name="L51">
        <text:list-item>
          <text:p text:style-name="P102"><text:span text:style-name="Strong_20_Emphasis"><text:span text:style-name="Source_20_Text"><text:span text:style-name="T355">size</text:span></text:span></text:span><text:span text:style-name="Strong_20_Emphasis"><text:span text:style-name="T355">:</text:span></text:span></text:p>
        </text:list-item>
      </text:list>
      <text:p text:style-name="P104"><text:span text:style-name="T355">Por defecto, muestra una opción visible (tamaño </text:span><text:span text:style-name="Source_20_Text"><text:span text:style-name="T355">1</text:span></text:span><text:span text:style-name="T355">).</text:span></text:p>
      <text:p text:style-name="P157">Si se cambia el valor, muestra varias opciones simultáneamente, aunque solo permite seleccionar una a la vez.</text:p>
      <text:p text:style-name="P157"/>
      <text:p text:style-name="P183"><text:span text:style-name="T366">33-Formulario-select (cuadro de selección múltiple)</text:span></text:p>
      <text:p text:style-name="P183"><text:span text:style-name="T373"><text:line-break/>El cuadro de selección múltiple permite que el usuario seleccione varias opciones de una lista, a diferencia de un cuadro de selección estándar, que solo permite una selección.<text:line-break/></text:span><text:span text:style-name="T375">Ej:<text:line-break/>&lt;select name="trabajos[]" size="2" multiple&gt;</text:span><text:span text:style-name="T373"><text:line-break/>El usuario puede seleccionar varias opciones manteniendo presionada la tecla Ctrl (en Windows) o Cmd (en Mac), y haciendo clic en opciones no consecutivas.<text:line-break/><text:line-break/></text:span><text:span text:style-name="T366">34- Formulario- select (agrupamiento de opciones)</text:span></text:p>
      <text:p text:style-name="P183"><text:span text:style-name="T373"><text:line-break/>El elemento </text:span><text:span text:style-name="Source_20_Text"><text:span text:style-name="T373">&lt;optgroup&gt;</text:span></text:span><text:span text:style-name="T373"> permite agrupar varias opciones dentro de un cuadro de selección, lo cual es útil si este contiene numerosos elementos.<text:line-break/>&lt;select name="productos"&gt; </text:span></text:p>
      <text:p text:style-name="P158"><text:span text:style-name="T198"><text:tab/>&lt;optgroup label="</text:span><text:span text:style-name="T199">Aficiones</text:span><text:span text:style-name="T198">"&gt; </text:span></text:p>
      <text:p text:style-name="P158"><text:span text:style-name="T198"><text:tab/><text:tab/>&lt;option value="1"&gt;</text:span><text:span text:style-name="T199">Warhammer</text:span><text:span text:style-name="T198">&lt;/option&gt; </text:span></text:p>
      <text:p text:style-name="P158"><text:span text:style-name="T198"><text:tab/><text:tab/>&lt;option value="2"&gt;</text:span><text:span text:style-name="T199">Juegos PC</text:span><text:span text:style-name="T198">&lt;/option&gt;</text:span></text:p>
      <text:p text:style-name="P158"><text:span text:style-name="T198"><text:tab/>&lt;/optgroup&gt; <text:s/></text:span></text:p>
      <text:p text:style-name="P158"><text:soft-page-break/><text:span text:style-name="T198"><text:tab/>&lt;optgroup label="</text:span><text:span text:style-name="T199">Trabajos</text:span><text:span text:style-name="T198">"&gt; </text:span></text:p>
      <text:p text:style-name="P158"><text:span text:style-name="T198"><text:tab/><text:tab/>&lt;option value="4"&gt;</text:span><text:span text:style-name="T199">Programador</text:span><text:span text:style-name="T198">&lt;/option&gt; </text:span></text:p>
      <text:p text:style-name="P158"><text:span text:style-name="T198"><text:tab/><text:tab/>&lt;option value="5"&gt;</text:span><text:span text:style-name="T199">Electricista</text:span><text:span text:style-name="T198">&lt;/option&gt; </text:span></text:p>
      <text:p text:style-name="P158"><text:span text:style-name="T198"><text:tab/>&lt;/optgroup&gt; </text:span></text:p>
      <text:p text:style-name="P158"><text:span text:style-name="T198">&lt;/select&gt;<text:line-break/></text:span><text:span text:style-name="T187">3</text:span><text:span text:style-name="T188">5</text:span><text:span text:style-name="T187">- Formulario- </text:span><text:span text:style-name="T189">button</text:span></text:p>
      <text:p text:style-name="P158"><text:span text:style-name="T189"/></text:p>
      <text:p text:style-name="P67"><text:span text:style-name="T381">El elemento </text:span><text:span text:style-name="Source_20_Text"><text:span text:style-name="T381">&lt;button&gt;</text:span></text:span><text:span text:style-name="T381"> se utiliza para crear botones en un formulario. Ofrece más </text:span><text:span text:style-name="T382">opciones</text:span><text:span text:style-name="T381"> que los elementos </text:span><text:span text:style-name="Source_20_Text"><text:span text:style-name="T381">&lt;input type="submit"&gt;</text:span></text:span><text:span text:style-name="T381"> o </text:span><text:span text:style-name="Source_20_Text"><text:span text:style-name="T381">&lt;input type="reset"&gt;</text:span></text:span><text:span text:style-name="T381">, ya que permite incluir contenido dentro del botón, como texto, imágenes o elementos HTML más complejos.</text:span></text:p>
      <text:p text:style-name="P136"><text:span text:style-name="T178"/></text:p>
      <text:p text:style-name="P175"><text:span text:style-name="T173">3</text:span><text:span text:style-name="T179">6</text:span><text:span text:style-name="T173">- Formulario-</text:span><text:span text:style-name="T178">input type=”button”</text:span></text:p>
      <text:p text:style-name="P137"><text:span text:style-name="T178"/></text:p>
      <text:p text:style-name="P105"><text:span text:style-name="T376">El elemento </text:span><text:span text:style-name="Source_20_Text"><text:span text:style-name="T376">&lt;input type="button"&gt;</text:span></text:span><text:span text:style-name="T376"> crea un botón de acción personalizada. A diferencia de los botones de tipo </text:span><text:span text:style-name="Source_20_Text"><text:span text:style-name="T376">submit</text:span></text:span><text:span text:style-name="T376"> o </text:span><text:span text:style-name="Source_20_Text"><text:span text:style-name="T376">reset</text:span></text:span><text:span text:style-name="T376">, este botón no tiene ninguna función predefinida en HTML. Su comportamiento depende de un programa en JavaScript que le asigne una acción cuando el usuario haga clic en él. El atributo </text:span><text:span text:style-name="Source_20_Text"><text:span text:style-name="T376">value</text:span></text:span><text:span text:style-name="T376"> especifica el texto que se muestra en el botón.<text:line-break/></text:span><text:span text:style-name="T375">Ej:<text:line-break/></text:span><text:span text:style-name="T382">&lt;input type="button" value="Haz algo"&gt;</text:span></text:p>
      <text:p text:style-name="P158"><text:span text:style-name="T199"/></text:p>
      <text:p text:style-name="P176"><text:span text:style-name="T178">3</text:span><text:span text:style-name="T179">7</text:span><text:span text:style-name="T178">- Formulario-input type=”</text:span><text:span text:style-name="T179">file</text:span><text:span text:style-name="T178">”</text:span></text:p>
      <text:p text:style-name="P176"><text:span text:style-name="T200"/></text:p>
      <text:p text:style-name="P55"><text:span text:style-name="T376">El control de tipo </text:span><text:span text:style-name="Source_20_Text"><text:span text:style-name="T376">file</text:span></text:span><text:span text:style-name="T376"> permite a los usuarios cargar archivos desde su dispositivo y enviarlos al servidor. Este control solo indica al navegador que debe permitir la selección de archivos, pero el servidor debe contar con un programa para recibir y almacenar el archivo.</text:span></text:p>
      <text:h text:style-name="P7" text:outline-level="4"><text:span text:style-name="T211">Ej:</text:span></text:h>
      <text:p text:style-name="P11"><text:span text:style-name="Source_20_Text"><text:span text:style-name="T355">&lt;input type="file" name="archi"&gt;</text:span></text:span></text:p>
      <text:list text:style-name="L54">
        <text:list-item>
          <text:p text:style-name="P107"><text:span text:style-name="Strong_20_Emphasis"><text:span text:style-name="Source_20_Text"><text:span text:style-name="T355">type="file"</text:span></text:span></text:span><text:span text:style-name="T355">: Define el campo </text:span><text:span text:style-name="T362">para subir archivos</text:span></text:p>
        </text:list-item>
        <text:list-item>
          <text:p text:style-name="P106"><text:span text:style-name="Strong_20_Emphasis"><text:span text:style-name="Source_20_Text"><text:span text:style-name="T355">name</text:span></text:span></text:span><text:span text:style-name="T355">: Define el nombre del campo, que se utilizará para identificar el archivo en el servidor.</text:span></text:p>
        </text:list-item>
      </text:list>
      <text:p text:style-name="P176"><text:span text:style-name="T200"/></text:p>
      <text:p text:style-name="P138"><text:span text:style-name="T178"/></text:p>
      <text:p text:style-name="P175"><text:span text:style-name="T173"/></text:p>
      <text:p text:style-name="P175"><text:span text:style-name="T173">38- Formulario-</text:span><text:span text:style-name="T178">input type=”hidden”</text:span></text:p>
      <text:p text:style-name="P55"><text:soft-page-break/><text:span text:style-name="T376">El elemento </text:span><text:span text:style-name="Source_20_Text"><text:span text:style-name="T376">&lt;input type="hidden"&gt;</text:span></text:span><text:span text:style-name="T376"> crea un campo oculto que no es visible para el usuario en el formulario. Este tipo de campo se utiliza principalmente para almacenar datos que el servidor necesita recibir, pero que no deben ser modificados ni visualizados por el usuario.</text:span></text:p>
      <text:list text:style-name="L57">
        <text:list-item>
          <text:p text:style-name="P56"><text:span text:style-name="Strong_20_Emphasis"><text:span text:style-name="Source_20_Text"><text:span text:style-name="T381">name</text:span></text:span></text:span><text:span text:style-name="T376">: Define el nombre del campo oculto, utilizado para identificar el dato que se enviará al servidor.</text:span></text:p>
        </text:list-item>
      </text:list>
      <text:list text:style-name="L56">
        <text:list-item>
          <text:p text:style-name="P108"><text:span text:style-name="Strong_20_Emphasis"><text:span text:style-name="Source_20_Text"><text:span text:style-name="T355">value</text:span></text:span></text:span><text:span text:style-name="T355">: Almacena el valor que será enviado al servidor al enviar el formulario.</text:span></text:p>
          <text:p text:style-name="P108"><text:span text:style-name="T376"/></text:p>
        </text:list-item>
      </text:list>
      <text:p text:style-name="P177"><text:span text:style-name="T173">39- </text:span><text:span text:style-name="T180">Formulario-Agrupamiento de controles</text:span></text:p>
      <text:p text:style-name="P177"><text:span text:style-name="T180"/></text:p>
      <text:p text:style-name="P54"><text:span text:style-name="T377">El elemento </text:span><text:span text:style-name="Source_20_Text"><text:span text:style-name="T377">&lt;fieldset&gt;</text:span></text:span><text:span text:style-name="T377"> en HTML se utiliza para agrupar y recuadrar varios controles dentro de un formulario. Todos los controles que queremos agrupar deben ir entre las etiquetas </text:span><text:span text:style-name="Source_20_Text"><text:span text:style-name="T377">&lt;fieldset&gt;</text:span></text:span><text:span text:style-name="T377"> y </text:span><text:span text:style-name="Source_20_Text"><text:span text:style-name="T377">&lt;/fieldset&gt;</text:span></text:span><text:span text:style-name="T377">. Además, podemos añadir un título a este recuadro utilizando el elemento </text:span><text:span text:style-name="Source_20_Text"><text:span text:style-name="T377">&lt;legend&gt;</text:span></text:span><text:span text:style-name="T377">.</text:span></text:p>
      <text:p text:style-name="P54"><text:span text:style-name="T377"/></text:p>
      <text:p text:style-name="P175"><text:span text:style-name="T173">40- Formulario-</text:span><text:span text:style-name="T178">agrupamiento de </text:span><text:span text:style-name="T180">iniciales</text:span></text:p>
      <text:p text:style-name="P175"><text:span text:style-name="T180"/></text:p>
      <text:p text:style-name="P137"><text:span text:style-name="T180">En HTML, los controles de formularios pueden inicializarse con valores predeterminados. Para hacerlo:</text:span></text:p>
      <text:list text:style-name="L58">
        <text:list-item>
          <text:p text:style-name="P110"><text:span text:style-name="Strong_20_Emphasis"><text:span text:style-name="T355">Texto</text:span></text:span><text:span text:style-name="T355">: Se usa la propiedad </text:span><text:span text:style-name="Source_20_Text"><text:span text:style-name="T355">value</text:span></text:span><text:span text:style-name="T355"> en un </text:span><text:span text:style-name="Source_20_Text"><text:span text:style-name="T355">&lt;input type="text"&gt;</text:span></text:span><text:span text:style-name="T355">. Ejemplo: </text:span><text:span text:style-name="Source_20_Text"><text:span text:style-name="T355">&lt;input type="text" value="aqui su nombre"&gt;</text:span></text:span><text:span text:style-name="T355">.</text:span></text:p>
        </text:list-item>
        <text:list-item>
          <text:p text:style-name="P110"><text:span text:style-name="Strong_20_Emphasis"><text:span text:style-name="T355">Textarea</text:span></text:span><text:span text:style-name="T355">: El texto inicial se coloca entre las etiquetas </text:span><text:span text:style-name="Source_20_Text"><text:span text:style-name="T355">&lt;textarea&gt;</text:span></text:span><text:span text:style-name="T355">. Ejemplo: </text:span><text:span text:style-name="Source_20_Text"><text:span text:style-name="T355">&lt;textarea&gt;Ingrese aqui su curriculum&lt;/textarea&gt;</text:span></text:span><text:span text:style-name="T355">.</text:span></text:p>
        </text:list-item>
        <text:list-item>
          <text:p text:style-name="P110"><text:span text:style-name="Strong_20_Emphasis"><text:span text:style-name="T355">Checkbox</text:span></text:span><text:span text:style-name="T355">: Se marca el checkbox por defecto con la propiedad </text:span><text:span text:style-name="Source_20_Text"><text:span text:style-name="T355">checked</text:span></text:span><text:span text:style-name="T355">. Ejemplo: </text:span><text:span text:style-name="Source_20_Text"><text:span text:style-name="T355">&lt;input type="checkbox" checked&gt;</text:span></text:span><text:span text:style-name="T355">.</text:span></text:p>
        </text:list-item>
        <text:list-item>
          <text:p text:style-name="P110"><text:span text:style-name="Strong_20_Emphasis"><text:span text:style-name="T355">Radio</text:span></text:span><text:span text:style-name="T355">: Igual que el checkbox, pero solo un </text:span><text:span text:style-name="Source_20_Text"><text:span text:style-name="T355">radio</text:span></text:span><text:span text:style-name="T355"> puede estar marcado por defecto. Ejemplo: </text:span><text:span text:style-name="Source_20_Text"><text:span text:style-name="T355">&lt;input type="radio" checked&gt;</text:span></text:span><text:span text:style-name="T355">.</text:span></text:p>
        </text:list-item>
        <text:list-item>
          <text:p text:style-name="P110"><text:span text:style-name="Strong_20_Emphasis"><text:span text:style-name="T355">Select (individual)</text:span></text:span><text:span text:style-name="T355">: Se selecciona un valor por defecto en un </text:span><text:span text:style-name="Source_20_Text"><text:span text:style-name="T355">&lt;option&gt;</text:span></text:span><text:span text:style-name="T355"> con la propiedad </text:span><text:span text:style-name="Source_20_Text"><text:span text:style-name="T355">selected</text:span></text:span><text:span text:style-name="T355">. Ejemplo: </text:span><text:span text:style-name="Source_20_Text"><text:span text:style-name="T355">&lt;option value="2" selected&gt;España&lt;/option&gt;</text:span></text:span><text:span text:style-name="T355">.</text:span></text:p>
        </text:list-item>
        <text:list-item>
          <text:p text:style-name="P109"><text:span text:style-name="Strong_20_Emphasis"><text:span text:style-name="T355">Select (múltiple)</text:span></text:span><text:span text:style-name="T355">: Varios elementos </text:span><text:span text:style-name="Source_20_Text"><text:span text:style-name="T355">option</text:span></text:span><text:span text:style-name="T355"> pueden tener la propiedad </text:span><text:span text:style-name="Source_20_Text"><text:span text:style-name="T355">selected</text:span></text:span><text:span text:style-name="T355"> para que estén seleccionados por defecto. Ejemplo: </text:span><text:span text:style-name="Source_20_Text"><text:span text:style-name="T355">&lt;option value="1" selected&gt;Rojo&lt;/option&gt;</text:span></text:span><text:span text:style-name="T355">.</text:span></text:p>
        </text:list-item>
        <text:list-item>
          <text:p text:style-name="P109"><text:span text:style-name="T355"/></text:p>
        </text:list-item>
      </text:list>
      <text:p text:style-name="P175"><text:span text:style-name="T173">4</text:span><text:span text:style-name="T180">1</text:span><text:span text:style-name="T173">- Formulario-</text:span><text:span text:style-name="T178">orden de foco de controles</text:span></text:p>
      <text:p text:style-name="P175"><text:span text:style-name="T178"/></text:p>
      <text:p text:style-name="P53"><text:soft-page-break/><text:span text:style-name="T376">La propiedad </text:span><text:span text:style-name="Source_20_Text"><text:span text:style-name="T376">tabindex</text:span></text:span><text:span text:style-name="T376"> permite definir el orden en que los controles de un formulario reciben el foco al presionar la tecla "Tab". Este valor, que puede ser un número entre 0 y 32767, establece el flujo de navegación entre los campos.</text:span></text:p>
      <text:p text:style-name="P142">Por ejemplo:</text:p>
      <text:list text:style-name="L59">
        <text:list-item>
          <text:p text:style-name="P112"><text:span text:style-name="Source_20_Text"><text:span text:style-name="T355">&lt;input type="text" name="text1" tabindex="1"&gt;</text:span></text:span></text:p>
        </text:list-item>
        <text:list-item>
          <text:p text:style-name="P112"><text:span text:style-name="Source_20_Text"><text:span text:style-name="T355">&lt;input type="text" name="text2" tabindex="4"&gt;</text:span></text:span></text:p>
        </text:list-item>
        <text:list-item>
          <text:p text:style-name="P111"><text:span text:style-name="Source_20_Text"><text:span text:style-name="T355">&lt;input type="text" name="text3" tabindex="7"&gt;</text:span></text:span></text:p>
        </text:list-item>
      </text:list>
      <text:p text:style-name="Text_20_body"><text:span text:style-name="T355">Los valores de </text:span><text:span text:style-name="Source_20_Text"><text:span text:style-name="T355">tabindex</text:span></text:span><text:span text:style-name="T355"> no necesitan ser consecutivos, pero el foco seguirá el orden establecido según estos números. Todos los controles de formulario pueden usar esta propiedad para personalizar el orden de navegación.</text:span></text:p>
      <text:p text:style-name="P175"><text:span text:style-name="T178"/></text:p>
      <text:p text:style-name="P175"><text:span text:style-name="T173">4</text:span><text:span text:style-name="T180">2</text:span><text:span text:style-name="T173">- Formulario-</text:span><text:span text:style-name="T178">Inhabilitat controles</text:span></text:p>
      <text:p text:style-name="P175"><text:span text:style-name="T178"/></text:p>
      <text:p text:style-name="P53"><text:span text:style-name="T376">Para inhabilitar controles en un formulario, se utiliza la propiedad </text:span><text:span text:style-name="Source_20_Text"><text:span text:style-name="T376">disabled</text:span></text:span><text:span text:style-name="T376">, que se puede aplicar a varios elementos como </text:span><text:span text:style-name="Source_20_Text"><text:span text:style-name="T376">button</text:span></text:span><text:span text:style-name="T376">, </text:span><text:span text:style-name="Source_20_Text"><text:span text:style-name="T376">input</text:span></text:span><text:span text:style-name="T376">, </text:span><text:span text:style-name="Source_20_Text"><text:span text:style-name="T376">optgroup</text:span></text:span><text:span text:style-name="T376">, </text:span><text:span text:style-name="Source_20_Text"><text:span text:style-name="T376">option</text:span></text:span><text:span text:style-name="T376">, </text:span><text:span text:style-name="Source_20_Text"><text:span text:style-name="T376">select</text:span></text:span><text:span text:style-name="T376">, y </text:span><text:span text:style-name="Source_20_Text"><text:span text:style-name="T376">textarea</text:span></text:span><text:span text:style-name="T376">.</text:span></text:p>
      <text:p text:style-name="Text_20_body"><text:span text:style-name="T355">Por ejemplo, deshabilitar un control de tipo </text:span><text:span text:style-name="Source_20_Text"><text:span text:style-name="T355">radio</text:span></text:span><text:span text:style-name="T355">:</text:span></text:p>
      <text:p text:style-name="P26"/>
      <text:p text:style-name="P11"><text:span text:style-name="Source_20_Text"><text:span text:style-name="T355">&lt;input type="radio" name="seccion" value="1" disabled&gt;Niños</text:span></text:span></text:p>
      <text:p text:style-name="P142">Esta propiedad se utiliza comúnmente en combinación con JavaScript, permitiendo habilitar o deshabilitar controles dinámicamente, según las interacciones del usuario con la página. Por ejemplo, podríamos mostrar tres secciones en un formulario, pero hacer que una de ellas no esté disponible para selección.</text:p>
      <text:p text:style-name="P175"><text:span text:style-name="T178"/></text:p>
      <text:p text:style-name="P178"><text:span text:style-name="T173">4</text:span><text:span text:style-name="T180">3</text:span><text:span text:style-name="T173">- Formulario-</text:span><text:span text:style-name="T178">text/password y maxlenght</text:span></text:p>
      <text:p text:style-name="P178"><text:span text:style-name="T178"/></text:p>
      <text:p text:style-name="P139"><text:span text:style-name="T178">Los controles de tipo "text" y "password" tienen una propiedad llamada "maxlength" que limita la cantidad de caracteres que el usuario puede ingresar. Se asigna un valor entero que define el número máximo de caracteres permitidos. Es importante no confundir "maxlength" con "size", ya que esta última solo controla la cantidad de caracteres visibles antes de que sea necesario hacer scroll.</text:span></text:p>
      <text:p text:style-name="P139"><text:span text:style-name="T178"/></text:p>
      <text:h text:style-name="P2" text:outline-level="2"><text:soft-page-break/><text:span text:style-name="T178">4</text:span><text:span text:style-name="T173">4-Formulario-text/password/textarea y readonly</text:span></text:h>
      <text:p text:style-name="P179"><text:span text:style-name="T173"/></text:p>
      <text:p text:style-name="P141"><text:span text:style-name="T173">La propiedad "readonly" se puede aplicar a los controles de tipo "text", "password" y "textarea". Cuando se usa, el control se vuelve de solo lectura, lo que significa que el usuario no puede modificar su contenido. Esta propiedad es útil cuando un script cambia el estado del control en respuesta a ciertos eventos. A</text:span><text:span text:style-name="T181">l contrario</text:span><text:span text:style-name="T173"> de "</text:span><text:span text:style-name="T202">disabled</text:span><text:span text:style-name="T173">", el control con "readonly" aún puede recibir foco, pero no se puede editar, mientras que con "disabled", el control no recibe foco y generalmente aparece deshabilitado visualmente.</text:span></text:p>
      <text:p text:style-name="P179"><text:span text:style-name="T173"/></text:p>
      <text:h text:style-name="P2" text:outline-level="2">45-Formulario-Envios de datos mediante mail</text:h>
      <text:p text:style-name="P179"><text:span text:style-name="T173"/></text:p>
      <text:p text:style-name="P68"><text:span text:style-name="T378">Para enviar los datos de un formulario por correo electrónico usando solo HTML, se utiliza la propiedad </text:span><text:span text:style-name="Source_20_Text"><text:span text:style-name="T378">action</text:span></text:span><text:span text:style-name="T378"> con el valor </text:span><text:span text:style-name="Source_20_Text"><text:span text:style-name="T378">mailto:</text:span></text:span><text:span text:style-name="T378"> seguido de la dirección de correo, como en:</text:span></text:p>
      <text:p text:style-name="P26"/>
      <text:p text:style-name="P11"><text:span text:style-name="Source_20_Text"><text:span text:style-name="T355">&lt;form action="mailto:pizzasya@htmlya.com" method="post" enctype="text/plain"&gt;</text:span></text:span></text:p>
      <text:p text:style-name="Text_20_body"><text:span text:style-name="T363">Usaremos</text:span><text:span text:style-name="T355"> </text:span><text:span text:style-name="Source_20_Text"><text:span text:style-name="T355">enctype="text/plain"</text:span></text:span><text:span text:style-name="T355"> para enviar los datos como texto plano, pero no se pueden adjuntar archivos. </text:span></text:p>
      <text:p text:style-name="P141"><text:span text:style-name="T173"/></text:p>
      <text:h text:style-name="P2" text:outline-level="2"><text:span text:style-name="T173">4</text:span><text:span text:style-name="T180">6</text:span><text:span text:style-name="T173">- Formulario-</text:span><text:span text:style-name="T178">label</text:span></text:h>
      <text:p text:style-name="P178"><text:span text:style-name="T178"/></text:p>
      <text:p text:style-name="P66"><text:span text:style-name="T381">El elemento </text:span><text:span text:style-name="Source_20_Text"><text:span text:style-name="T381">&lt;label&gt;</text:span></text:span><text:span text:style-name="T381"> se utiliza para asociar un texto con un control de formulario, lo que mejora la accesibilidad, especialmente para personas con discapacidad visual que usan programas de lectura de pantalla. En lugar de escribir el texto y el control por separado, se puede usar así:</text:span></text:p>
      <text:p text:style-name="P26"/>
      <text:p text:style-name="P10"><text:span text:style-name="Source_20_Text"><text:span text:style-name="T355">&lt;label for="nombre"&gt;Ingrese su nombre:&lt;/label&gt;</text:span></text:span></text:p>
      <text:p text:style-name="P15"><text:span text:style-name="Source_20_Text"><text:span text:style-name="T355">&lt;input type="text" name="nombre" size="20" id="nombre"&gt;</text:span></text:span></text:p>
      <text:p text:style-name="Text_20_body"><text:span text:style-name="T355">El atributo </text:span><text:span text:style-name="Source_20_Text"><text:span text:style-name="T355">for</text:span></text:span><text:span text:style-name="T355"> del </text:span><text:span text:style-name="Source_20_Text"><text:span text:style-name="T355">&lt;label&gt;</text:span></text:span><text:span text:style-name="T355"> hace referencia al </text:span><text:span text:style-name="Source_20_Text"><text:span text:style-name="T355">id</text:span></text:span><text:span text:style-name="T355"> del control, lo que permite una mejor asociación entre ambos, facilitando la interacción y accesibilidad.</text:span></text:p>
      <text:p text:style-name="P139"><text:span text:style-name="T178"/></text:p>
      <text:p text:style-name="P178"><text:span text:style-name="T178"/></text:p>
      <text:h text:style-name="P2" text:outline-level="2"><text:soft-page-break/><text:span text:style-name="T173">4</text:span><text:span text:style-name="T180">7</text:span><text:span text:style-name="T173">- </text:span><text:span text:style-name="T178">Frames</text:span></text:h>
      <text:p text:style-name="P139"><text:span text:style-name="T178"/></text:p>
      <text:p text:style-name="P140"><text:span text:style-name="T182">Antes s</text:span><text:span text:style-name="T178">e usaban para mostrar varios archivos HTML en una misma ventana del navegador, permitiendo la interacción entre ellos. Sin embargo, su uso dificulta la accesibilidad y la impresión de contenido, por lo que solo deberían utilizarse en casos muy específicos o cuando se mantengan sitios antiguos </text:span><text:span text:style-name="T182">que los utilizen.</text:span></text:p>
      <text:p text:style-name="P178"><text:span text:style-name="T178"/></text:p>
      <text:h text:style-name="P2" text:outline-level="2"><text:span text:style-name="T189">4</text:span><text:span text:style-name="T190">8</text:span><text:span text:style-name="T189">- Frames-Actualización de un frame a partir del enclace de otro frame<text:line-break/><text:line-break/></text:span><text:span text:style-name="T201">S</text:span><text:span text:style-name="T196">e solían utilizar para permitir la actualización de contenido en un frame a partir de un enlace en otro, </text:span><text:span text:style-name="T201">y se podían hacer interactuar unos con otros. Tener en cuenta lo que hemos dicho antes sobre de que son antiguos, etc.</text:span></text:h>
      <text:p text:style-name="P159"><text:span text:style-name="T182"/></text:p>
      <text:h text:style-name="P2" text:outline-level="2">49-Frames-Asignación de medidas en píxeles</text:h>
      <text:p text:style-name="P180"><text:span text:style-name="T173"/></text:p>
      <text:p text:style-name="P131"><text:span text:style-name="T183">E</text:span><text:span text:style-name="T173">s común asignar medidas a los frames, ya sea en porcentajes o en valores absolutos.</text:span></text:p>
      <text:p text:style-name="Text_20_body"><text:span text:style-name="T355">Cuando se usan porcentajes, como en </text:span><text:span text:style-name="Source_20_Text"><text:span text:style-name="T355">&lt;frameset cols="20%,80%"&gt;</text:span></text:span><text:span text:style-name="T355">, los frames se redimensionan proporcionalmente al cambiar el tamaño de la ventana del navegador. Sin embargo, si se desea que un frame tenga un tamaño fijo, como el de un menú lateral que no debe cambiar, se puede utilizar un valor absoluto, por ejemplo: </text:span><text:span text:style-name="Source_20_Text"><text:span text:style-name="T355">&lt;frameset cols="200px,*"&gt;</text:span></text:span><text:span text:style-name="T355">, para garantizar que ese frame se mantenga con un tamaño fijo mientras el otro se ajusta al resto del espacio.</text:span></text:p>
      <text:p text:style-name="P131"><text:span text:style-name="T173"/></text:p>
      <text:h text:style-name="P2" text:outline-level="2">50-Frames-Propiedades del elemento frame</text:h>
      <text:p text:style-name="P180"><text:span text:style-name="T173"/></text:p>
      <text:p text:style-name="P69"><text:span text:style-name="T378">es importante entender algunas propiedades adicionales del elemento </text:span><text:span text:style-name="Source_20_Text"><text:span text:style-name="T378">&lt;frame&gt;</text:span></text:span><text:span text:style-name="T378">:</text:span></text:p>
      <text:list text:style-name="L60">
        <text:list-item>
          <text:p text:style-name="P113"><text:span text:style-name="Strong_20_Emphasis"><text:span text:style-name="T355">noresize</text:span></text:span><text:span text:style-name="T355">: Al incluir esta propiedad, se evita que el frame sea redimensionado por el usuario con el mouse. Esto es útil, por ejemplo, en menús laterales.</text:span></text:p>
        </text:list-item>
        <text:list-item>
          <text:p text:style-name="P113"><text:span text:style-name="Strong_20_Emphasis"><text:span text:style-name="T355">frameborder</text:span></text:span><text:span text:style-name="T355">: Esta propiedad controla la visibilidad del borde del frame. Con un valor de </text:span><text:span text:style-name="Source_20_Text"><text:span text:style-name="T355">1</text:span></text:span><text:span text:style-name="T355">, se muestra el borde; con </text:span><text:span text:style-name="Source_20_Text"><text:span text:style-name="T355">0</text:span></text:span><text:span text:style-name="T355">, se oculta.</text:span></text:p>
        </text:list-item>
        <text:list-item>
          <text:p text:style-name="P113"><text:soft-page-break/><text:span text:style-name="Strong_20_Emphasis"><text:span text:style-name="T355">scrolling</text:span></text:span><text:span text:style-name="T355">: Define el comportamiento de las barras de desplazamiento dentro del frame. Los valores posibles son:</text:span></text:p>
          <text:list>
            <text:list-item>
              <text:p text:style-name="P114"><text:span text:style-name="Source_20_Text"><text:span text:style-name="T355">"auto"</text:span></text:span><text:span text:style-name="T355">: Muestra la barra de desplazamiento solo si el contenido no cabe en el frame.</text:span></text:p>
            </text:list-item>
            <text:list-item>
              <text:p text:style-name="P114"><text:span text:style-name="Source_20_Text"><text:span text:style-name="T355">"yes"</text:span></text:span><text:span text:style-name="T355">: La barra de desplazamiento siempre está visible.</text:span></text:p>
            </text:list-item>
            <text:list-item>
              <text:p text:style-name="P113"><text:span text:style-name="Source_20_Text"><text:span text:style-name="T355">"no"</text:span></text:span><text:span text:style-name="T355">: Nunca muestra la barra de desplazamiento.</text:span></text:p>
            </text:list-item>
          </text:list>
        </text:list-item>
      </text:list>
      <text:p text:style-name="P131"><text:span text:style-name="T173"/></text:p>
      <text:p text:style-name="P180"><text:span text:style-name="T173"/></text:p>
      <text:h text:style-name="P2" text:outline-level="2">51-Frames- anidamiento de frameset</text:h>
      <text:p text:style-name="P180"><text:span text:style-name="T173"/></text:p>
      <text:p text:style-name="P69"><text:span text:style-name="T383">S</text:span><text:span text:style-name="T378">e puede anidar un </text:span><text:span text:style-name="Source_20_Text"><text:span text:style-name="T378">&lt;frameset&gt;</text:span></text:span><text:span text:style-name="T378"> dentro de otro para crear una estructura de múltiples marcos. Esto se hace al incluir un frameset en el lugar de un frame, lo que permite dividir el área de la página en más de una sección.</text:span></text:p>
      <text:p text:style-name="P142">Por ejemplo, si queremos crear una página con dos columnas, donde la segunda columna se divide en dos filas, podemos usar el siguiente enfoque:</text:p>
      <text:p text:style-name="P26"/>
      <text:p text:style-name="P10"><text:span text:style-name="Source_20_Text"><text:span text:style-name="T355">&lt;frameset cols="50%,50%"&gt;</text:span></text:span></text:p>
      <text:p text:style-name="P16"><text:span text:style-name="Source_20_Text"><text:span text:style-name="T355"><text:s text:c="2"/>&lt;frame src="columna1.html"&gt;</text:span></text:span></text:p>
      <text:p text:style-name="P16"><text:span text:style-name="Source_20_Text"><text:span text:style-name="T355"><text:s text:c="2"/>&lt;frameset rows="50%,50%"&gt;</text:span></text:span></text:p>
      <text:p text:style-name="P16"><text:span text:style-name="Source_20_Text"><text:span text:style-name="T355"><text:s text:c="4"/>&lt;frame src="fila1.html"&gt;</text:span></text:span></text:p>
      <text:p text:style-name="P16"><text:span text:style-name="Source_20_Text"><text:span text:style-name="T355"><text:s text:c="4"/>&lt;frame src="fila2.html"&gt;</text:span></text:span></text:p>
      <text:p text:style-name="P16"><text:span text:style-name="Source_20_Text"><text:span text:style-name="T355"><text:s text:c="2"/>&lt;/frameset&gt;</text:span></text:span></text:p>
      <text:p text:style-name="P15"><text:span text:style-name="Source_20_Text"><text:span text:style-name="T355">&lt;/frameset&gt;</text:span></text:span></text:p>
      <text:p text:style-name="P131"><text:span text:style-name="T173"/></text:p>
      <text:p text:style-name="P180"><text:span text:style-name="T173"/></text:p>
      <text:h text:style-name="P2" text:outline-level="2">52-iframes</text:h>
      <text:p text:style-name="P180"><text:span text:style-name="T173"/></text:p>
      <text:p text:style-name="P57"><text:span text:style-name="T372">El elemento </text:span><text:span text:style-name="Source_20_Text"><text:span text:style-name="T372">&lt;iframe&gt;</text:span></text:span><text:span text:style-name="T372"> en HTML permite incrustar un documento dentro de otro, funcionando de manera similar a una imagen, pero con contenido dinámico. Algunas de las propiedades útiles de un iframe son:</text:span></text:p>
      <text:list text:style-name="L61">
        <text:list-item>
          <text:p text:style-name="P116"><text:span text:style-name="Strong_20_Emphasis"><text:span text:style-name="T355">src</text:span></text:span><text:span text:style-name="T355">: Especifica el archivo que se mostrará dentro del iframe.</text:span></text:p>
        </text:list-item>
        <text:list-item>
          <text:p text:style-name="P116"><text:span text:style-name="Strong_20_Emphasis"><text:span text:style-name="T355">width</text:span></text:span><text:span text:style-name="T355">: Define el ancho del iframe en píxeles.</text:span></text:p>
        </text:list-item>
        <text:list-item>
          <text:p text:style-name="P116"><text:span text:style-name="Strong_20_Emphasis"><text:span text:style-name="T355">height</text:span></text:span><text:span text:style-name="T355">: Establece la altura del iframe en píxeles.</text:span></text:p>
        </text:list-item>
        <text:list-item>
          <text:p text:style-name="P116"><text:span text:style-name="Strong_20_Emphasis"><text:span text:style-name="T355">frameborder</text:span></text:span><text:span text:style-name="T355">: Controla si se muestra un borde alrededor del iframe. Puede ser 1 (borde visible) o 0 (sin borde).</text:span></text:p>
        </text:list-item>
        <text:list-item>
          <text:p text:style-name="P116"><text:span text:style-name="Strong_20_Emphasis"><text:span text:style-name="T355">scrolling</text:span></text:span><text:span text:style-name="T355">: Define el comportamiento de la barra de desplazamiento. Los valores pueden ser:</text:span></text:p>
          <text:list>
            <text:list-item>
              <text:p text:style-name="P160"><text:soft-page-break/>"auto": El navegador decide si mostrarla.</text:p>
            </text:list-item>
            <text:list-item>
              <text:p text:style-name="P160">"yes": La barra de desplazamiento siempre es visible.</text:p>
            </text:list-item>
            <text:list-item>
              <text:p text:style-name="P160">"no": Nunca se muestra la barra de desplazamiento.</text:p>
            </text:list-item>
          </text:list>
        </text:list-item>
        <text:list-item>
          <text:p text:style-name="P115"><text:span text:style-name="Strong_20_Emphasis"><text:span text:style-name="T355">name</text:span></text:span><text:span text:style-name="T355">: Asigna un nombre al iframe, útil si se desea acceder o modificar su contenido desde otra página.</text:span></text:p>
        </text:list-item>
      </text:list>
      <text:p text:style-name="P180"><text:span text:style-name="T173"/></text:p>
      <text:h text:style-name="P2" text:outline-level="2">53-Declaración de DOCTYPE</text:h>
      <text:p text:style-name="P180"><text:span text:style-name="T173"/></text:p>
      <text:p text:style-name="P131"><text:span text:style-name="T173">La declaración DOCTYPE es esencial para definir el tipo de documento en una página HTML, lo que garantiza que se utilicen los estándares adecuados para la visualización en los navegadores. El W3C, que establece los estándares web, promueve el uso de directivas que aseguren la compatibilidad futura con nuevas versiones de navegadores.</text:span></text:p>
      <text:p text:style-name="Text_20_body"><text:span text:style-name="T355">La declaración DOCTYPE debe colocarse en la primera línea del archivo HTML, antes de la etiqueta </text:span><text:span text:style-name="Source_20_Text"><text:span text:style-name="T355">&lt;html&gt;</text:span></text:span><text:span text:style-name="T355">. En HTML5, la declaración DOCTYPE es simplificada y se utiliza la siguiente cadena:</text:span></text:p>
      <text:p text:style-name="P26"/>
      <text:p text:style-name="P11"><text:span text:style-name="Source_20_Text"><text:span text:style-name="T355">&lt;!DOCTYPE html&gt;</text:span></text:span></text:p>
      <text:p text:style-name="P142">Aunque lo ideal es usar HTML estricto para garantizar la correcta estructura y validación de las páginas, a veces se sigue utilizando HTML transitional, especialmente cuando se tiene un gran volumen de páginas antiguas que no son completamente compatibles con el HTML estricto. Esto permite una transición gradual hacia estándares más modernos</text:p>
      <text:p text:style-name="P131"><text:span text:style-name="T173"/></text:p>
      <text:p text:style-name="P180"><text:span text:style-name="T173"/></text:p>
      <text:h text:style-name="P2" text:outline-level="2"><text:span text:style-name="T191">54-Declaración de DOCTYPE. HTML Transitional<text:line-break/><text:line-break/></text:span><text:span text:style-name="T196">La declaración DOCTYPE HTML Transitional se utiliza principalmente para el mantenimiento de sitios web antiguos. En este tipo de documento, se permite el uso de elementos HTML obsoletos relacionados con la presentación, como los de fuentes, alineación y colores, que en versiones más modernas de HTML están desaconsejados.</text:span></text:h>
      <text:p text:style-name="P142"><text:span text:style-name="T330">El </text:span>HTML Transitional ofrece mayor flexibilidad en cuanto a la ubicación y el anidamiento de los elementos, lo que facilita la compatibilidad con páginas más antiguas. Sin embargo, se recomienda evitar su uso en nuevos proyectos, ya que existen estándares más modernos que favorecen una <text:soft-page-break/>mejor estructura y accesibilidad.<text:span text:style-name="T191"><text:line-break/></text:span></text:p>
      <text:h text:style-name="P2" text:outline-level="2"><text:span text:style-name="T191">55-Declaración de DOCTYPE. HTML Estricto<text:line-break/><text:line-break/></text:span><text:span text:style-name="T196">La declaración DOCTYPE HTML Estricto excluye los elementos y atributos de presentación obsoletos, como aquellos relacionados con el diseño visual (fuentes, colores, alineación), que el W3C busca eliminar en favor del uso de hojas de estilo CSS. Se recomienda utilizar el DTD Estricto siempre que sea posible, ya que asegura una mayor coherencia y accesibilidad en la web.</text:span></text:h>
      <text:p text:style-name="P142">Sin embargo, si es necesario soportar elementos de presentación antiguos, se puede recurrir al DTD Transicional. Para las páginas desarrolladas, puede ser necesario realizar ajustes para que cumplan con las validaciones del HTML estricto.</text:p>
      <text:p text:style-name="P181"><text:span text:style-name="T173"><text:line-break/></text:span></text:p>
      <text:h text:style-name="P2" text:outline-level="2">56-Declaración de DOCTYPE. Para Frames</text:h>
      <text:p text:style-name="P131"><text:span text:style-name="T173"/></text:p>
      <text:p text:style-name="P131"><text:span text:style-name="T173">Cuando se emplean frames en HTML, es necesario usar una declaración DOCTYPE específica. Para una página con frames, el DOCTYPE debe ser:</text:span></text:p>
      <text:p text:style-name="P26"/>
      <text:p text:style-name="P10"><text:span text:style-name="Source_20_Text"><text:span text:style-name="T355">&lt;!DOCTYPE HTML PUBLIC "-//W3C//DTD HTML 4.01 Frameset//EN"</text:span></text:span></text:p>
      <text:p text:style-name="P15"><text:span text:style-name="Source_20_Text"><text:span text:style-name="T355">"http://www.w3.org/TR/html4/frameset.dtd"&gt;</text:span></text:span></text:p>
      <text:p text:style-name="P142">En este caso, se utiliza la palabra "Frameset" en lugar de "Transitional" o dejarla vacía como en el HTML estricto.</text:p>
      <text:p text:style-name="P180"><text:span text:style-name="T173"/></text:p>
      <text:h text:style-name="P2" text:outline-level="2"><text:span text:style-name="T191">57- Validación de la página a través de un enlace<text:line-break/><text:line-break/></text:span><text:span text:style-name="T196">Para validar una página HTML a través de un enlace, la W3C ofrece un ícono que puedes incluir en tu sitio. Este ícono es un enlace al validador de HTML que verifica si tu página cumple con los estándares. Solo necesitas agregar el código en un párrafo:</text:span></text:h>
      <text:p text:style-name="P32">Ej:</text:p>
      <text:p text:style-name="P10"><text:span text:style-name="Source_20_Text"><text:span text:style-name="T355">&lt;p&gt;</text:span></text:span></text:p>
      <text:p text:style-name="P16"><text:span text:style-name="Source_20_Text"><text:span text:style-name="T355">&lt;a href="http://validator.w3.org/check?uri=referer"&gt;&lt;img</text:span></text:span></text:p>
      <text:p text:style-name="P16"><text:span text:style-name="Source_20_Text"><text:span text:style-name="T355">src="http://www.w3.org/Icons/valid-html401"</text:span></text:span></text:p>
      <text:p text:style-name="P16"><text:span text:style-name="Source_20_Text"><text:span text:style-name="T355">alt="Valid HTML 4.01 Strict" height="31" width="88"&gt;&lt;/a&gt;</text:span></text:span></text:p>
      <text:p text:style-name="P15"><text:span text:style-name="Source_20_Text"><text:span text:style-name="T355">&lt;/p&gt;</text:span></text:span></text:p>
      <text:p text:style-name="P180"><text:soft-page-break/><text:span text:style-name="T173"/></text:p>
      <text:h text:style-name="P2" text:outline-level="2"><text:span text:style-name="T191">58- Conceptos básicos de hojas de estilo<text:line-break/><text:line-break/></text:span><text:span text:style-name="T196">Las hojas de estilo en cascada (CSS) separan el contenido de la presentación en HTML. Mientras que HTML se encarga de mostrar el contenido, CSS define cómo se verá ese contenido. En las primeras versiones de HTML, se usaban elementos para mejorar la presentación, pero con la introducción de CSS, la presentación quedó completamente separada del contenido.</text:span></text:h>
      <text:p text:style-name="Text_20_body"><text:span text:style-name="T355">En CSS, cada elemento HTML tiene una propiedad llamada "style" que se utiliza para definir su apariencia. Las propiedades más comunes incluyen </text:span><text:span text:style-name="Source_20_Text"><text:span text:style-name="T355">color</text:span></text:span><text:span text:style-name="T355"> (para el color del texto) y </text:span><text:span text:style-name="Source_20_Text"><text:span text:style-name="T355">background-color</text:span></text:span><text:span text:style-name="T355"> (para el color de fondo). Estas propiedades se definen dentro de la etiqueta </text:span><text:span text:style-name="Source_20_Text"><text:span text:style-name="T355">style</text:span></text:span><text:span text:style-name="T355">, separadas por punto y coma.</text:span></text:p>
      <text:p text:style-name="Text_20_body"><text:span text:style-name="T355">Los colores en CSS se definen en formato hexadecimal (por ejemplo, </text:span><text:span text:style-name="Source_20_Text"><text:span text:style-name="T355">#0000ff</text:span></text:span><text:span text:style-name="T355"> para azul). Es importante recordar que CSS es sensible a mayúsculas y minúsculas, por lo que </text:span><text:span text:style-name="Source_20_Text"><text:span text:style-name="T355">color</text:span></text:span><text:span text:style-name="T355"> no es lo mismo que </text:span><text:span text:style-name="Source_20_Text"><text:span text:style-name="T355">COLOR</text:span></text:span><text:span text:style-name="T355">.</text:span></text:p>
      <text:p text:style-name="P142">En resumen, CSS permite personalizar la apariencia de los elementos HTML, y es fundamental para mejorar el diseño y la accesibilidad de las páginas web.</text:p>
      <text:p text:style-name="P132"><text:span text:style-name="T173"/></text:p>
      <text:h text:style-name="P2" text:outline-level="2">59-Propiedades relacionadas al texto en CSS</text:h>
      <text:p text:style-name="P131"><text:span text:style-name="T173"/></text:p>
      <text:p text:style-name="P131"><text:span text:style-name="T173">En CSS, hay varias propiedades que se pueden aplicar al texto para modificar su apariencia y alineación:</text:span></text:p>
      <text:list text:style-name="L62">
        <text:list-item>
          <text:p text:style-name="P117"><text:span text:style-name="Strong_20_Emphasis"><text:span text:style-name="T355">text-align</text:span></text:span><text:span text:style-name="T355">: Alinea el texto a la izquierda, derecha, centro o justificado.</text:span></text:p>
        </text:list-item>
      </text:list>
      <text:list text:style-name="L64">
        <text:list-item>
          <text:p text:style-name="P118"><text:span text:style-name="Strong_20_Emphasis"><text:span text:style-name="T355">text-decoration</text:span></text:span><text:span text:style-name="T355">: Aplica efectos como subrayado, tachado, línea superior o ninguno.</text:span></text:p>
        </text:list-item>
      </text:list>
      <text:list text:style-name="L65">
        <text:list-item>
          <text:p text:style-name="P119"><text:span text:style-name="Strong_20_Emphasis"><text:span text:style-name="T355">letter-spacing</text:span></text:span><text:span text:style-name="T355">: Define el espacio entre caracteres.</text:span></text:p>
        </text:list-item>
      </text:list>
      <text:list text:style-name="L66">
        <text:list-item>
          <text:p text:style-name="P120"><text:span text:style-name="Strong_20_Emphasis"><text:span text:style-name="T355">word-spacing</text:span></text:span><text:span text:style-name="T355">: Ajusta el espacio entre palabras.</text:span></text:p>
        </text:list-item>
      </text:list>
      <text:list text:style-name="L67">
        <text:list-item>
          <text:p text:style-name="P121"><text:span text:style-name="Strong_20_Emphasis"><text:span text:style-name="T355">text-indent</text:span></text:span><text:span text:style-name="T355">: Indenta la primera línea de un párrafo, pudiendo usar valores negativos.</text:span></text:p>
        </text:list-item>
      </text:list>
      <text:list text:style-name="L68">
        <text:list-item>
          <text:p text:style-name="P122"><text:span text:style-name="Strong_20_Emphasis"><text:span text:style-name="T355">text-transform</text:span></text:span><text:span text:style-name="T355">: Controla la capitalización del texto (mayúsculas, minúsculas, o iniciales en mayúscula).</text:span></text:p>
        </text:list-item>
      </text:list>
      <text:p text:style-name="P142">Estas propiedades permiten un control detallado sobre la apariencia del texto, mejorando la presentación en la página web.</text:p>
      <text:p text:style-name="P180"><text:soft-page-break/><text:span text:style-name="T173"/></text:p>
      <text:p text:style-name="P180"><text:span text:style-name="T173"/></text:p>
      <text:h text:style-name="P2" text:outline-level="2">60-Elementos HTML &lt;div&gt; y &lt;span&gt;</text:h>
      <text:p text:style-name="P182"><text:span text:style-name="T173"/></text:p>
      <text:p text:style-name="P58"><text:span text:style-name="T372">Los elementos HTML </text:span><text:span text:style-name="Source_20_Text"><text:span text:style-name="T372">&lt;div&gt;</text:span></text:span><text:span text:style-name="T372"> y </text:span><text:span text:style-name="Source_20_Text"><text:span text:style-name="T372">&lt;span&gt;</text:span></text:span><text:span text:style-name="T372"> se utilizan para agrupar otros elementos y aplicarles reglas de estilo.</text:span></text:p>
      <text:list text:style-name="L69">
        <text:list-item>
          <text:p text:style-name="P124"><text:span text:style-name="Strong_20_Emphasis"><text:span text:style-name="Source_20_Text"><text:span text:style-name="T355">&lt;div&gt;</text:span></text:span></text:span><text:span text:style-name="T355"> es un contenedor de bloque, lo que significa que genera saltos de línea antes y después de su contenido, similar a las etiquetas </text:span><text:span text:style-name="Source_20_Text"><text:span text:style-name="T355">&lt;h1&gt;</text:span></text:span><text:span text:style-name="T355">, </text:span><text:span text:style-name="Source_20_Text"><text:span text:style-name="T355">&lt;p&gt;</text:span></text:span><text:span text:style-name="T355">, etc.</text:span></text:p>
        </text:list-item>
        <text:list-item>
          <text:p text:style-name="P123"><text:span text:style-name="Strong_20_Emphasis"><text:span text:style-name="Source_20_Text"><text:span text:style-name="T355">&lt;span&gt;</text:span></text:span></text:span><text:span text:style-name="T355"> es un contenedor en línea, por lo que no produce saltos de línea y se utiliza para aplicar estilo a pequeñas partes de texto o elementos dentro de una línea.</text:span></text:p>
        </text:list-item>
      </text:list>
      <text:p text:style-name="P142">Ambos son más útiles cuando se combinan con CSS para dar estilo a los elementos agrupados.</text:p>
      <text:p text:style-name="P182"><text:span text:style-name="T173"/></text:p>
      <text:h text:style-name="Heading_20_2" text:outline-level="2"><text:span text:style-name="T367"><text:line-break/>61- Elemento HTML &lt;pre&gt;<text:line-break/><text:line-break/></text:span><text:span text:style-name="T372">El elemento HTML </text:span><text:span text:style-name="Source_20_Text"><text:span text:style-name="T372">&lt;pre&gt;</text:span></text:span><text:span text:style-name="T372"> muestra el contenido tal como ha sido escrito, respetando los espacios en blanco y los saltos de línea. Por lo general, el texto dentro de esta etiqueta se muestra con una fuente monoespaciada, donde cada letra ocupa el mismo espacio en píxeles.</text:span><text:span text:style-name="T367"><text:line-break/></text:span></text:h>
      <text:h text:style-name="P2" text:outline-level="2">62-Propiedades relacionadas a las fuentes en CSS</text:h>
      <text:p text:style-name="P180"><text:span text:style-name="T173"/></text:p>
      <text:p text:style-name="P131"><text:span text:style-name="T173">Las propiedades CSS más importantes relacionadas con las fuentes son:</text:span></text:p>
      <text:list text:style-name="L70">
        <text:list-item>
          <text:p text:style-name="P126"><text:span text:style-name="Strong_20_Emphasis"><text:span text:style-name="T355">font-family</text:span></text:span><text:span text:style-name="T355">: Define la fuente a aplicar, como Arial, Courier New, Times New Roman, entre otras.</text:span></text:p>
        </text:list-item>
        <text:list-item>
          <text:p text:style-name="P126"><text:span text:style-name="Strong_20_Emphasis"><text:span text:style-name="T355">font-size</text:span></text:span><text:span text:style-name="T355">: Establece el tamaño de la fuente, pudiendo ser en píxeles.</text:span></text:p>
        </text:list-item>
        <text:list-item>
          <text:p text:style-name="P126"><text:span text:style-name="Strong_20_Emphasis"><text:span text:style-name="T355">font-style</text:span></text:span><text:span text:style-name="T355">: Permite definir el estilo de la fuente, con valores como normal, italic u oblique.</text:span></text:p>
        </text:list-item>
        <text:list-item>
          <text:p text:style-name="P125"><text:span text:style-name="Strong_20_Emphasis"><text:span text:style-name="T355">font-weight</text:span></text:span><text:span text:style-name="T355">: Determina el grosor de la fuente, usando valores como normal, bold, bolder o lighter.</text:span></text:p>
        </text:list-item>
      </text:list>
      <text:p text:style-name="P180"><text:span text:style-name="T173"/></text:p>
      <text:p text:style-name="P180"><text:span text:style-name="T173"/></text:p>
      <text:h text:style-name="P2" text:outline-level="2"><text:soft-page-break/>63-Elementos y propiedades de HTML que no se deben usar</text:h>
      <text:p text:style-name="P180"><text:span text:style-name="T173"/></text:p>
      <text:p text:style-name="P131"><text:span text:style-name="T173">Existen elementos y propiedades de HTML que ya no deben utilizarse, ya que sus funciones se resuelven mejor con CSS. Algunos son:</text:span></text:p>
      <text:p text:style-name="Text_20_body"><text:span text:style-name="Strong_20_Emphasis"><text:span text:style-name="T355">Elementos</text:span></text:span><text:span text:style-name="T355">:</text:span></text:p>
      <text:list text:style-name="L71">
        <text:list-item>
          <text:p text:style-name="P127"><text:span text:style-name="Source_20_Text"><text:span text:style-name="T355">&lt;u&gt;</text:span></text:span><text:span text:style-name="T355">, </text:span><text:span text:style-name="Source_20_Text"><text:span text:style-name="T355">&lt;s&gt;</text:span></text:span><text:span text:style-name="T355">, </text:span><text:span text:style-name="Source_20_Text"><text:span text:style-name="T355">&lt;strike&gt;</text:span></text:span><text:span text:style-name="T355">, </text:span><text:span text:style-name="Source_20_Text"><text:span text:style-name="T355">&lt;center&gt;</text:span></text:span><text:span text:style-name="T355">, </text:span><text:span text:style-name="Source_20_Text"><text:span text:style-name="T355">&lt;menu&gt;</text:span></text:span><text:span text:style-name="T355">, </text:span><text:span text:style-name="Source_20_Text"><text:span text:style-name="T355">&lt;dir&gt;</text:span></text:span><text:span text:style-name="T355">, </text:span><text:span text:style-name="Source_20_Text"><text:span text:style-name="T355">&lt;blink&gt;</text:span></text:span><text:span text:style-name="T355">, </text:span><text:span text:style-name="Source_20_Text"><text:span text:style-name="T355">&lt;marquee&gt;</text:span></text:span><text:span text:style-name="T355">, </text:span><text:span text:style-name="Source_20_Text"><text:span text:style-name="T355">&lt;font&gt;</text:span></text:span><text:span text:style-name="T355">, </text:span><text:span text:style-name="Source_20_Text"><text:span text:style-name="T355">&lt;b&gt;</text:span></text:span><text:span text:style-name="T355">, </text:span><text:span text:style-name="Source_20_Text"><text:span text:style-name="T355">&lt;i&gt;</text:span></text:span><text:span text:style-name="T355">, </text:span><text:span text:style-name="Source_20_Text"><text:span text:style-name="T355">&lt;big&gt;</text:span></text:span><text:span text:style-name="T355">, </text:span><text:span text:style-name="Source_20_Text"><text:span text:style-name="T355">&lt;small&gt;</text:span></text:span><text:span text:style-name="T355">, </text:span><text:span text:style-name="Source_20_Text"><text:span text:style-name="T355">&lt;hr&gt;</text:span></text:span><text:span text:style-name="T355">, </text:span><text:span text:style-name="Source_20_Text"><text:span text:style-name="T355">&lt;basefont&gt;</text:span></text:span><text:span text:style-name="T355">, </text:span><text:span text:style-name="Source_20_Text"><text:span text:style-name="T355">&lt;isindex&gt;</text:span></text:span><text:span text:style-name="T355">.</text:span></text:p>
        </text:list-item>
      </text:list>
      <text:p text:style-name="Text_20_body"><text:span text:style-name="Strong_20_Emphasis"><text:span text:style-name="T355">Propiedades</text:span></text:span><text:span text:style-name="T355">:</text:span></text:p>
      <text:list text:style-name="L72">
        <text:list-item>
          <text:p text:style-name="P128"><text:span text:style-name="Source_20_Text"><text:span text:style-name="T355">text</text:span></text:span><text:span text:style-name="T355">, </text:span><text:span text:style-name="Source_20_Text"><text:span text:style-name="T355">bgcolor</text:span></text:span><text:span text:style-name="T355">, </text:span><text:span text:style-name="Source_20_Text"><text:span text:style-name="T355">background</text:span></text:span><text:span text:style-name="T355">, </text:span><text:span text:style-name="Source_20_Text"><text:span text:style-name="T355">link</text:span></text:span><text:span text:style-name="T355">, </text:span><text:span text:style-name="Source_20_Text"><text:span text:style-name="T355">alink</text:span></text:span><text:span text:style-name="T355">, </text:span><text:span text:style-name="Source_20_Text"><text:span text:style-name="T355">vlink</text:span></text:span><text:span text:style-name="T355">, </text:span><text:span text:style-name="Source_20_Text"><text:span text:style-name="T355">align</text:span></text:span><text:span text:style-name="T355">.</text:span></text:p>
        </text:list-item>
      </text:list>
      <text:p text:style-name="P180"><text:span text:style-name="T173"/></text:p>
      <text:p text:style-name="P180"><text:span text:style-name="T173"/></text:p>
      <text:h text:style-name="P2" text:outline-level="2">64- Subir las páginas HTML a un servidor de internet</text:h>
      <text:p text:style-name="P180"><text:span text:style-name="T173"/></text:p>
      <text:p text:style-name="P131"><text:span text:style-name="T173">Para subir una página HTML a un servidor de Internet, primero debemos gestionar un dominio y un servicio de hosting. Si es solo para aprender, podemos usar un hosting gratuito, como 000webhost, que nos permitirá gestionar un subdominio y subir nuestras páginas mediante FTP.</text:span></text:p>
      <text:p text:style-name="P142">Los pasos son:</text:p>
      <text:list text:style-name="L73">
        <text:list-item>
          <text:p text:style-name="P130"><text:span text:style-name="Strong_20_Emphasis"><text:span text:style-name="T355">Registrar una cuenta en un hosting gratuito</text:span></text:span><text:span text:style-name="T355">, por ejemplo, 000webhost, y crear un subdominio.</text:span></text:p>
        </text:list-item>
        <text:list-item>
          <text:p text:style-name="P130"><text:span text:style-name="Strong_20_Emphasis"><text:span text:style-name="T355">Obtener los datos FTP</text:span></text:span><text:span text:style-name="T355"> de conexión desde el panel de control del hosting.</text:span></text:p>
        </text:list-item>
        <text:list-item>
          <text:p text:style-name="P130"><text:span text:style-name="Strong_20_Emphasis"><text:span text:style-name="T355">Instalar un programa FTP</text:span></text:span><text:span text:style-name="T355"> como FileZilla y configurarlo con los datos obtenidos.</text:span></text:p>
        </text:list-item>
        <text:list-item>
          <text:p text:style-name="P130"><text:span text:style-name="Strong_20_Emphasis"><text:span text:style-name="T355">Conectar</text:span></text:span><text:span text:style-name="T355"> FileZilla al servidor utilizando los datos FTP proporcionados por la empresa de hosting.</text:span></text:p>
        </text:list-item>
        <text:list-item>
          <text:p text:style-name="P130"><text:span text:style-name="Strong_20_Emphasis"><text:span text:style-name="T355">Subir los archivos</text:span></text:span><text:span text:style-name="T355"> desde tu computadora a la carpeta </text:span><text:span text:style-name="Source_20_Text"><text:span text:style-name="T355">public_html</text:span></text:span><text:span text:style-name="T355"> en el servidor.</text:span></text:p>
        </text:list-item>
        <text:list-item>
          <text:p text:style-name="P129"><text:span text:style-name="Strong_20_Emphasis"><text:span text:style-name="T355">Subir una página index.html</text:span></text:span><text:span text:style-name="T355"> para que se cargue de forma predeterminada al acceder al sitio.</text:span></text:p>
        </text:list-item>
      </text:list>
      <text:p text:style-name="P142">Así, cualquier<text:span text:style-name="T331">a</text:span> con acceso a Internet podrá visualizar <text:span text:style-name="T331">estas </text:span>páginas HTML.</text:p>
      <text:p text:style-name="P131"><text:span text:style-name="T1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style:font-face style:name="apple-system" svg:font-family="apple-system, BlinkMacSystemFont, 'Segoe UI', Helvetica, Arial, sans-serif, 'Apple Color Emoji', 'Segoe UI Emoji'"/>
    <style:font-face style:name="courier" svg:font-family="courier"/>
    <style:font-face style:name="sans-serif" svg:font-family="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2:14:22.459355448</meta:creation-date>
    <dc:date>2024-12-01T20:10:39.357588591</dc:date>
    <meta:editing-duration>PT28M57S</meta:editing-duration>
    <meta:editing-cycles>5</meta:editing-cycles>
    <meta:generator>LibreOffice/24.2.6.2$Linux_X86_64 LibreOffice_project/420$Build-2</meta:generator>
    <meta:document-statistic meta:table-count="0" meta:image-count="0" meta:object-count="0" meta:page-count="24" meta:paragraph-count="385" meta:word-count="5060" meta:character-count="32900" meta:non-whitespace-character-count="28210"/>
  </office:meta>
</office:document-meta>
</file>